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0.874375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7.17020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1.985625cm"/>
    </style:style>
    <style:style style:name="co7" style:family="table-column">
      <style:table-column-properties fo:break-before="auto" style:column-width="11.8004166666667cm"/>
    </style:style>
    <style:style style:name="co8" style:family="table-column">
      <style:table-column-properties fo:break-before="auto" style:column-width="6.79979166666667cm"/>
    </style:style>
    <style:style style:name="co9" style:family="table-column">
      <style:table-column-properties fo:break-before="auto" style:column-width="7.72583333333333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9.02229166666667cm"/>
    </style:style>
    <style:style style:name="co12" style:family="table-column">
      <style:table-column-properties fo:break-before="auto" style:column-width="9.39270833333333cm"/>
    </style:style>
    <style:style style:name="co13" style:family="table-column">
      <style:table-column-properties fo:break-before="auto" style:column-width="11.2447916666667cm"/>
    </style:style>
    <style:style style:name="co14" style:family="table-column">
      <style:table-column-properties fo:break-before="auto" style:column-width="2.35479166666667cm"/>
    </style:style>
    <style:style style:name="co15" style:family="table-column">
      <style:table-column-properties fo:break-before="auto" style:column-width="8.28145833333333cm"/>
    </style:style>
    <style:style style:name="co16" style:family="table-column">
      <style:table-column-properties fo:break-before="auto" style:column-width="4.39208333333333cm"/>
    </style:style>
    <style:style style:name="co17" style:family="table-column">
      <style:table-column-properties fo:break-before="auto" style:column-width="16.98625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3.46604166666667cm"/>
    </style:style>
    <style:style style:name="co20" style:family="table-column">
      <style:table-column-properties fo:break-before="auto" style:column-width="5.13291666666667cm"/>
    </style:style>
    <style:style style:name="co21" style:family="table-column">
      <style:table-column-properties fo:break-before="auto" style:column-width="0.687916666666667cm"/>
    </style:style>
    <style:style style:name="co22" style:family="table-column">
      <style:table-column-properties fo:break-before="auto" style:column-width="1.24354166666667cm"/>
    </style:style>
    <style:style style:name="co23" style:family="table-column">
      <style:table-column-properties fo:break-before="auto" style:column-width="1.799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se_Dat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Daily cases and case rate (7-day moving average): All ag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orkshire and Humb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illar 1 Cases</text:p>
          </table:table-cell>
          <table:table-cell office:value-type="string" table:style-name="ce4">
            <text:p>Pillar 2 Cases</text:p>
          </table:table-cell>
          <table:table-cell office:value-type="string" table:style-name="ce4">
            <text:p>Total Cases</text:p>
          </table:table-cell>
          <table:table-cell office:value-type="string" table:style-name="ce4">
            <text:p>Daily case rate (7-day moving averag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75" table:style-name="ce3">
            <text:p>75</text:p>
          </table:table-cell>
          <table:table-cell office:value-type="float" office:value="116" table:style-name="ce3">
            <text:p>116</text:p>
          </table:table-cell>
          <table:table-cell office:value-type="float" office:value="191" table:style-name="ce3">
            <text:p>191</text:p>
          </table:table-cell>
          <table:table-cell office:value-type="float" office:value="213" table:style-name="ce3">
            <text:p>2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55" table:style-name="ce3">
            <text:p>55</text:p>
          </table:table-cell>
          <table:table-cell office:value-type="float" office:value="142" table:style-name="ce3">
            <text:p>142</text:p>
          </table:table-cell>
          <table:table-cell office:value-type="float" office:value="197" table:style-name="ce3">
            <text:p>197</text:p>
          </table:table-cell>
          <table:table-cell office:value-type="float" office:value="208" table:style-name="ce3">
            <text:p>2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54" table:style-name="ce3">
            <text:p>54</text:p>
          </table:table-cell>
          <table:table-cell office:value-type="float" office:value="152" table:style-name="ce3">
            <text:p>152</text:p>
          </table:table-cell>
          <table:table-cell office:value-type="float" office:value="206" table:style-name="ce3">
            <text:p>206</text:p>
          </table:table-cell>
          <table:table-cell office:value-type="float" office:value="201.14" table:style-name="ce3">
            <text:p>20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24" table:style-name="ce3">
            <text:p>24</text:p>
          </table:table-cell>
          <table:table-cell office:value-type="float" office:value="155" table:style-name="ce3">
            <text:p>155</text:p>
          </table:table-cell>
          <table:table-cell office:value-type="float" office:value="179" table:style-name="ce3">
            <text:p>179</text:p>
          </table:table-cell>
          <table:table-cell office:value-type="float" office:value="187.57" table:style-name="ce3">
            <text:p>18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42" table:style-name="ce3">
            <text:p>42</text:p>
          </table:table-cell>
          <table:table-cell office:value-type="float" office:value="114" table:style-name="ce3">
            <text:p>114</text:p>
          </table:table-cell>
          <table:table-cell office:value-type="float" office:value="156" table:style-name="ce3">
            <text:p>156</text:p>
          </table:table-cell>
          <table:table-cell office:value-type="float" office:value="181.43" table:style-name="ce3">
            <text:p>18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37" table:style-name="ce3">
            <text:p>37</text:p>
          </table:table-cell>
          <table:table-cell office:value-type="float" office:value="84" table:style-name="ce3">
            <text:p>84</text:p>
          </table:table-cell>
          <table:table-cell office:value-type="float" office:value="121" table:style-name="ce3">
            <text:p>121</text:p>
          </table:table-cell>
          <table:table-cell office:value-type="float" office:value="175.29" table:style-name="ce3">
            <text:p>17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34" table:style-name="ce3">
            <text:p>34</text:p>
          </table:table-cell>
          <table:table-cell office:value-type="float" office:value="115" table:style-name="ce3">
            <text:p>115</text:p>
          </table:table-cell>
          <table:table-cell office:value-type="float" office:value="149" table:style-name="ce3">
            <text:p>149</text:p>
          </table:table-cell>
          <table:table-cell office:value-type="float" office:value="171.29" table:style-name="ce3">
            <text:p>17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46" table:style-name="ce3">
            <text:p>46</text:p>
          </table:table-cell>
          <table:table-cell office:value-type="float" office:value="142" table:style-name="ce3">
            <text:p>142</text:p>
          </table:table-cell>
          <table:table-cell office:value-type="float" office:value="188" table:style-name="ce3">
            <text:p>188</text:p>
          </table:table-cell>
          <table:table-cell office:value-type="float" office:value="170.86" table:style-name="ce3">
            <text:p>17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37" table:style-name="ce3">
            <text:p>37</text:p>
          </table:table-cell>
          <table:table-cell office:value-type="float" office:value="136" table:style-name="ce3">
            <text:p>136</text:p>
          </table:table-cell>
          <table:table-cell office:value-type="float" office:value="173" table:style-name="ce3">
            <text:p>173</text:p>
          </table:table-cell>
          <table:table-cell office:value-type="float" office:value="167.43" table:style-name="ce3">
            <text:p>16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43" table:style-name="ce3">
            <text:p>43</text:p>
          </table:table-cell>
          <table:table-cell office:value-type="float" office:value="183" table:style-name="ce3">
            <text:p>183</text:p>
          </table:table-cell>
          <table:table-cell office:value-type="float" office:value="226" table:style-name="ce3">
            <text:p>226</text:p>
          </table:table-cell>
          <table:table-cell office:value-type="float" office:value="170.29" table:style-name="ce3">
            <text:p>17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38" table:style-name="ce3">
            <text:p>38</text:p>
          </table:table-cell>
          <table:table-cell office:value-type="float" office:value="159" table:style-name="ce3">
            <text:p>159</text:p>
          </table:table-cell>
          <table:table-cell office:value-type="float" office:value="197" table:style-name="ce3">
            <text:p>197</text:p>
          </table:table-cell>
          <table:table-cell office:value-type="float" office:value="172.86" table:style-name="ce3">
            <text:p>17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28" table:style-name="ce3">
            <text:p>28</text:p>
          </table:table-cell>
          <table:table-cell office:value-type="float" office:value="218" table:style-name="ce3">
            <text:p>218</text:p>
          </table:table-cell>
          <table:table-cell office:value-type="float" office:value="246" table:style-name="ce3">
            <text:p>246</text:p>
          </table:table-cell>
          <table:table-cell office:value-type="float" office:value="185.71" table:style-name="ce3">
            <text:p>18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38" table:style-name="ce3">
            <text:p>38</text:p>
          </table:table-cell>
          <table:table-cell office:value-type="float" office:value="155" table:style-name="ce3">
            <text:p>155</text:p>
          </table:table-cell>
          <table:table-cell office:value-type="float" office:value="193" table:style-name="ce3">
            <text:p>193</text:p>
          </table:table-cell>
          <table:table-cell office:value-type="float" office:value="196" table:style-name="ce3">
            <text:p>1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23" table:style-name="ce3">
            <text:p>23</text:p>
          </table:table-cell>
          <table:table-cell office:value-type="float" office:value="136" table:style-name="ce3">
            <text:p>136</text:p>
          </table:table-cell>
          <table:table-cell office:value-type="float" office:value="159" table:style-name="ce3">
            <text:p>159</text:p>
          </table:table-cell>
          <table:table-cell office:value-type="float" office:value="197.43" table:style-name="ce3">
            <text:p>19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25" table:style-name="ce3">
            <text:p>25</text:p>
          </table:table-cell>
          <table:table-cell office:value-type="float" office:value="164" table:style-name="ce3">
            <text:p>164</text:p>
          </table:table-cell>
          <table:table-cell office:value-type="float" office:value="189" table:style-name="ce3">
            <text:p>189</text:p>
          </table:table-cell>
          <table:table-cell office:value-type="float" office:value="197.57" table:style-name="ce3">
            <text:p>19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27" table:style-name="ce3">
            <text:p>27</text:p>
          </table:table-cell>
          <table:table-cell office:value-type="float" office:value="189" table:style-name="ce3">
            <text:p>189</text:p>
          </table:table-cell>
          <table:table-cell office:value-type="float" office:value="216" table:style-name="ce3">
            <text:p>216</text:p>
          </table:table-cell>
          <table:table-cell office:value-type="float" office:value="203.71" table:style-name="ce3">
            <text:p>20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40" table:style-name="ce3">
            <text:p>40</text:p>
          </table:table-cell>
          <table:table-cell office:value-type="float" office:value="190" table:style-name="ce3">
            <text:p>190</text:p>
          </table:table-cell>
          <table:table-cell office:value-type="float" office:value="230" table:style-name="ce3">
            <text:p>230</text:p>
          </table:table-cell>
          <table:table-cell office:value-type="float" office:value="204.29" table:style-name="ce3">
            <text:p>20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27" table:style-name="ce3">
            <text:p>27</text:p>
          </table:table-cell>
          <table:table-cell office:value-type="float" office:value="231" table:style-name="ce3">
            <text:p>231</text:p>
          </table:table-cell>
          <table:table-cell office:value-type="float" office:value="258" table:style-name="ce3">
            <text:p>258</text:p>
          </table:table-cell>
          <table:table-cell office:value-type="float" office:value="213" table:style-name="ce3">
            <text:p>2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46" table:style-name="ce3">
            <text:p>46</text:p>
          </table:table-cell>
          <table:table-cell office:value-type="float" office:value="156" table:style-name="ce3">
            <text:p>156</text:p>
          </table:table-cell>
          <table:table-cell office:value-type="float" office:value="202" table:style-name="ce3">
            <text:p>202</text:p>
          </table:table-cell>
          <table:table-cell office:value-type="float" office:value="206.71" table:style-name="ce3">
            <text:p>20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22" table:style-name="ce3">
            <text:p>22</text:p>
          </table:table-cell>
          <table:table-cell office:value-type="float" office:value="141" table:style-name="ce3">
            <text:p>141</text:p>
          </table:table-cell>
          <table:table-cell office:value-type="float" office:value="163" table:style-name="ce3">
            <text:p>163</text:p>
          </table:table-cell>
          <table:table-cell office:value-type="float" office:value="202.43" table:style-name="ce3">
            <text:p>20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11" table:style-name="ce3">
            <text:p>11</text:p>
          </table:table-cell>
          <table:table-cell office:value-type="float" office:value="105" table:style-name="ce3">
            <text:p>105</text:p>
          </table:table-cell>
          <table:table-cell office:value-type="float" office:value="116" table:style-name="ce3">
            <text:p>116</text:p>
          </table:table-cell>
          <table:table-cell office:value-type="float" office:value="196.29" table:style-name="ce3">
            <text:p>19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27" table:style-name="ce3">
            <text:p>27</text:p>
          </table:table-cell>
          <table:table-cell office:value-type="float" office:value="129" table:style-name="ce3">
            <text:p>129</text:p>
          </table:table-cell>
          <table:table-cell office:value-type="float" office:value="156" table:style-name="ce3">
            <text:p>156</text:p>
          </table:table-cell>
          <table:table-cell office:value-type="float" office:value="191.57" table:style-name="ce3">
            <text:p>19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34" table:style-name="ce3">
            <text:p>34</text:p>
          </table:table-cell>
          <table:table-cell office:value-type="float" office:value="138" table:style-name="ce3">
            <text:p>138</text:p>
          </table:table-cell>
          <table:table-cell office:value-type="float" office:value="172" table:style-name="ce3">
            <text:p>172</text:p>
          </table:table-cell>
          <table:table-cell office:value-type="float" office:value="185.29" table:style-name="ce3">
            <text:p>18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19" table:style-name="ce3">
            <text:p>19</text:p>
          </table:table-cell>
          <table:table-cell office:value-type="float" office:value="137" table:style-name="ce3">
            <text:p>137</text:p>
          </table:table-cell>
          <table:table-cell office:value-type="float" office:value="156" table:style-name="ce3">
            <text:p>156</text:p>
          </table:table-cell>
          <table:table-cell office:value-type="float" office:value="174.71" table:style-name="ce3">
            <text:p>17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20" table:style-name="ce3">
            <text:p>20</text:p>
          </table:table-cell>
          <table:table-cell office:value-type="float" office:value="123" table:style-name="ce3">
            <text:p>123</text:p>
          </table:table-cell>
          <table:table-cell office:value-type="float" office:value="143" table:style-name="ce3">
            <text:p>143</text:p>
          </table:table-cell>
          <table:table-cell office:value-type="float" office:value="158.29" table:style-name="ce3">
            <text:p>15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24" table:style-name="ce3">
            <text:p>24</text:p>
          </table:table-cell>
          <table:table-cell office:value-type="float" office:value="128" table:style-name="ce3">
            <text:p>128</text:p>
          </table:table-cell>
          <table:table-cell office:value-type="float" office:value="152" table:style-name="ce3">
            <text:p>152</text:p>
          </table:table-cell>
          <table:table-cell office:value-type="float" office:value="151.13999999999999" table:style-name="ce3">
            <text:p>15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23" table:style-name="ce3">
            <text:p>23</text:p>
          </table:table-cell>
          <table:table-cell office:value-type="float" office:value="125" table:style-name="ce3">
            <text:p>125</text:p>
          </table:table-cell>
          <table:table-cell office:value-type="float" office:value="148" table:style-name="ce3">
            <text:p>148</text:p>
          </table:table-cell>
          <table:table-cell office:value-type="float" office:value="149" table:style-name="ce3">
            <text:p>1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10" table:style-name="ce3">
            <text:p>10</text:p>
          </table:table-cell>
          <table:table-cell office:value-type="float" office:value="87" table:style-name="ce3">
            <text:p>87</text:p>
          </table:table-cell>
          <table:table-cell office:value-type="float" office:value="97" table:style-name="ce3">
            <text:p>97</text:p>
          </table:table-cell>
          <table:table-cell office:value-type="float" office:value="146.29" table:style-name="ce3">
            <text:p>14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12" table:style-name="ce3">
            <text:p>12</text:p>
          </table:table-cell>
          <table:table-cell office:value-type="float" office:value="121" table:style-name="ce3">
            <text:p>121</text:p>
          </table:table-cell>
          <table:table-cell office:value-type="float" office:value="133" table:style-name="ce3">
            <text:p>133</text:p>
          </table:table-cell>
          <table:table-cell office:value-type="float" office:value="143" table:style-name="ce3">
            <text:p>1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12" table:style-name="ce3">
            <text:p>12</text:p>
          </table:table-cell>
          <table:table-cell office:value-type="float" office:value="100" table:style-name="ce3">
            <text:p>100</text:p>
          </table:table-cell>
          <table:table-cell office:value-type="float" office:value="112" table:style-name="ce3">
            <text:p>112</text:p>
          </table:table-cell>
          <table:table-cell office:value-type="float" office:value="134.43" table:style-name="ce3">
            <text:p>13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22" table:style-name="ce3">
            <text:p>22</text:p>
          </table:table-cell>
          <table:table-cell office:value-type="float" office:value="109" table:style-name="ce3">
            <text:p>109</text:p>
          </table:table-cell>
          <table:table-cell office:value-type="float" office:value="131" table:style-name="ce3">
            <text:p>131</text:p>
          </table:table-cell>
          <table:table-cell office:value-type="float" office:value="130.86000000000001" table:style-name="ce3">
            <text:p>13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21" table:style-name="ce3">
            <text:p>21</text:p>
          </table:table-cell>
          <table:table-cell office:value-type="float" office:value="83" table:style-name="ce3">
            <text:p>83</text:p>
          </table:table-cell>
          <table:table-cell office:value-type="float" office:value="104" table:style-name="ce3">
            <text:p>104</text:p>
          </table:table-cell>
          <table:table-cell office:value-type="float" office:value="125.29" table:style-name="ce3">
            <text:p>12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14" table:style-name="ce3">
            <text:p>14</text:p>
          </table:table-cell>
          <table:table-cell office:value-type="float" office:value="93" table:style-name="ce3">
            <text:p>93</text:p>
          </table:table-cell>
          <table:table-cell office:value-type="float" office:value="107" table:style-name="ce3">
            <text:p>107</text:p>
          </table:table-cell>
          <table:table-cell office:value-type="float" office:value="118.86" table:style-name="ce3">
            <text:p>11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9" table:style-name="ce3">
            <text:p>9</text:p>
          </table:table-cell>
          <table:table-cell office:value-type="float" office:value="69" table:style-name="ce3">
            <text:p>69</text:p>
          </table:table-cell>
          <table:table-cell office:value-type="float" office:value="78" table:style-name="ce3">
            <text:p>78</text:p>
          </table:table-cell>
          <table:table-cell office:value-type="float" office:value="108.86" table:style-name="ce3">
            <text:p>10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12" table:style-name="ce3">
            <text:p>12</text:p>
          </table:table-cell>
          <table:table-cell office:value-type="float" office:value="78" table:style-name="ce3">
            <text:p>78</text:p>
          </table:table-cell>
          <table:table-cell office:value-type="float" office:value="90" table:style-name="ce3">
            <text:p>90</text:p>
          </table:table-cell>
          <table:table-cell office:value-type="float" office:value="107.86" table:style-name="ce3">
            <text:p>10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13" table:style-name="ce3">
            <text:p>13</text:p>
          </table:table-cell>
          <table:table-cell office:value-type="float" office:value="107" table:style-name="ce3">
            <text:p>107</text:p>
          </table:table-cell>
          <table:table-cell office:value-type="float" office:value="120" table:style-name="ce3">
            <text:p>120</text:p>
          </table:table-cell>
          <table:table-cell office:value-type="float" office:value="106" table:style-name="ce3">
            <text:p>1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18" table:style-name="ce3">
            <text:p>18</text:p>
          </table:table-cell>
          <table:table-cell office:value-type="float" office:value="85" table:style-name="ce3">
            <text:p>85</text:p>
          </table:table-cell>
          <table:table-cell office:value-type="float" office:value="103" table:style-name="ce3">
            <text:p>103</text:p>
          </table:table-cell>
          <table:table-cell office:value-type="float" office:value="104.71" table:style-name="ce3">
            <text:p>10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17" table:style-name="ce3">
            <text:p>17</text:p>
          </table:table-cell>
          <table:table-cell office:value-type="float" office:value="109" table:style-name="ce3">
            <text:p>109</text:p>
          </table:table-cell>
          <table:table-cell office:value-type="float" office:value="126" table:style-name="ce3">
            <text:p>126</text:p>
          </table:table-cell>
          <table:table-cell office:value-type="float" office:value="104" table:style-name="ce3">
            <text:p>1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12" table:style-name="ce3">
            <text:p>12</text:p>
          </table:table-cell>
          <table:table-cell office:value-type="float" office:value="85" table:style-name="ce3">
            <text:p>85</text:p>
          </table:table-cell>
          <table:table-cell office:value-type="float" office:value="97" table:style-name="ce3">
            <text:p>97</text:p>
          </table:table-cell>
          <table:table-cell office:value-type="float" office:value="103" table:style-name="ce3">
            <text:p>1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15" table:style-name="ce3">
            <text:p>15</text:p>
          </table:table-cell>
          <table:table-cell office:value-type="float" office:value="77" table:style-name="ce3">
            <text:p>77</text:p>
          </table:table-cell>
          <table:table-cell office:value-type="float" office:value="92" table:style-name="ce3">
            <text:p>92</text:p>
          </table:table-cell>
          <table:table-cell office:value-type="float" office:value="100.86" table:style-name="ce3">
            <text:p>10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11" table:style-name="ce3">
            <text:p>11</text:p>
          </table:table-cell>
          <table:table-cell office:value-type="float" office:value="74" table:style-name="ce3">
            <text:p>74</text:p>
          </table:table-cell>
          <table:table-cell office:value-type="float" office:value="85" table:style-name="ce3">
            <text:p>85</text:p>
          </table:table-cell>
          <table:table-cell office:value-type="float" office:value="101.86" table:style-name="ce3">
            <text:p>10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11" table:style-name="ce3">
            <text:p>11</text:p>
          </table:table-cell>
          <table:table-cell office:value-type="float" office:value="87" table:style-name="ce3">
            <text:p>87</text:p>
          </table:table-cell>
          <table:table-cell office:value-type="float" office:value="98" table:style-name="ce3">
            <text:p>98</text:p>
          </table:table-cell>
          <table:table-cell office:value-type="float" office:value="103" table:style-name="ce3">
            <text:p>1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5" table:style-name="ce3">
            <text:p>5</text:p>
          </table:table-cell>
          <table:table-cell office:value-type="float" office:value="130" table:style-name="ce3">
            <text:p>130</text:p>
          </table:table-cell>
          <table:table-cell office:value-type="float" office:value="135" table:style-name="ce3">
            <text:p>135</text:p>
          </table:table-cell>
          <table:table-cell office:value-type="float" office:value="105.14" table:style-name="ce3">
            <text:p>10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13" table:style-name="ce3">
            <text:p>13</text:p>
          </table:table-cell>
          <table:table-cell office:value-type="float" office:value="120" table:style-name="ce3">
            <text:p>120</text:p>
          </table:table-cell>
          <table:table-cell office:value-type="float" office:value="133" table:style-name="ce3">
            <text:p>133</text:p>
          </table:table-cell>
          <table:table-cell office:value-type="float" office:value="109.43" table:style-name="ce3">
            <text:p>10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18" table:style-name="ce3">
            <text:p>18</text:p>
          </table:table-cell>
          <table:table-cell office:value-type="float" office:value="101" table:style-name="ce3">
            <text:p>101</text:p>
          </table:table-cell>
          <table:table-cell office:value-type="float" office:value="119" table:style-name="ce3">
            <text:p>119</text:p>
          </table:table-cell>
          <table:table-cell office:value-type="float" office:value="108.43" table:style-name="ce3">
            <text:p>10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13" table:style-name="ce3">
            <text:p>13</text:p>
          </table:table-cell>
          <table:table-cell office:value-type="float" office:value="73" table:style-name="ce3">
            <text:p>73</text:p>
          </table:table-cell>
          <table:table-cell office:value-type="float" office:value="86" table:style-name="ce3">
            <text:p>86</text:p>
          </table:table-cell>
          <table:table-cell office:value-type="float" office:value="106.86" table:style-name="ce3">
            <text:p>10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4" table:style-name="ce3">
            <text:p>4</text:p>
          </table:table-cell>
          <table:table-cell office:value-type="float" office:value="96" table:style-name="ce3">
            <text:p>96</text:p>
          </table:table-cell>
          <table:table-cell office:value-type="float" office:value="100" table:style-name="ce3">
            <text:p>100</text:p>
          </table:table-cell>
          <table:table-cell office:value-type="float" office:value="108" table:style-name="ce3">
            <text:p>1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5" table:style-name="ce3">
            <text:p>5</text:p>
          </table:table-cell>
          <table:table-cell office:value-type="float" office:value="92" table:style-name="ce3">
            <text:p>92</text:p>
          </table:table-cell>
          <table:table-cell office:value-type="float" office:value="97" table:style-name="ce3">
            <text:p>97</text:p>
          </table:table-cell>
          <table:table-cell office:value-type="float" office:value="109.71" table:style-name="ce3">
            <text:p>10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11" table:style-name="ce3">
            <text:p>11</text:p>
          </table:table-cell>
          <table:table-cell office:value-type="float" office:value="90" table:style-name="ce3">
            <text:p>90</text:p>
          </table:table-cell>
          <table:table-cell office:value-type="float" office:value="101" table:style-name="ce3">
            <text:p>101</text:p>
          </table:table-cell>
          <table:table-cell office:value-type="float" office:value="110.14" table:style-name="ce3">
            <text:p>11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11" table:style-name="ce3">
            <text:p>11</text:p>
          </table:table-cell>
          <table:table-cell office:value-type="float" office:value="104" table:style-name="ce3">
            <text:p>104</text:p>
          </table:table-cell>
          <table:table-cell office:value-type="float" office:value="115" table:style-name="ce3">
            <text:p>115</text:p>
          </table:table-cell>
          <table:table-cell office:value-type="float" office:value="107.29" table:style-name="ce3">
            <text:p>10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6" table:style-name="ce3">
            <text:p>6</text:p>
          </table:table-cell>
          <table:table-cell office:value-type="float" office:value="94" table:style-name="ce3">
            <text:p>94</text:p>
          </table:table-cell>
          <table:table-cell office:value-type="float" office:value="100" table:style-name="ce3">
            <text:p>100</text:p>
          </table:table-cell>
          <table:table-cell office:value-type="float" office:value="102.57" table:style-name="ce3">
            <text:p>10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9" table:style-name="ce3">
            <text:p>9</text:p>
          </table:table-cell>
          <table:table-cell office:value-type="float" office:value="94" table:style-name="ce3">
            <text:p>94</text:p>
          </table:table-cell>
          <table:table-cell office:value-type="float" office:value="103" table:style-name="ce3">
            <text:p>103</text:p>
          </table:table-cell>
          <table:table-cell office:value-type="float" office:value="100.29" table:style-name="ce3">
            <text:p>10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15" table:style-name="ce3">
            <text:p>15</text:p>
          </table:table-cell>
          <table:table-cell office:value-type="float" office:value="91" table:style-name="ce3">
            <text:p>91</text:p>
          </table:table-cell>
          <table:table-cell office:value-type="float" office:value="106" table:style-name="ce3">
            <text:p>106</text:p>
          </table:table-cell>
          <table:table-cell office:value-type="float" office:value="103.14" table:style-name="ce3">
            <text:p>10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16" table:style-name="ce3">
            <text:p>16</text:p>
          </table:table-cell>
          <table:table-cell office:value-type="float" office:value="92" table:style-name="ce3">
            <text:p>92</text:p>
          </table:table-cell>
          <table:table-cell office:value-type="float" office:value="108" table:style-name="ce3">
            <text:p>108</text:p>
          </table:table-cell>
          <table:table-cell office:value-type="float" office:value="104.29" table:style-name="ce3">
            <text:p>10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6" table:style-name="ce3">
            <text:p>6</text:p>
          </table:table-cell>
          <table:table-cell office:value-type="float" office:value="82" table:style-name="ce3">
            <text:p>82</text:p>
          </table:table-cell>
          <table:table-cell office:value-type="float" office:value="88" table:style-name="ce3">
            <text:p>88</text:p>
          </table:table-cell>
          <table:table-cell office:value-type="float" office:value="103" table:style-name="ce3">
            <text:p>1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6" table:style-name="ce3">
            <text:p>6</text:p>
          </table:table-cell>
          <table:table-cell office:value-type="float" office:value="85" table:style-name="ce3">
            <text:p>85</text:p>
          </table:table-cell>
          <table:table-cell office:value-type="float" office:value="91" table:style-name="ce3">
            <text:p>91</text:p>
          </table:table-cell>
          <table:table-cell office:value-type="float" office:value="101.57" table:style-name="ce3">
            <text:p>10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9" table:style-name="ce3">
            <text:p>9</text:p>
          </table:table-cell>
          <table:table-cell office:value-type="float" office:value="134" table:style-name="ce3">
            <text:p>134</text:p>
          </table:table-cell>
          <table:table-cell office:value-type="float" office:value="143" table:style-name="ce3">
            <text:p>143</text:p>
          </table:table-cell>
          <table:table-cell office:value-type="float" office:value="105.57" table:style-name="ce3">
            <text:p>10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17" table:style-name="ce3">
            <text:p>17</text:p>
          </table:table-cell>
          <table:table-cell office:value-type="float" office:value="133" table:style-name="ce3">
            <text:p>133</text:p>
          </table:table-cell>
          <table:table-cell office:value-type="float" office:value="150" table:style-name="ce3">
            <text:p>150</text:p>
          </table:table-cell>
          <table:table-cell office:value-type="float" office:value="112.71" table:style-name="ce3">
            <text:p>11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11" table:style-name="ce3">
            <text:p>11</text:p>
          </table:table-cell>
          <table:table-cell office:value-type="float" office:value="152" table:style-name="ce3">
            <text:p>152</text:p>
          </table:table-cell>
          <table:table-cell office:value-type="float" office:value="163" table:style-name="ce3">
            <text:p>163</text:p>
          </table:table-cell>
          <table:table-cell office:value-type="float" office:value="121.29" table:style-name="ce3">
            <text:p>12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6" table:style-name="ce3">
            <text:p>6</text:p>
          </table:table-cell>
          <table:table-cell office:value-type="float" office:value="134" table:style-name="ce3">
            <text:p>134</text:p>
          </table:table-cell>
          <table:table-cell office:value-type="float" office:value="140" table:style-name="ce3">
            <text:p>140</text:p>
          </table:table-cell>
          <table:table-cell office:value-type="float" office:value="126.14" table:style-name="ce3">
            <text:p>12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8" table:style-name="ce3">
            <text:p>8</text:p>
          </table:table-cell>
          <table:table-cell office:value-type="float" office:value="91" table:style-name="ce3">
            <text:p>91</text:p>
          </table:table-cell>
          <table:table-cell office:value-type="float" office:value="99" table:style-name="ce3">
            <text:p>99</text:p>
          </table:table-cell>
          <table:table-cell office:value-type="float" office:value="124.86" table:style-name="ce3">
            <text:p>12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3" table:style-name="ce3">
            <text:p>3</text:p>
          </table:table-cell>
          <table:table-cell office:value-type="float" office:value="78" table:style-name="ce3">
            <text:p>78</text:p>
          </table:table-cell>
          <table:table-cell office:value-type="float" office:value="81" table:style-name="ce3">
            <text:p>81</text:p>
          </table:table-cell>
          <table:table-cell office:value-type="float" office:value="123.86" table:style-name="ce3">
            <text:p>12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6" table:style-name="ce3">
            <text:p>6</text:p>
          </table:table-cell>
          <table:table-cell office:value-type="float" office:value="79" table:style-name="ce3">
            <text:p>79</text:p>
          </table:table-cell>
          <table:table-cell office:value-type="float" office:value="85" table:style-name="ce3">
            <text:p>85</text:p>
          </table:table-cell>
          <table:table-cell office:value-type="float" office:value="123" table:style-name="ce3">
            <text:p>1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6" table:style-name="ce3">
            <text:p>6</text:p>
          </table:table-cell>
          <table:table-cell office:value-type="float" office:value="138" table:style-name="ce3">
            <text:p>138</text:p>
          </table:table-cell>
          <table:table-cell office:value-type="float" office:value="144" table:style-name="ce3">
            <text:p>144</text:p>
          </table:table-cell>
          <table:table-cell office:value-type="float" office:value="123.14" table:style-name="ce3">
            <text:p>12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19" table:style-name="ce3">
            <text:p>19</text:p>
          </table:table-cell>
          <table:table-cell office:value-type="float" office:value="127" table:style-name="ce3">
            <text:p>127</text:p>
          </table:table-cell>
          <table:table-cell office:value-type="float" office:value="146" table:style-name="ce3">
            <text:p>146</text:p>
          </table:table-cell>
          <table:table-cell office:value-type="float" office:value="122.57" table:style-name="ce3">
            <text:p>12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13" table:style-name="ce3">
            <text:p>13</text:p>
          </table:table-cell>
          <table:table-cell office:value-type="float" office:value="144" table:style-name="ce3">
            <text:p>144</text:p>
          </table:table-cell>
          <table:table-cell office:value-type="float" office:value="157" table:style-name="ce3">
            <text:p>157</text:p>
          </table:table-cell>
          <table:table-cell office:value-type="float" office:value="121.71" table:style-name="ce3">
            <text:p>12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7" table:style-name="ce3">
            <text:p>7</text:p>
          </table:table-cell>
          <table:table-cell office:value-type="float" office:value="170" table:style-name="ce3">
            <text:p>170</text:p>
          </table:table-cell>
          <table:table-cell office:value-type="float" office:value="177" table:style-name="ce3">
            <text:p>177</text:p>
          </table:table-cell>
          <table:table-cell office:value-type="float" office:value="127" table:style-name="ce3">
            <text:p>1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7" table:style-name="ce3">
            <text:p>7</text:p>
          </table:table-cell>
          <table:table-cell office:value-type="float" office:value="113" table:style-name="ce3">
            <text:p>113</text:p>
          </table:table-cell>
          <table:table-cell office:value-type="float" office:value="120" table:style-name="ce3">
            <text:p>120</text:p>
          </table:table-cell>
          <table:table-cell office:value-type="float" office:value="130" table:style-name="ce3">
            <text:p>1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8" table:style-name="ce3">
            <text:p>8</text:p>
          </table:table-cell>
          <table:table-cell office:value-type="float" office:value="96" table:style-name="ce3">
            <text:p>96</text:p>
          </table:table-cell>
          <table:table-cell office:value-type="float" office:value="104" table:style-name="ce3">
            <text:p>104</text:p>
          </table:table-cell>
          <table:table-cell office:value-type="float" office:value="133.29" table:style-name="ce3">
            <text:p>13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7" table:style-name="ce3">
            <text:p>7</text:p>
          </table:table-cell>
          <table:table-cell office:value-type="float" office:value="90" table:style-name="ce3">
            <text:p>90</text:p>
          </table:table-cell>
          <table:table-cell office:value-type="float" office:value="97" table:style-name="ce3">
            <text:p>97</text:p>
          </table:table-cell>
          <table:table-cell office:value-type="float" office:value="135" table:style-name="ce3">
            <text:p>1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13" table:style-name="ce3">
            <text:p>13</text:p>
          </table:table-cell>
          <table:table-cell office:value-type="float" office:value="208" table:style-name="ce3">
            <text:p>208</text:p>
          </table:table-cell>
          <table:table-cell office:value-type="float" office:value="221" table:style-name="ce3">
            <text:p>221</text:p>
          </table:table-cell>
          <table:table-cell office:value-type="float" office:value="146" table:style-name="ce3">
            <text:p>1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8" table:style-name="ce3">
            <text:p>8</text:p>
          </table:table-cell>
          <table:table-cell office:value-type="float" office:value="177" table:style-name="ce3">
            <text:p>177</text:p>
          </table:table-cell>
          <table:table-cell office:value-type="float" office:value="185" table:style-name="ce3">
            <text:p>185</text:p>
          </table:table-cell>
          <table:table-cell office:value-type="float" office:value="151.57" table:style-name="ce3">
            <text:p>15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15" table:style-name="ce3">
            <text:p>15</text:p>
          </table:table-cell>
          <table:table-cell office:value-type="float" office:value="156" table:style-name="ce3">
            <text:p>156</text:p>
          </table:table-cell>
          <table:table-cell office:value-type="float" office:value="171" table:style-name="ce3">
            <text:p>171</text:p>
          </table:table-cell>
          <table:table-cell office:value-type="float" office:value="153.57" table:style-name="ce3">
            <text:p>15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11" table:style-name="ce3">
            <text:p>11</text:p>
          </table:table-cell>
          <table:table-cell office:value-type="float" office:value="168" table:style-name="ce3">
            <text:p>168</text:p>
          </table:table-cell>
          <table:table-cell office:value-type="float" office:value="179" table:style-name="ce3">
            <text:p>179</text:p>
          </table:table-cell>
          <table:table-cell office:value-type="float" office:value="153.86000000000001" table:style-name="ce3">
            <text:p>15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11" table:style-name="ce3">
            <text:p>11</text:p>
          </table:table-cell>
          <table:table-cell office:value-type="float" office:value="150" table:style-name="ce3">
            <text:p>150</text:p>
          </table:table-cell>
          <table:table-cell office:value-type="float" office:value="161" table:style-name="ce3">
            <text:p>161</text:p>
          </table:table-cell>
          <table:table-cell office:value-type="float" office:value="159.71" table:style-name="ce3">
            <text:p>15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4" table:style-name="ce3">
            <text:p>4</text:p>
          </table:table-cell>
          <table:table-cell office:value-type="float" office:value="104" table:style-name="ce3">
            <text:p>104</text:p>
          </table:table-cell>
          <table:table-cell office:value-type="float" office:value="108" table:style-name="ce3">
            <text:p>108</text:p>
          </table:table-cell>
          <table:table-cell office:value-type="float" office:value="160.29" table:style-name="ce3">
            <text:p>16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5" table:style-name="ce3">
            <text:p>5</text:p>
          </table:table-cell>
          <table:table-cell office:value-type="float" office:value="74" table:style-name="ce3">
            <text:p>74</text:p>
          </table:table-cell>
          <table:table-cell office:value-type="float" office:value="79" table:style-name="ce3">
            <text:p>79</text:p>
          </table:table-cell>
          <table:table-cell office:value-type="float" office:value="157.71" table:style-name="ce3">
            <text:p>15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7" table:style-name="ce3">
            <text:p>7</text:p>
          </table:table-cell>
          <table:table-cell office:value-type="float" office:value="119" table:style-name="ce3">
            <text:p>119</text:p>
          </table:table-cell>
          <table:table-cell office:value-type="float" office:value="126" table:style-name="ce3">
            <text:p>126</text:p>
          </table:table-cell>
          <table:table-cell office:value-type="float" office:value="144.13999999999999" table:style-name="ce3">
            <text:p>14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3" table:style-name="ce3">
            <text:p>3</text:p>
          </table:table-cell>
          <table:table-cell office:value-type="float" office:value="119" table:style-name="ce3">
            <text:p>119</text:p>
          </table:table-cell>
          <table:table-cell office:value-type="float" office:value="122" table:style-name="ce3">
            <text:p>122</text:p>
          </table:table-cell>
          <table:table-cell office:value-type="float" office:value="135.13999999999999" table:style-name="ce3">
            <text:p>13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7" table:style-name="ce3">
            <text:p>7</text:p>
          </table:table-cell>
          <table:table-cell office:value-type="float" office:value="133" table:style-name="ce3">
            <text:p>133</text:p>
          </table:table-cell>
          <table:table-cell office:value-type="float" office:value="140" table:style-name="ce3">
            <text:p>140</text:p>
          </table:table-cell>
          <table:table-cell office:value-type="float" office:value="130.71" table:style-name="ce3">
            <text:p>13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12" table:style-name="ce3">
            <text:p>12</text:p>
          </table:table-cell>
          <table:table-cell office:value-type="float" office:value="153" table:style-name="ce3">
            <text:p>153</text:p>
          </table:table-cell>
          <table:table-cell office:value-type="float" office:value="165" table:style-name="ce3">
            <text:p>165</text:p>
          </table:table-cell>
          <table:table-cell office:value-type="float" office:value="128.71" table:style-name="ce3">
            <text:p>12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9" table:style-name="ce3">
            <text:p>9</text:p>
          </table:table-cell>
          <table:table-cell office:value-type="float" office:value="120" table:style-name="ce3">
            <text:p>120</text:p>
          </table:table-cell>
          <table:table-cell office:value-type="float" office:value="129" table:style-name="ce3">
            <text:p>129</text:p>
          </table:table-cell>
          <table:table-cell office:value-type="float" office:value="124.14" table:style-name="ce3">
            <text:p>12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7" table:style-name="ce3">
            <text:p>7</text:p>
          </table:table-cell>
          <table:table-cell office:value-type="float" office:value="82" table:style-name="ce3">
            <text:p>82</text:p>
          </table:table-cell>
          <table:table-cell office:value-type="float" office:value="89" table:style-name="ce3">
            <text:p>89</text:p>
          </table:table-cell>
          <table:table-cell office:value-type="float" office:value="121.43" table:style-name="ce3">
            <text:p>12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9" table:style-name="ce3">
            <text:p>9</text:p>
          </table:table-cell>
          <table:table-cell office:value-type="float" office:value="84" table:style-name="ce3">
            <text:p>84</text:p>
          </table:table-cell>
          <table:table-cell office:value-type="float" office:value="93" table:style-name="ce3">
            <text:p>93</text:p>
          </table:table-cell>
          <table:table-cell office:value-type="float" office:value="123.43" table:style-name="ce3">
            <text:p>12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12" table:style-name="ce3">
            <text:p>12</text:p>
          </table:table-cell>
          <table:table-cell office:value-type="float" office:value="138" table:style-name="ce3">
            <text:p>138</text:p>
          </table:table-cell>
          <table:table-cell office:value-type="float" office:value="150" table:style-name="ce3">
            <text:p>150</text:p>
          </table:table-cell>
          <table:table-cell office:value-type="float" office:value="126.86" table:style-name="ce3">
            <text:p>12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7" table:style-name="ce3">
            <text:p>7</text:p>
          </table:table-cell>
          <table:table-cell office:value-type="float" office:value="128" table:style-name="ce3">
            <text:p>128</text:p>
          </table:table-cell>
          <table:table-cell office:value-type="float" office:value="135" table:style-name="ce3">
            <text:p>135</text:p>
          </table:table-cell>
          <table:table-cell office:value-type="float" office:value="128.71" table:style-name="ce3">
            <text:p>12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13" table:style-name="ce3">
            <text:p>13</text:p>
          </table:table-cell>
          <table:table-cell office:value-type="float" office:value="106" table:style-name="ce3">
            <text:p>106</text:p>
          </table:table-cell>
          <table:table-cell office:value-type="float" office:value="119" table:style-name="ce3">
            <text:p>119</text:p>
          </table:table-cell>
          <table:table-cell office:value-type="float" office:value="125.71" table:style-name="ce3">
            <text:p>12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16" table:style-name="ce3">
            <text:p>16</text:p>
          </table:table-cell>
          <table:table-cell office:value-type="float" office:value="176" table:style-name="ce3">
            <text:p>176</text:p>
          </table:table-cell>
          <table:table-cell office:value-type="float" office:value="192" table:style-name="ce3">
            <text:p>192</text:p>
          </table:table-cell>
          <table:table-cell office:value-type="float" office:value="129.57" table:style-name="ce3">
            <text:p>12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23" table:style-name="ce3">
            <text:p>23</text:p>
          </table:table-cell>
          <table:table-cell office:value-type="float" office:value="138" table:style-name="ce3">
            <text:p>138</text:p>
          </table:table-cell>
          <table:table-cell office:value-type="float" office:value="161" table:style-name="ce3">
            <text:p>161</text:p>
          </table:table-cell>
          <table:table-cell office:value-type="float" office:value="134.13999999999999" table:style-name="ce3">
            <text:p>13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21" table:style-name="ce3">
            <text:p>21</text:p>
          </table:table-cell>
          <table:table-cell office:value-type="float" office:value="149" table:style-name="ce3">
            <text:p>149</text:p>
          </table:table-cell>
          <table:table-cell office:value-type="float" office:value="170" table:style-name="ce3">
            <text:p>170</text:p>
          </table:table-cell>
          <table:table-cell office:value-type="float" office:value="145.71" table:style-name="ce3">
            <text:p>14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14" table:style-name="ce3">
            <text:p>14</text:p>
          </table:table-cell>
          <table:table-cell office:value-type="float" office:value="129" table:style-name="ce3">
            <text:p>129</text:p>
          </table:table-cell>
          <table:table-cell office:value-type="float" office:value="143" table:style-name="ce3">
            <text:p>143</text:p>
          </table:table-cell>
          <table:table-cell office:value-type="float" office:value="152.86000000000001" table:style-name="ce3">
            <text:p>15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7" table:style-name="ce3">
            <text:p>7</text:p>
          </table:table-cell>
          <table:table-cell office:value-type="float" office:value="185" table:style-name="ce3">
            <text:p>185</text:p>
          </table:table-cell>
          <table:table-cell office:value-type="float" office:value="192" table:style-name="ce3">
            <text:p>192</text:p>
          </table:table-cell>
          <table:table-cell office:value-type="float" office:value="158.86000000000001" table:style-name="ce3">
            <text:p>15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12" table:style-name="ce3">
            <text:p>12</text:p>
          </table:table-cell>
          <table:table-cell office:value-type="float" office:value="251" table:style-name="ce3">
            <text:p>251</text:p>
          </table:table-cell>
          <table:table-cell office:value-type="float" office:value="263" table:style-name="ce3">
            <text:p>263</text:p>
          </table:table-cell>
          <table:table-cell office:value-type="float" office:value="177.14" table:style-name="ce3">
            <text:p>17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17" table:style-name="ce3">
            <text:p>17</text:p>
          </table:table-cell>
          <table:table-cell office:value-type="float" office:value="356" table:style-name="ce3">
            <text:p>356</text:p>
          </table:table-cell>
          <table:table-cell office:value-type="float" office:value="373" table:style-name="ce3">
            <text:p>373</text:p>
          </table:table-cell>
          <table:table-cell office:value-type="float" office:value="213.43" table:style-name="ce3">
            <text:p>21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14" table:style-name="ce3">
            <text:p>14</text:p>
          </table:table-cell>
          <table:table-cell office:value-type="float" office:value="321" table:style-name="ce3">
            <text:p>321</text:p>
          </table:table-cell>
          <table:table-cell office:value-type="float" office:value="335" table:style-name="ce3">
            <text:p>335</text:p>
          </table:table-cell>
          <table:table-cell office:value-type="float" office:value="233.86" table:style-name="ce3">
            <text:p>23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17" table:style-name="ce3">
            <text:p>17</text:p>
          </table:table-cell>
          <table:table-cell office:value-type="float" office:value="285" table:style-name="ce3">
            <text:p>285</text:p>
          </table:table-cell>
          <table:table-cell office:value-type="float" office:value="302" table:style-name="ce3">
            <text:p>302</text:p>
          </table:table-cell>
          <table:table-cell office:value-type="float" office:value="254" table:style-name="ce3">
            <text:p>2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17" table:style-name="ce3">
            <text:p>17</text:p>
          </table:table-cell>
          <table:table-cell office:value-type="float" office:value="295" table:style-name="ce3">
            <text:p>295</text:p>
          </table:table-cell>
          <table:table-cell office:value-type="float" office:value="312" table:style-name="ce3">
            <text:p>312</text:p>
          </table:table-cell>
          <table:table-cell office:value-type="float" office:value="274.29000000000002" table:style-name="ce3">
            <text:p>27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12" table:style-name="ce3">
            <text:p>12</text:p>
          </table:table-cell>
          <table:table-cell office:value-type="float" office:value="293" table:style-name="ce3">
            <text:p>293</text:p>
          </table:table-cell>
          <table:table-cell office:value-type="float" office:value="305" table:style-name="ce3">
            <text:p>305</text:p>
          </table:table-cell>
          <table:table-cell office:value-type="float" office:value="297.43" table:style-name="ce3">
            <text:p>29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31" table:style-name="ce3">
            <text:p>31</text:p>
          </table:table-cell>
          <table:table-cell office:value-type="float" office:value="492" table:style-name="ce3">
            <text:p>492</text:p>
          </table:table-cell>
          <table:table-cell office:value-type="float" office:value="523" table:style-name="ce3">
            <text:p>523</text:p>
          </table:table-cell>
          <table:table-cell office:value-type="float" office:value="344.71" table:style-name="ce3">
            <text:p>34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23" table:style-name="ce3">
            <text:p>23</text:p>
          </table:table-cell>
          <table:table-cell office:value-type="float" office:value="358" table:style-name="ce3">
            <text:p>358</text:p>
          </table:table-cell>
          <table:table-cell office:value-type="float" office:value="381" table:style-name="ce3">
            <text:p>381</text:p>
          </table:table-cell>
          <table:table-cell office:value-type="float" office:value="361.57" table:style-name="ce3">
            <text:p>36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32" table:style-name="ce3">
            <text:p>32</text:p>
          </table:table-cell>
          <table:table-cell office:value-type="float" office:value="361" table:style-name="ce3">
            <text:p>361</text:p>
          </table:table-cell>
          <table:table-cell office:value-type="float" office:value="393" table:style-name="ce3">
            <text:p>393</text:p>
          </table:table-cell>
          <table:table-cell office:value-type="float" office:value="364.43" table:style-name="ce3">
            <text:p>36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29" table:style-name="ce3">
            <text:p>29</text:p>
          </table:table-cell>
          <table:table-cell office:value-type="float" office:value="432" table:style-name="ce3">
            <text:p>432</text:p>
          </table:table-cell>
          <table:table-cell office:value-type="float" office:value="461" table:style-name="ce3">
            <text:p>461</text:p>
          </table:table-cell>
          <table:table-cell office:value-type="float" office:value="382.43" table:style-name="ce3">
            <text:p>38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34" table:style-name="ce3">
            <text:p>34</text:p>
          </table:table-cell>
          <table:table-cell office:value-type="float" office:value="350" table:style-name="ce3">
            <text:p>350</text:p>
          </table:table-cell>
          <table:table-cell office:value-type="float" office:value="384" table:style-name="ce3">
            <text:p>384</text:p>
          </table:table-cell>
          <table:table-cell office:value-type="float" office:value="394.14" table:style-name="ce3">
            <text:p>39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28" table:style-name="ce3">
            <text:p>28</text:p>
          </table:table-cell>
          <table:table-cell office:value-type="float" office:value="286" table:style-name="ce3">
            <text:p>286</text:p>
          </table:table-cell>
          <table:table-cell office:value-type="float" office:value="314" table:style-name="ce3">
            <text:p>314</text:p>
          </table:table-cell>
          <table:table-cell office:value-type="float" office:value="394.43" table:style-name="ce3">
            <text:p>39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34" table:style-name="ce3">
            <text:p>34</text:p>
          </table:table-cell>
          <table:table-cell office:value-type="float" office:value="263" table:style-name="ce3">
            <text:p>263</text:p>
          </table:table-cell>
          <table:table-cell office:value-type="float" office:value="297" table:style-name="ce3">
            <text:p>297</text:p>
          </table:table-cell>
          <table:table-cell office:value-type="float" office:value="393.29" table:style-name="ce3">
            <text:p>39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49" table:style-name="ce3">
            <text:p>49</text:p>
          </table:table-cell>
          <table:table-cell office:value-type="float" office:value="337" table:style-name="ce3">
            <text:p>337</text:p>
          </table:table-cell>
          <table:table-cell office:value-type="float" office:value="386" table:style-name="ce3">
            <text:p>386</text:p>
          </table:table-cell>
          <table:table-cell office:value-type="float" office:value="373.71" table:style-name="ce3">
            <text:p>37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77" table:style-name="ce3">
            <text:p>77</text:p>
          </table:table-cell>
          <table:table-cell office:value-type="float" office:value="342" table:style-name="ce3">
            <text:p>342</text:p>
          </table:table-cell>
          <table:table-cell office:value-type="float" office:value="419" table:style-name="ce3">
            <text:p>419</text:p>
          </table:table-cell>
          <table:table-cell office:value-type="float" office:value="379.14" table:style-name="ce3">
            <text:p>37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86" table:style-name="ce3">
            <text:p>86</text:p>
          </table:table-cell>
          <table:table-cell office:value-type="float" office:value="459" table:style-name="ce3">
            <text:p>459</text:p>
          </table:table-cell>
          <table:table-cell office:value-type="float" office:value="545" table:style-name="ce3">
            <text:p>545</text:p>
          </table:table-cell>
          <table:table-cell office:value-type="float" office:value="400.86" table:style-name="ce3">
            <text:p>40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76" table:style-name="ce3">
            <text:p>76</text:p>
          </table:table-cell>
          <table:table-cell office:value-type="float" office:value="493" table:style-name="ce3">
            <text:p>493</text:p>
          </table:table-cell>
          <table:table-cell office:value-type="float" office:value="569" table:style-name="ce3">
            <text:p>569</text:p>
          </table:table-cell>
          <table:table-cell office:value-type="float" office:value="416.29" table:style-name="ce3">
            <text:p>41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69" table:style-name="ce3">
            <text:p>69</text:p>
          </table:table-cell>
          <table:table-cell office:value-type="float" office:value="488" table:style-name="ce3">
            <text:p>488</text:p>
          </table:table-cell>
          <table:table-cell office:value-type="float" office:value="557" table:style-name="ce3">
            <text:p>557</text:p>
          </table:table-cell>
          <table:table-cell office:value-type="float" office:value="441" table:style-name="ce3">
            <text:p>4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46" table:style-name="ce3">
            <text:p>46</text:p>
          </table:table-cell>
          <table:table-cell office:value-type="float" office:value="513" table:style-name="ce3">
            <text:p>513</text:p>
          </table:table-cell>
          <table:table-cell office:value-type="float" office:value="559" table:style-name="ce3">
            <text:p>559</text:p>
          </table:table-cell>
          <table:table-cell office:value-type="float" office:value="476" table:style-name="ce3">
            <text:p>4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60" table:style-name="ce3">
            <text:p>60</text:p>
          </table:table-cell>
          <table:table-cell office:value-type="float" office:value="605" table:style-name="ce3">
            <text:p>605</text:p>
          </table:table-cell>
          <table:table-cell office:value-type="float" office:value="665" table:style-name="ce3">
            <text:p>665</text:p>
          </table:table-cell>
          <table:table-cell office:value-type="float" office:value="528.57000000000005" table:style-name="ce3">
            <text:p>52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91" table:style-name="ce3">
            <text:p>91</text:p>
          </table:table-cell>
          <table:table-cell office:value-type="float" office:value="524" table:style-name="ce3">
            <text:p>524</text:p>
          </table:table-cell>
          <table:table-cell office:value-type="float" office:value="615" table:style-name="ce3">
            <text:p>615</text:p>
          </table:table-cell>
          <table:table-cell office:value-type="float" office:value="561.29" table:style-name="ce3">
            <text:p>56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119" table:style-name="ce3">
            <text:p>119</text:p>
          </table:table-cell>
          <table:table-cell office:value-type="float" office:value="595" table:style-name="ce3">
            <text:p>595</text:p>
          </table:table-cell>
          <table:table-cell office:value-type="float" office:value="714" table:style-name="ce3">
            <text:p>714</text:p>
          </table:table-cell>
          <table:table-cell office:value-type="float" office:value="603.42999999999995" table:style-name="ce3">
            <text:p>60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97" table:style-name="ce3">
            <text:p>97</text:p>
          </table:table-cell>
          <table:table-cell office:value-type="float" office:value="631" table:style-name="ce3">
            <text:p>631</text:p>
          </table:table-cell>
          <table:table-cell office:value-type="float" office:value="728" table:style-name="ce3">
            <text:p>728</text:p>
          </table:table-cell>
          <table:table-cell office:value-type="float" office:value="629.57000000000005" table:style-name="ce3">
            <text:p>62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99" table:style-name="ce3">
            <text:p>99</text:p>
          </table:table-cell>
          <table:table-cell office:value-type="float" office:value="823" table:style-name="ce3">
            <text:p>823</text:p>
          </table:table-cell>
          <table:table-cell office:value-type="float" office:value="922" table:style-name="ce3">
            <text:p>922</text:p>
          </table:table-cell>
          <table:table-cell office:value-type="float" office:value="680" table:style-name="ce3">
            <text:p>6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106" table:style-name="ce3">
            <text:p>106</text:p>
          </table:table-cell>
          <table:table-cell office:value-type="float" office:value="695" table:style-name="ce3">
            <text:p>695</text:p>
          </table:table-cell>
          <table:table-cell office:value-type="float" office:value="801" table:style-name="ce3">
            <text:p>801</text:p>
          </table:table-cell>
          <table:table-cell office:value-type="float" office:value="714.86" table:style-name="ce3">
            <text:p>71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75" table:style-name="ce3">
            <text:p>75</text:p>
          </table:table-cell>
          <table:table-cell office:value-type="float" office:value="747" table:style-name="ce3">
            <text:p>747</text:p>
          </table:table-cell>
          <table:table-cell office:value-type="float" office:value="822" table:style-name="ce3">
            <text:p>822</text:p>
          </table:table-cell>
          <table:table-cell office:value-type="float" office:value="752.43" table:style-name="ce3">
            <text:p>75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79" table:style-name="ce3">
            <text:p>79</text:p>
          </table:table-cell>
          <table:table-cell office:value-type="float" office:value="943" table:style-name="ce3">
            <text:p>943</text:p>
          </table:table-cell>
          <table:table-cell office:value-type="float" office:value="1022" table:style-name="ce3">
            <text:p>1022</text:p>
          </table:table-cell>
          <table:table-cell office:value-type="float" office:value="803.43" table:style-name="ce3">
            <text:p>80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99" table:style-name="ce3">
            <text:p>99</text:p>
          </table:table-cell>
          <table:table-cell office:value-type="float" office:value="1350" table:style-name="ce3">
            <text:p>1350</text:p>
          </table:table-cell>
          <table:table-cell office:value-type="float" office:value="1449" table:style-name="ce3">
            <text:p>1449</text:p>
          </table:table-cell>
          <table:table-cell office:value-type="float" office:value="922.57" table:style-name="ce3">
            <text:p>92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139" table:style-name="ce3">
            <text:p>139</text:p>
          </table:table-cell>
          <table:table-cell office:value-type="float" office:value="1242" table:style-name="ce3">
            <text:p>1242</text:p>
          </table:table-cell>
          <table:table-cell office:value-type="float" office:value="1381" table:style-name="ce3">
            <text:p>1381</text:p>
          </table:table-cell>
          <table:table-cell office:value-type="float" office:value="1017.86" table:style-name="ce3">
            <text:p>101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134" table:style-name="ce3">
            <text:p>134</text:p>
          </table:table-cell>
          <table:table-cell office:value-type="float" office:value="1652" table:style-name="ce3">
            <text:p>1652</text:p>
          </table:table-cell>
          <table:table-cell office:value-type="float" office:value="1786" table:style-name="ce3">
            <text:p>1786</text:p>
          </table:table-cell>
          <table:table-cell office:value-type="float" office:value="1169" table:style-name="ce3">
            <text:p>11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125" table:style-name="ce3">
            <text:p>125</text:p>
          </table:table-cell>
          <table:table-cell office:value-type="float" office:value="2007" table:style-name="ce3">
            <text:p>2007</text:p>
          </table:table-cell>
          <table:table-cell office:value-type="float" office:value="2132" table:style-name="ce3">
            <text:p>2132</text:p>
          </table:table-cell>
          <table:table-cell office:value-type="float" office:value="1341.86" table:style-name="ce3">
            <text:p>134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129" table:style-name="ce3">
            <text:p>129</text:p>
          </table:table-cell>
          <table:table-cell office:value-type="float" office:value="2073" table:style-name="ce3">
            <text:p>2073</text:p>
          </table:table-cell>
          <table:table-cell office:value-type="float" office:value="2202" table:style-name="ce3">
            <text:p>2202</text:p>
          </table:table-cell>
          <table:table-cell office:value-type="float" office:value="1542" table:style-name="ce3">
            <text:p>15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117" table:style-name="ce3">
            <text:p>117</text:p>
          </table:table-cell>
          <table:table-cell office:value-type="float" office:value="1540" table:style-name="ce3">
            <text:p>1540</text:p>
          </table:table-cell>
          <table:table-cell office:value-type="float" office:value="1657" table:style-name="ce3">
            <text:p>1657</text:p>
          </table:table-cell>
          <table:table-cell office:value-type="float" office:value="1661.29" table:style-name="ce3">
            <text:p>166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124" table:style-name="ce3">
            <text:p>124</text:p>
          </table:table-cell>
          <table:table-cell office:value-type="float" office:value="1553" table:style-name="ce3">
            <text:p>1553</text:p>
          </table:table-cell>
          <table:table-cell office:value-type="float" office:value="1677" table:style-name="ce3">
            <text:p>1677</text:p>
          </table:table-cell>
          <table:table-cell office:value-type="float" office:value="1754.86" table:style-name="ce3">
            <text:p>175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171" table:style-name="ce3">
            <text:p>171</text:p>
          </table:table-cell>
          <table:table-cell office:value-type="float" office:value="2094" table:style-name="ce3">
            <text:p>2094</text:p>
          </table:table-cell>
          <table:table-cell office:value-type="float" office:value="2265" table:style-name="ce3">
            <text:p>2265</text:p>
          </table:table-cell>
          <table:table-cell office:value-type="float" office:value="1871.43" table:style-name="ce3">
            <text:p>187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177" table:style-name="ce3">
            <text:p>177</text:p>
          </table:table-cell>
          <table:table-cell office:value-type="float" office:value="2236" table:style-name="ce3">
            <text:p>2236</text:p>
          </table:table-cell>
          <table:table-cell office:value-type="float" office:value="2413" table:style-name="ce3">
            <text:p>2413</text:p>
          </table:table-cell>
          <table:table-cell office:value-type="float" office:value="2018.86" table:style-name="ce3">
            <text:p>201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177" table:style-name="ce3">
            <text:p>177</text:p>
          </table:table-cell>
          <table:table-cell office:value-type="float" office:value="2480" table:style-name="ce3">
            <text:p>2480</text:p>
          </table:table-cell>
          <table:table-cell office:value-type="float" office:value="2657" table:style-name="ce3">
            <text:p>2657</text:p>
          </table:table-cell>
          <table:table-cell office:value-type="float" office:value="2143.29" table:style-name="ce3">
            <text:p>214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185" table:style-name="ce3">
            <text:p>185</text:p>
          </table:table-cell>
          <table:table-cell office:value-type="float" office:value="2240" table:style-name="ce3">
            <text:p>2240</text:p>
          </table:table-cell>
          <table:table-cell office:value-type="float" office:value="2425" table:style-name="ce3">
            <text:p>2425</text:p>
          </table:table-cell>
          <table:table-cell office:value-type="float" office:value="2185.14" table:style-name="ce3">
            <text:p>218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152" table:style-name="ce3">
            <text:p>152</text:p>
          </table:table-cell>
          <table:table-cell office:value-type="float" office:value="1716" table:style-name="ce3">
            <text:p>1716</text:p>
          </table:table-cell>
          <table:table-cell office:value-type="float" office:value="1868" table:style-name="ce3">
            <text:p>1868</text:p>
          </table:table-cell>
          <table:table-cell office:value-type="float" office:value="2137.4299999999998" table:style-name="ce3">
            <text:p>213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172" table:style-name="ce3">
            <text:p>172</text:p>
          </table:table-cell>
          <table:table-cell office:value-type="float" office:value="1744" table:style-name="ce3">
            <text:p>1744</text:p>
          </table:table-cell>
          <table:table-cell office:value-type="float" office:value="1916" table:style-name="ce3">
            <text:p>1916</text:p>
          </table:table-cell>
          <table:table-cell office:value-type="float" office:value="2174.4299999999998" table:style-name="ce3">
            <text:p>217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175" table:style-name="ce3">
            <text:p>175</text:p>
          </table:table-cell>
          <table:table-cell office:value-type="float" office:value="1447" table:style-name="ce3">
            <text:p>1447</text:p>
          </table:table-cell>
          <table:table-cell office:value-type="float" office:value="1622" table:style-name="ce3">
            <text:p>1622</text:p>
          </table:table-cell>
          <table:table-cell office:value-type="float" office:value="2166.5700000000002" table:style-name="ce3">
            <text:p>216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233" table:style-name="ce3">
            <text:p>233</text:p>
          </table:table-cell>
          <table:table-cell office:value-type="float" office:value="2510" table:style-name="ce3">
            <text:p>2510</text:p>
          </table:table-cell>
          <table:table-cell office:value-type="float" office:value="2743" table:style-name="ce3">
            <text:p>2743</text:p>
          </table:table-cell>
          <table:table-cell office:value-type="float" office:value="2234.86" table:style-name="ce3">
            <text:p>223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222" table:style-name="ce3">
            <text:p>222</text:p>
          </table:table-cell>
          <table:table-cell office:value-type="float" office:value="2308" table:style-name="ce3">
            <text:p>2308</text:p>
          </table:table-cell>
          <table:table-cell office:value-type="float" office:value="2530" table:style-name="ce3">
            <text:p>2530</text:p>
          </table:table-cell>
          <table:table-cell office:value-type="float" office:value="2251.5700000000002" table:style-name="ce3">
            <text:p>225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256" table:style-name="ce3">
            <text:p>256</text:p>
          </table:table-cell>
          <table:table-cell office:value-type="float" office:value="2518" table:style-name="ce3">
            <text:p>2518</text:p>
          </table:table-cell>
          <table:table-cell office:value-type="float" office:value="2774" table:style-name="ce3">
            <text:p>2774</text:p>
          </table:table-cell>
          <table:table-cell office:value-type="float" office:value="2268.29" table:style-name="ce3">
            <text:p>226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207" table:style-name="ce3">
            <text:p>207</text:p>
          </table:table-cell>
          <table:table-cell office:value-type="float" office:value="2281" table:style-name="ce3">
            <text:p>2281</text:p>
          </table:table-cell>
          <table:table-cell office:value-type="float" office:value="2488" table:style-name="ce3">
            <text:p>2488</text:p>
          </table:table-cell>
          <table:table-cell office:value-type="float" office:value="2277.29" table:style-name="ce3">
            <text:p>227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219" table:style-name="ce3">
            <text:p>219</text:p>
          </table:table-cell>
          <table:table-cell office:value-type="float" office:value="2213" table:style-name="ce3">
            <text:p>2213</text:p>
          </table:table-cell>
          <table:table-cell office:value-type="float" office:value="2432" table:style-name="ce3">
            <text:p>2432</text:p>
          </table:table-cell>
          <table:table-cell office:value-type="float" office:value="2357.86" table:style-name="ce3">
            <text:p>235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216" table:style-name="ce3">
            <text:p>216</text:p>
          </table:table-cell>
          <table:table-cell office:value-type="float" office:value="2150" table:style-name="ce3">
            <text:p>2150</text:p>
          </table:table-cell>
          <table:table-cell office:value-type="float" office:value="2366" table:style-name="ce3">
            <text:p>2366</text:p>
          </table:table-cell>
          <table:table-cell office:value-type="float" office:value="2422.14" table:style-name="ce3">
            <text:p>242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263" table:style-name="ce3">
            <text:p>263</text:p>
          </table:table-cell>
          <table:table-cell office:value-type="float" office:value="1956" table:style-name="ce3">
            <text:p>1956</text:p>
          </table:table-cell>
          <table:table-cell office:value-type="float" office:value="2219" table:style-name="ce3">
            <text:p>2219</text:p>
          </table:table-cell>
          <table:table-cell office:value-type="float" office:value="2507.4299999999998" table:style-name="ce3">
            <text:p>250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346" table:style-name="ce3">
            <text:p>346</text:p>
          </table:table-cell>
          <table:table-cell office:value-type="float" office:value="3484" table:style-name="ce3">
            <text:p>3484</text:p>
          </table:table-cell>
          <table:table-cell office:value-type="float" office:value="3830" table:style-name="ce3">
            <text:p>3830</text:p>
          </table:table-cell>
          <table:table-cell office:value-type="float" office:value="2662.71" table:style-name="ce3">
            <text:p>266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375" table:style-name="ce3">
            <text:p>375</text:p>
          </table:table-cell>
          <table:table-cell office:value-type="float" office:value="3191" table:style-name="ce3">
            <text:p>3191</text:p>
          </table:table-cell>
          <table:table-cell office:value-type="float" office:value="3566" table:style-name="ce3">
            <text:p>3566</text:p>
          </table:table-cell>
          <table:table-cell office:value-type="float" office:value="2810.71" table:style-name="ce3">
            <text:p>281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361" table:style-name="ce3">
            <text:p>361</text:p>
          </table:table-cell>
          <table:table-cell office:value-type="float" office:value="3131" table:style-name="ce3">
            <text:p>3131</text:p>
          </table:table-cell>
          <table:table-cell office:value-type="float" office:value="3492" table:style-name="ce3">
            <text:p>3492</text:p>
          </table:table-cell>
          <table:table-cell office:value-type="float" office:value="2913.29" table:style-name="ce3">
            <text:p>291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308" table:style-name="ce3">
            <text:p>308</text:p>
          </table:table-cell>
          <table:table-cell office:value-type="float" office:value="2993" table:style-name="ce3">
            <text:p>2993</text:p>
          </table:table-cell>
          <table:table-cell office:value-type="float" office:value="3301" table:style-name="ce3">
            <text:p>3301</text:p>
          </table:table-cell>
          <table:table-cell office:value-type="float" office:value="3029.43" table:style-name="ce3">
            <text:p>302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330" table:style-name="ce3">
            <text:p>330</text:p>
          </table:table-cell>
          <table:table-cell office:value-type="float" office:value="2646" table:style-name="ce3">
            <text:p>2646</text:p>
          </table:table-cell>
          <table:table-cell office:value-type="float" office:value="2976" table:style-name="ce3">
            <text:p>2976</text:p>
          </table:table-cell>
          <table:table-cell office:value-type="float" office:value="3107.14" table:style-name="ce3">
            <text:p>310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306" table:style-name="ce3">
            <text:p>306</text:p>
          </table:table-cell>
          <table:table-cell office:value-type="float" office:value="1943" table:style-name="ce3">
            <text:p>1943</text:p>
          </table:table-cell>
          <table:table-cell office:value-type="float" office:value="2249" table:style-name="ce3">
            <text:p>2249</text:p>
          </table:table-cell>
          <table:table-cell office:value-type="float" office:value="3090.43" table:style-name="ce3">
            <text:p>309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263" table:style-name="ce3">
            <text:p>263</text:p>
          </table:table-cell>
          <table:table-cell office:value-type="float" office:value="1886" table:style-name="ce3">
            <text:p>1886</text:p>
          </table:table-cell>
          <table:table-cell office:value-type="float" office:value="2149" table:style-name="ce3">
            <text:p>2149</text:p>
          </table:table-cell>
          <table:table-cell office:value-type="float" office:value="3080.43" table:style-name="ce3">
            <text:p>308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348" table:style-name="ce3">
            <text:p>348</text:p>
          </table:table-cell>
          <table:table-cell office:value-type="float" office:value="3501" table:style-name="ce3">
            <text:p>3501</text:p>
          </table:table-cell>
          <table:table-cell office:value-type="float" office:value="3849" table:style-name="ce3">
            <text:p>3849</text:p>
          </table:table-cell>
          <table:table-cell office:value-type="float" office:value="3083.14" table:style-name="ce3">
            <text:p>308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369" table:style-name="ce3">
            <text:p>369</text:p>
          </table:table-cell>
          <table:table-cell office:value-type="float" office:value="3211" table:style-name="ce3">
            <text:p>3211</text:p>
          </table:table-cell>
          <table:table-cell office:value-type="float" office:value="3580" table:style-name="ce3">
            <text:p>3580</text:p>
          </table:table-cell>
          <table:table-cell office:value-type="float" office:value="3085.14" table:style-name="ce3">
            <text:p>308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340" table:style-name="ce3">
            <text:p>340</text:p>
          </table:table-cell>
          <table:table-cell office:value-type="float" office:value="3239" table:style-name="ce3">
            <text:p>3239</text:p>
          </table:table-cell>
          <table:table-cell office:value-type="float" office:value="3579" table:style-name="ce3">
            <text:p>3579</text:p>
          </table:table-cell>
          <table:table-cell office:value-type="float" office:value="3097.57" table:style-name="ce3">
            <text:p>309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370" table:style-name="ce3">
            <text:p>370</text:p>
          </table:table-cell>
          <table:table-cell office:value-type="float" office:value="3090" table:style-name="ce3">
            <text:p>3090</text:p>
          </table:table-cell>
          <table:table-cell office:value-type="float" office:value="3460" table:style-name="ce3">
            <text:p>3460</text:p>
          </table:table-cell>
          <table:table-cell office:value-type="float" office:value="3120.29" table:style-name="ce3">
            <text:p>312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333" table:style-name="ce3">
            <text:p>333</text:p>
          </table:table-cell>
          <table:table-cell office:value-type="float" office:value="3133" table:style-name="ce3">
            <text:p>3133</text:p>
          </table:table-cell>
          <table:table-cell office:value-type="float" office:value="3466" table:style-name="ce3">
            <text:p>3466</text:p>
          </table:table-cell>
          <table:table-cell office:value-type="float" office:value="3190.29" table:style-name="ce3">
            <text:p>319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269" table:style-name="ce3">
            <text:p>269</text:p>
          </table:table-cell>
          <table:table-cell office:value-type="float" office:value="2359" table:style-name="ce3">
            <text:p>2359</text:p>
          </table:table-cell>
          <table:table-cell office:value-type="float" office:value="2628" table:style-name="ce3">
            <text:p>2628</text:p>
          </table:table-cell>
          <table:table-cell office:value-type="float" office:value="3244.43" table:style-name="ce3">
            <text:p>324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283" table:style-name="ce3">
            <text:p>283</text:p>
          </table:table-cell>
          <table:table-cell office:value-type="float" office:value="2537" table:style-name="ce3">
            <text:p>2537</text:p>
          </table:table-cell>
          <table:table-cell office:value-type="float" office:value="2820" table:style-name="ce3">
            <text:p>2820</text:p>
          </table:table-cell>
          <table:table-cell office:value-type="float" office:value="3340.29" table:style-name="ce3">
            <text:p>334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388" table:style-name="ce3">
            <text:p>388</text:p>
          </table:table-cell>
          <table:table-cell office:value-type="float" office:value="4279" table:style-name="ce3">
            <text:p>4279</text:p>
          </table:table-cell>
          <table:table-cell office:value-type="float" office:value="4667" table:style-name="ce3">
            <text:p>4667</text:p>
          </table:table-cell>
          <table:table-cell office:value-type="float" office:value="3457.14" table:style-name="ce3">
            <text:p>345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411" table:style-name="ce3">
            <text:p>411</text:p>
          </table:table-cell>
          <table:table-cell office:value-type="float" office:value="3538" table:style-name="ce3">
            <text:p>3538</text:p>
          </table:table-cell>
          <table:table-cell office:value-type="float" office:value="3949" table:style-name="ce3">
            <text:p>3949</text:p>
          </table:table-cell>
          <table:table-cell office:value-type="float" office:value="3509.86" table:style-name="ce3">
            <text:p>350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365" table:style-name="ce3">
            <text:p>365</text:p>
          </table:table-cell>
          <table:table-cell office:value-type="float" office:value="3140" table:style-name="ce3">
            <text:p>3140</text:p>
          </table:table-cell>
          <table:table-cell office:value-type="float" office:value="3505" table:style-name="ce3">
            <text:p>3505</text:p>
          </table:table-cell>
          <table:table-cell office:value-type="float" office:value="3499.29" table:style-name="ce3">
            <text:p>349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285" table:style-name="ce3">
            <text:p>285</text:p>
          </table:table-cell>
          <table:table-cell office:value-type="float" office:value="3301" table:style-name="ce3">
            <text:p>3301</text:p>
          </table:table-cell>
          <table:table-cell office:value-type="float" office:value="3586" table:style-name="ce3">
            <text:p>3586</text:p>
          </table:table-cell>
          <table:table-cell office:value-type="float" office:value="3517.29" table:style-name="ce3">
            <text:p>351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273" table:style-name="ce3">
            <text:p>273</text:p>
          </table:table-cell>
          <table:table-cell office:value-type="float" office:value="3361" table:style-name="ce3">
            <text:p>3361</text:p>
          </table:table-cell>
          <table:table-cell office:value-type="float" office:value="3634" table:style-name="ce3">
            <text:p>3634</text:p>
          </table:table-cell>
          <table:table-cell office:value-type="float" office:value="3541.29" table:style-name="ce3">
            <text:p>354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247" table:style-name="ce3">
            <text:p>247</text:p>
          </table:table-cell>
          <table:table-cell office:value-type="float" office:value="2586" table:style-name="ce3">
            <text:p>2586</text:p>
          </table:table-cell>
          <table:table-cell office:value-type="float" office:value="2833" table:style-name="ce3">
            <text:p>2833</text:p>
          </table:table-cell>
          <table:table-cell office:value-type="float" office:value="3570.57" table:style-name="ce3">
            <text:p>357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250" table:style-name="ce3">
            <text:p>250</text:p>
          </table:table-cell>
          <table:table-cell office:value-type="float" office:value="2641" table:style-name="ce3">
            <text:p>2641</text:p>
          </table:table-cell>
          <table:table-cell office:value-type="float" office:value="2891" table:style-name="ce3">
            <text:p>2891</text:p>
          </table:table-cell>
          <table:table-cell office:value-type="float" office:value="3580.71" table:style-name="ce3">
            <text:p>358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400" table:style-name="ce3">
            <text:p>400</text:p>
          </table:table-cell>
          <table:table-cell office:value-type="float" office:value="4090" table:style-name="ce3">
            <text:p>4090</text:p>
          </table:table-cell>
          <table:table-cell office:value-type="float" office:value="4490" table:style-name="ce3">
            <text:p>4490</text:p>
          </table:table-cell>
          <table:table-cell office:value-type="float" office:value="3555.43" table:style-name="ce3">
            <text:p>355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422" table:style-name="ce3">
            <text:p>422</text:p>
          </table:table-cell>
          <table:table-cell office:value-type="float" office:value="3349" table:style-name="ce3">
            <text:p>3349</text:p>
          </table:table-cell>
          <table:table-cell office:value-type="float" office:value="3771" table:style-name="ce3">
            <text:p>3771</text:p>
          </table:table-cell>
          <table:table-cell office:value-type="float" office:value="3530" table:style-name="ce3">
            <text:p>35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344" table:style-name="ce3">
            <text:p>344</text:p>
          </table:table-cell>
          <table:table-cell office:value-type="float" office:value="3359" table:style-name="ce3">
            <text:p>3359</text:p>
          </table:table-cell>
          <table:table-cell office:value-type="float" office:value="3703" table:style-name="ce3">
            <text:p>3703</text:p>
          </table:table-cell>
          <table:table-cell office:value-type="float" office:value="3558.29" table:style-name="ce3">
            <text:p>355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307" table:style-name="ce3">
            <text:p>307</text:p>
          </table:table-cell>
          <table:table-cell office:value-type="float" office:value="2894" table:style-name="ce3">
            <text:p>2894</text:p>
          </table:table-cell>
          <table:table-cell office:value-type="float" office:value="3201" table:style-name="ce3">
            <text:p>3201</text:p>
          </table:table-cell>
          <table:table-cell office:value-type="float" office:value="3503.29" table:style-name="ce3">
            <text:p>350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301" table:style-name="ce3">
            <text:p>301</text:p>
          </table:table-cell>
          <table:table-cell office:value-type="float" office:value="2775" table:style-name="ce3">
            <text:p>2775</text:p>
          </table:table-cell>
          <table:table-cell office:value-type="float" office:value="3076" table:style-name="ce3">
            <text:p>3076</text:p>
          </table:table-cell>
          <table:table-cell office:value-type="float" office:value="3423.57" table:style-name="ce3">
            <text:p>342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239" table:style-name="ce3">
            <text:p>239</text:p>
          </table:table-cell>
          <table:table-cell office:value-type="float" office:value="2264" table:style-name="ce3">
            <text:p>2264</text:p>
          </table:table-cell>
          <table:table-cell office:value-type="float" office:value="2503" table:style-name="ce3">
            <text:p>2503</text:p>
          </table:table-cell>
          <table:table-cell office:value-type="float" office:value="3376.43" table:style-name="ce3">
            <text:p>337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262" table:style-name="ce3">
            <text:p>262</text:p>
          </table:table-cell>
          <table:table-cell office:value-type="float" office:value="1832" table:style-name="ce3">
            <text:p>1832</text:p>
          </table:table-cell>
          <table:table-cell office:value-type="float" office:value="2094" table:style-name="ce3">
            <text:p>2094</text:p>
          </table:table-cell>
          <table:table-cell office:value-type="float" office:value="3262.57" table:style-name="ce3">
            <text:p>326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344" table:style-name="ce3">
            <text:p>344</text:p>
          </table:table-cell>
          <table:table-cell office:value-type="float" office:value="2933" table:style-name="ce3">
            <text:p>2933</text:p>
          </table:table-cell>
          <table:table-cell office:value-type="float" office:value="3277" table:style-name="ce3">
            <text:p>3277</text:p>
          </table:table-cell>
          <table:table-cell office:value-type="float" office:value="3089.29" table:style-name="ce3">
            <text:p>308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329" table:style-name="ce3">
            <text:p>329</text:p>
          </table:table-cell>
          <table:table-cell office:value-type="float" office:value="2729" table:style-name="ce3">
            <text:p>2729</text:p>
          </table:table-cell>
          <table:table-cell office:value-type="float" office:value="3058" table:style-name="ce3">
            <text:p>3058</text:p>
          </table:table-cell>
          <table:table-cell office:value-type="float" office:value="2987.43" table:style-name="ce3">
            <text:p>298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289" table:style-name="ce3">
            <text:p>289</text:p>
          </table:table-cell>
          <table:table-cell office:value-type="float" office:value="2292" table:style-name="ce3">
            <text:p>2292</text:p>
          </table:table-cell>
          <table:table-cell office:value-type="float" office:value="2581" table:style-name="ce3">
            <text:p>2581</text:p>
          </table:table-cell>
          <table:table-cell office:value-type="float" office:value="2827.14" table:style-name="ce3">
            <text:p>282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271" table:style-name="ce3">
            <text:p>271</text:p>
          </table:table-cell>
          <table:table-cell office:value-type="float" office:value="1818" table:style-name="ce3">
            <text:p>1818</text:p>
          </table:table-cell>
          <table:table-cell office:value-type="float" office:value="2089" table:style-name="ce3">
            <text:p>2089</text:p>
          </table:table-cell>
          <table:table-cell office:value-type="float" office:value="2668.29" table:style-name="ce3">
            <text:p>266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283" table:style-name="ce3">
            <text:p>283</text:p>
          </table:table-cell>
          <table:table-cell office:value-type="float" office:value="1653" table:style-name="ce3">
            <text:p>1653</text:p>
          </table:table-cell>
          <table:table-cell office:value-type="float" office:value="1936" table:style-name="ce3">
            <text:p>1936</text:p>
          </table:table-cell>
          <table:table-cell office:value-type="float" office:value="2505.4299999999998" table:style-name="ce3">
            <text:p>250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198" table:style-name="ce3">
            <text:p>198</text:p>
          </table:table-cell>
          <table:table-cell office:value-type="float" office:value="1168" table:style-name="ce3">
            <text:p>1168</text:p>
          </table:table-cell>
          <table:table-cell office:value-type="float" office:value="1366" table:style-name="ce3">
            <text:p>1366</text:p>
          </table:table-cell>
          <table:table-cell office:value-type="float" office:value="2343" table:style-name="ce3">
            <text:p>23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217" table:style-name="ce3">
            <text:p>217</text:p>
          </table:table-cell>
          <table:table-cell office:value-type="float" office:value="1133" table:style-name="ce3">
            <text:p>1133</text:p>
          </table:table-cell>
          <table:table-cell office:value-type="float" office:value="1350" table:style-name="ce3">
            <text:p>1350</text:p>
          </table:table-cell>
          <table:table-cell office:value-type="float" office:value="2236.71" table:style-name="ce3">
            <text:p>223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281" table:style-name="ce3">
            <text:p>281</text:p>
          </table:table-cell>
          <table:table-cell office:value-type="float" office:value="1777" table:style-name="ce3">
            <text:p>1777</text:p>
          </table:table-cell>
          <table:table-cell office:value-type="float" office:value="2058" table:style-name="ce3">
            <text:p>2058</text:p>
          </table:table-cell>
          <table:table-cell office:value-type="float" office:value="2062.5700000000002" table:style-name="ce3">
            <text:p>206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297" table:style-name="ce3">
            <text:p>297</text:p>
          </table:table-cell>
          <table:table-cell office:value-type="float" office:value="1461" table:style-name="ce3">
            <text:p>1461</text:p>
          </table:table-cell>
          <table:table-cell office:value-type="float" office:value="1758" table:style-name="ce3">
            <text:p>1758</text:p>
          </table:table-cell>
          <table:table-cell office:value-type="float" office:value="1876.86" table:style-name="ce3">
            <text:p>187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210" table:style-name="ce3">
            <text:p>210</text:p>
          </table:table-cell>
          <table:table-cell office:value-type="float" office:value="1393" table:style-name="ce3">
            <text:p>1393</text:p>
          </table:table-cell>
          <table:table-cell office:value-type="float" office:value="1603" table:style-name="ce3">
            <text:p>1603</text:p>
          </table:table-cell>
          <table:table-cell office:value-type="float" office:value="1737.14" table:style-name="ce3">
            <text:p>173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185" table:style-name="ce3">
            <text:p>185</text:p>
          </table:table-cell>
          <table:table-cell office:value-type="float" office:value="1210" table:style-name="ce3">
            <text:p>1210</text:p>
          </table:table-cell>
          <table:table-cell office:value-type="float" office:value="1395" table:style-name="ce3">
            <text:p>1395</text:p>
          </table:table-cell>
          <table:table-cell office:value-type="float" office:value="1638" table:style-name="ce3">
            <text:p>16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197" table:style-name="ce3">
            <text:p>197</text:p>
          </table:table-cell>
          <table:table-cell office:value-type="float" office:value="1120" table:style-name="ce3">
            <text:p>1120</text:p>
          </table:table-cell>
          <table:table-cell office:value-type="float" office:value="1317" table:style-name="ce3">
            <text:p>1317</text:p>
          </table:table-cell>
          <table:table-cell office:value-type="float" office:value="1549.57" table:style-name="ce3">
            <text:p>154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192" table:style-name="ce3">
            <text:p>192</text:p>
          </table:table-cell>
          <table:table-cell office:value-type="float" office:value="898" table:style-name="ce3">
            <text:p>898</text:p>
          </table:table-cell>
          <table:table-cell office:value-type="float" office:value="1090" table:style-name="ce3">
            <text:p>1090</text:p>
          </table:table-cell>
          <table:table-cell office:value-type="float" office:value="1510.14" table:style-name="ce3">
            <text:p>151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173" table:style-name="ce3">
            <text:p>173</text:p>
          </table:table-cell>
          <table:table-cell office:value-type="float" office:value="865" table:style-name="ce3">
            <text:p>865</text:p>
          </table:table-cell>
          <table:table-cell office:value-type="float" office:value="1038" table:style-name="ce3">
            <text:p>1038</text:p>
          </table:table-cell>
          <table:table-cell office:value-type="float" office:value="1465.57" table:style-name="ce3">
            <text:p>146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272" table:style-name="ce3">
            <text:p>272</text:p>
          </table:table-cell>
          <table:table-cell office:value-type="float" office:value="1433" table:style-name="ce3">
            <text:p>1433</text:p>
          </table:table-cell>
          <table:table-cell office:value-type="float" office:value="1705" table:style-name="ce3">
            <text:p>1705</text:p>
          </table:table-cell>
          <table:table-cell office:value-type="float" office:value="1415.14" table:style-name="ce3">
            <text:p>141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237" table:style-name="ce3">
            <text:p>237</text:p>
          </table:table-cell>
          <table:table-cell office:value-type="float" office:value="1248" table:style-name="ce3">
            <text:p>1248</text:p>
          </table:table-cell>
          <table:table-cell office:value-type="float" office:value="1485" table:style-name="ce3">
            <text:p>1485</text:p>
          </table:table-cell>
          <table:table-cell office:value-type="float" office:value="1376.14" table:style-name="ce3">
            <text:p>137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205" table:style-name="ce3">
            <text:p>205</text:p>
          </table:table-cell>
          <table:table-cell office:value-type="float" office:value="1135" table:style-name="ce3">
            <text:p>1135</text:p>
          </table:table-cell>
          <table:table-cell office:value-type="float" office:value="1340" table:style-name="ce3">
            <text:p>1340</text:p>
          </table:table-cell>
          <table:table-cell office:value-type="float" office:value="1338.57" table:style-name="ce3">
            <text:p>133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190" table:style-name="ce3">
            <text:p>190</text:p>
          </table:table-cell>
          <table:table-cell office:value-type="float" office:value="961" table:style-name="ce3">
            <text:p>961</text:p>
          </table:table-cell>
          <table:table-cell office:value-type="float" office:value="1151" table:style-name="ce3">
            <text:p>1151</text:p>
          </table:table-cell>
          <table:table-cell office:value-type="float" office:value="1303.71" table:style-name="ce3">
            <text:p>130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169" table:style-name="ce3">
            <text:p>169</text:p>
          </table:table-cell>
          <table:table-cell office:value-type="float" office:value="881" table:style-name="ce3">
            <text:p>881</text:p>
          </table:table-cell>
          <table:table-cell office:value-type="float" office:value="1050" table:style-name="ce3">
            <text:p>1050</text:p>
          </table:table-cell>
          <table:table-cell office:value-type="float" office:value="1265.57" table:style-name="ce3">
            <text:p>126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145" table:style-name="ce3">
            <text:p>145</text:p>
          </table:table-cell>
          <table:table-cell office:value-type="float" office:value="731" table:style-name="ce3">
            <text:p>731</text:p>
          </table:table-cell>
          <table:table-cell office:value-type="float" office:value="876" table:style-name="ce3">
            <text:p>876</text:p>
          </table:table-cell>
          <table:table-cell office:value-type="float" office:value="1235" table:style-name="ce3">
            <text:p>12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141" table:style-name="ce3">
            <text:p>141</text:p>
          </table:table-cell>
          <table:table-cell office:value-type="float" office:value="723" table:style-name="ce3">
            <text:p>723</text:p>
          </table:table-cell>
          <table:table-cell office:value-type="float" office:value="864" table:style-name="ce3">
            <text:p>864</text:p>
          </table:table-cell>
          <table:table-cell office:value-type="float" office:value="1210.1400000000001" table:style-name="ce3">
            <text:p>121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240" table:style-name="ce3">
            <text:p>240</text:p>
          </table:table-cell>
          <table:table-cell office:value-type="float" office:value="1163" table:style-name="ce3">
            <text:p>1163</text:p>
          </table:table-cell>
          <table:table-cell office:value-type="float" office:value="1403" table:style-name="ce3">
            <text:p>1403</text:p>
          </table:table-cell>
          <table:table-cell office:value-type="float" office:value="1167" table:style-name="ce3">
            <text:p>11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244" table:style-name="ce3">
            <text:p>244</text:p>
          </table:table-cell>
          <table:table-cell office:value-type="float" office:value="1100" table:style-name="ce3">
            <text:p>1100</text:p>
          </table:table-cell>
          <table:table-cell office:value-type="float" office:value="1344" table:style-name="ce3">
            <text:p>1344</text:p>
          </table:table-cell>
          <table:table-cell office:value-type="float" office:value="1146.8599999999999" table:style-name="ce3">
            <text:p>114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211" table:style-name="ce3">
            <text:p>211</text:p>
          </table:table-cell>
          <table:table-cell office:value-type="float" office:value="1126" table:style-name="ce3">
            <text:p>1126</text:p>
          </table:table-cell>
          <table:table-cell office:value-type="float" office:value="1337" table:style-name="ce3">
            <text:p>1337</text:p>
          </table:table-cell>
          <table:table-cell office:value-type="float" office:value="1146.43" table:style-name="ce3">
            <text:p>114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202" table:style-name="ce3">
            <text:p>202</text:p>
          </table:table-cell>
          <table:table-cell office:value-type="float" office:value="1017" table:style-name="ce3">
            <text:p>1017</text:p>
          </table:table-cell>
          <table:table-cell office:value-type="float" office:value="1219" table:style-name="ce3">
            <text:p>1219</text:p>
          </table:table-cell>
          <table:table-cell office:value-type="float" office:value="1156.1400000000001" table:style-name="ce3">
            <text:p>115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228" table:style-name="ce3">
            <text:p>228</text:p>
          </table:table-cell>
          <table:table-cell office:value-type="float" office:value="1004" table:style-name="ce3">
            <text:p>1004</text:p>
          </table:table-cell>
          <table:table-cell office:value-type="float" office:value="1232" table:style-name="ce3">
            <text:p>1232</text:p>
          </table:table-cell>
          <table:table-cell office:value-type="float" office:value="1182.1400000000001" table:style-name="ce3">
            <text:p>118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174" table:style-name="ce3">
            <text:p>174</text:p>
          </table:table-cell>
          <table:table-cell office:value-type="float" office:value="773" table:style-name="ce3">
            <text:p>773</text:p>
          </table:table-cell>
          <table:table-cell office:value-type="float" office:value="947" table:style-name="ce3">
            <text:p>947</text:p>
          </table:table-cell>
          <table:table-cell office:value-type="float" office:value="1192.29" table:style-name="ce3">
            <text:p>119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162" table:style-name="ce3">
            <text:p>162</text:p>
          </table:table-cell>
          <table:table-cell office:value-type="float" office:value="866" table:style-name="ce3">
            <text:p>866</text:p>
          </table:table-cell>
          <table:table-cell office:value-type="float" office:value="1028" table:style-name="ce3">
            <text:p>1028</text:p>
          </table:table-cell>
          <table:table-cell office:value-type="float" office:value="1215.71" table:style-name="ce3">
            <text:p>121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268" table:style-name="ce3">
            <text:p>268</text:p>
          </table:table-cell>
          <table:table-cell office:value-type="float" office:value="1451" table:style-name="ce3">
            <text:p>1451</text:p>
          </table:table-cell>
          <table:table-cell office:value-type="float" office:value="1719" table:style-name="ce3">
            <text:p>1719</text:p>
          </table:table-cell>
          <table:table-cell office:value-type="float" office:value="1260.8599999999999" table:style-name="ce3">
            <text:p>126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256" table:style-name="ce3">
            <text:p>256</text:p>
          </table:table-cell>
          <table:table-cell office:value-type="float" office:value="1236" table:style-name="ce3">
            <text:p>1236</text:p>
          </table:table-cell>
          <table:table-cell office:value-type="float" office:value="1492" table:style-name="ce3">
            <text:p>1492</text:p>
          </table:table-cell>
          <table:table-cell office:value-type="float" office:value="1282" table:style-name="ce3">
            <text:p>12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198" table:style-name="ce3">
            <text:p>198</text:p>
          </table:table-cell>
          <table:table-cell office:value-type="float" office:value="1029" table:style-name="ce3">
            <text:p>1029</text:p>
          </table:table-cell>
          <table:table-cell office:value-type="float" office:value="1227" table:style-name="ce3">
            <text:p>1227</text:p>
          </table:table-cell>
          <table:table-cell office:value-type="float" office:value="1266.29" table:style-name="ce3">
            <text:p>126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184" table:style-name="ce3">
            <text:p>184</text:p>
          </table:table-cell>
          <table:table-cell office:value-type="float" office:value="989" table:style-name="ce3">
            <text:p>989</text:p>
          </table:table-cell>
          <table:table-cell office:value-type="float" office:value="1173" table:style-name="ce3">
            <text:p>1173</text:p>
          </table:table-cell>
          <table:table-cell office:value-type="float" office:value="1259.71" table:style-name="ce3">
            <text:p>125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191" table:style-name="ce3">
            <text:p>191</text:p>
          </table:table-cell>
          <table:table-cell office:value-type="float" office:value="1259" table:style-name="ce3">
            <text:p>1259</text:p>
          </table:table-cell>
          <table:table-cell office:value-type="float" office:value="1450" table:style-name="ce3">
            <text:p>1450</text:p>
          </table:table-cell>
          <table:table-cell office:value-type="float" office:value="1290.8599999999999" table:style-name="ce3">
            <text:p>129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170" table:style-name="ce3">
            <text:p>170</text:p>
          </table:table-cell>
          <table:table-cell office:value-type="float" office:value="850" table:style-name="ce3">
            <text:p>850</text:p>
          </table:table-cell>
          <table:table-cell office:value-type="float" office:value="1020" table:style-name="ce3">
            <text:p>1020</text:p>
          </table:table-cell>
          <table:table-cell office:value-type="float" office:value="1301.29" table:style-name="ce3">
            <text:p>130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173" table:style-name="ce3">
            <text:p>173</text:p>
          </table:table-cell>
          <table:table-cell office:value-type="float" office:value="1241" table:style-name="ce3">
            <text:p>1241</text:p>
          </table:table-cell>
          <table:table-cell office:value-type="float" office:value="1414" table:style-name="ce3">
            <text:p>1414</text:p>
          </table:table-cell>
          <table:table-cell office:value-type="float" office:value="1356.43" table:style-name="ce3">
            <text:p>135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277" table:style-name="ce3">
            <text:p>277</text:p>
          </table:table-cell>
          <table:table-cell office:value-type="float" office:value="1704" table:style-name="ce3">
            <text:p>1704</text:p>
          </table:table-cell>
          <table:table-cell office:value-type="float" office:value="1981" table:style-name="ce3">
            <text:p>1981</text:p>
          </table:table-cell>
          <table:table-cell office:value-type="float" office:value="1393.86" table:style-name="ce3">
            <text:p>139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243" table:style-name="ce3">
            <text:p>243</text:p>
          </table:table-cell>
          <table:table-cell office:value-type="float" office:value="1624" table:style-name="ce3">
            <text:p>1624</text:p>
          </table:table-cell>
          <table:table-cell office:value-type="float" office:value="1867" table:style-name="ce3">
            <text:p>1867</text:p>
          </table:table-cell>
          <table:table-cell office:value-type="float" office:value="1447.43" table:style-name="ce3">
            <text:p>144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164" table:style-name="ce3">
            <text:p>164</text:p>
          </table:table-cell>
          <table:table-cell office:value-type="float" office:value="1465" table:style-name="ce3">
            <text:p>1465</text:p>
          </table:table-cell>
          <table:table-cell office:value-type="float" office:value="1629" table:style-name="ce3">
            <text:p>1629</text:p>
          </table:table-cell>
          <table:table-cell office:value-type="float" office:value="1504.86" table:style-name="ce3">
            <text:p>150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191" table:style-name="ce3">
            <text:p>191</text:p>
          </table:table-cell>
          <table:table-cell office:value-type="float" office:value="1061" table:style-name="ce3">
            <text:p>1061</text:p>
          </table:table-cell>
          <table:table-cell office:value-type="float" office:value="1252" table:style-name="ce3">
            <text:p>1252</text:p>
          </table:table-cell>
          <table:table-cell office:value-type="float" office:value="1516.14" table:style-name="ce3">
            <text:p>151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109" table:style-name="ce3">
            <text:p>109</text:p>
          </table:table-cell>
          <table:table-cell office:value-type="float" office:value="481" table:style-name="ce3">
            <text:p>481</text:p>
          </table:table-cell>
          <table:table-cell office:value-type="float" office:value="590" table:style-name="ce3">
            <text:p>590</text:p>
          </table:table-cell>
          <table:table-cell office:value-type="float" office:value="1393.29" table:style-name="ce3">
            <text:p>139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181" table:style-name="ce3">
            <text:p>181</text:p>
          </table:table-cell>
          <table:table-cell office:value-type="float" office:value="1479" table:style-name="ce3">
            <text:p>1479</text:p>
          </table:table-cell>
          <table:table-cell office:value-type="float" office:value="1660" table:style-name="ce3">
            <text:p>1660</text:p>
          </table:table-cell>
          <table:table-cell office:value-type="float" office:value="1484.71" table:style-name="ce3">
            <text:p>148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225" table:style-name="ce3">
            <text:p>225</text:p>
          </table:table-cell>
          <table:table-cell office:value-type="float" office:value="1733" table:style-name="ce3">
            <text:p>1733</text:p>
          </table:table-cell>
          <table:table-cell office:value-type="float" office:value="1958" table:style-name="ce3">
            <text:p>1958</text:p>
          </table:table-cell>
          <table:table-cell office:value-type="float" office:value="1562.43" table:style-name="ce3">
            <text:p>156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207" table:style-name="ce3">
            <text:p>207</text:p>
          </table:table-cell>
          <table:table-cell office:value-type="float" office:value="1915" table:style-name="ce3">
            <text:p>1915</text:p>
          </table:table-cell>
          <table:table-cell office:value-type="float" office:value="2122" table:style-name="ce3">
            <text:p>2122</text:p>
          </table:table-cell>
          <table:table-cell office:value-type="float" office:value="1582.57" table:style-name="ce3">
            <text:p>158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257" table:style-name="ce3">
            <text:p>257</text:p>
          </table:table-cell>
          <table:table-cell office:value-type="float" office:value="2965" table:style-name="ce3">
            <text:p>2965</text:p>
          </table:table-cell>
          <table:table-cell office:value-type="float" office:value="3222" table:style-name="ce3">
            <text:p>3222</text:p>
          </table:table-cell>
          <table:table-cell office:value-type="float" office:value="1776.14" table:style-name="ce3">
            <text:p>177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260" table:style-name="ce3">
            <text:p>260</text:p>
          </table:table-cell>
          <table:table-cell office:value-type="float" office:value="2685" table:style-name="ce3">
            <text:p>2685</text:p>
          </table:table-cell>
          <table:table-cell office:value-type="float" office:value="2945" table:style-name="ce3">
            <text:p>2945</text:p>
          </table:table-cell>
          <table:table-cell office:value-type="float" office:value="1964.14" table:style-name="ce3">
            <text:p>196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242" table:style-name="ce3">
            <text:p>242</text:p>
          </table:table-cell>
          <table:table-cell office:value-type="float" office:value="1922" table:style-name="ce3">
            <text:p>1922</text:p>
          </table:table-cell>
          <table:table-cell office:value-type="float" office:value="2164" table:style-name="ce3">
            <text:p>2164</text:p>
          </table:table-cell>
          <table:table-cell office:value-type="float" office:value="2094.4299999999998" table:style-name="ce3">
            <text:p>209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153" table:style-name="ce3">
            <text:p>153</text:p>
          </table:table-cell>
          <table:table-cell office:value-type="float" office:value="1326" table:style-name="ce3">
            <text:p>1326</text:p>
          </table:table-cell>
          <table:table-cell office:value-type="float" office:value="1479" table:style-name="ce3">
            <text:p>1479</text:p>
          </table:table-cell>
          <table:table-cell office:value-type="float" office:value="2221.4299999999998" table:style-name="ce3">
            <text:p>222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243" table:style-name="ce3">
            <text:p>243</text:p>
          </table:table-cell>
          <table:table-cell office:value-type="float" office:value="2493" table:style-name="ce3">
            <text:p>2493</text:p>
          </table:table-cell>
          <table:table-cell office:value-type="float" office:value="2736" table:style-name="ce3">
            <text:p>2736</text:p>
          </table:table-cell>
          <table:table-cell office:value-type="float" office:value="2375.14" table:style-name="ce3">
            <text:p>237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220" table:style-name="ce3">
            <text:p>220</text:p>
          </table:table-cell>
          <table:table-cell office:value-type="float" office:value="2205" table:style-name="ce3">
            <text:p>2205</text:p>
          </table:table-cell>
          <table:table-cell office:value-type="float" office:value="2425" table:style-name="ce3">
            <text:p>2425</text:p>
          </table:table-cell>
          <table:table-cell office:value-type="float" office:value="2441.86" table:style-name="ce3">
            <text:p>244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337" table:style-name="ce3">
            <text:p>337</text:p>
          </table:table-cell>
          <table:table-cell office:value-type="float" office:value="3110" table:style-name="ce3">
            <text:p>3110</text:p>
          </table:table-cell>
          <table:table-cell office:value-type="float" office:value="3447" table:style-name="ce3">
            <text:p>3447</text:p>
          </table:table-cell>
          <table:table-cell office:value-type="float" office:value="2631.14" table:style-name="ce3">
            <text:p>263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324" table:style-name="ce3">
            <text:p>324</text:p>
          </table:table-cell>
          <table:table-cell office:value-type="float" office:value="2449" table:style-name="ce3">
            <text:p>2449</text:p>
          </table:table-cell>
          <table:table-cell office:value-type="float" office:value="2773" table:style-name="ce3">
            <text:p>2773</text:p>
          </table:table-cell>
          <table:table-cell office:value-type="float" office:value="2567" table:style-name="ce3">
            <text:p>25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315" table:style-name="ce3">
            <text:p>315</text:p>
          </table:table-cell>
          <table:table-cell office:value-type="float" office:value="2233" table:style-name="ce3">
            <text:p>2233</text:p>
          </table:table-cell>
          <table:table-cell office:value-type="float" office:value="2548" table:style-name="ce3">
            <text:p>2548</text:p>
          </table:table-cell>
          <table:table-cell office:value-type="float" office:value="2510.29" table:style-name="ce3">
            <text:p>251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285" table:style-name="ce3">
            <text:p>285</text:p>
          </table:table-cell>
          <table:table-cell office:value-type="float" office:value="2156" table:style-name="ce3">
            <text:p>2156</text:p>
          </table:table-cell>
          <table:table-cell office:value-type="float" office:value="2441" table:style-name="ce3">
            <text:p>2441</text:p>
          </table:table-cell>
          <table:table-cell office:value-type="float" office:value="2549.86" table:style-name="ce3">
            <text:p>254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284" table:style-name="ce3">
            <text:p>284</text:p>
          </table:table-cell>
          <table:table-cell office:value-type="float" office:value="1808" table:style-name="ce3">
            <text:p>1808</text:p>
          </table:table-cell>
          <table:table-cell office:value-type="float" office:value="2092" table:style-name="ce3">
            <text:p>2092</text:p>
          </table:table-cell>
          <table:table-cell office:value-type="float" office:value="2637.43" table:style-name="ce3">
            <text:p>263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239" table:style-name="ce3">
            <text:p>239</text:p>
          </table:table-cell>
          <table:table-cell office:value-type="float" office:value="1608" table:style-name="ce3">
            <text:p>1608</text:p>
          </table:table-cell>
          <table:table-cell office:value-type="float" office:value="1847" table:style-name="ce3">
            <text:p>1847</text:p>
          </table:table-cell>
          <table:table-cell office:value-type="float" office:value="2510.4299999999998" table:style-name="ce3">
            <text:p>251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228" table:style-name="ce3">
            <text:p>228</text:p>
          </table:table-cell>
          <table:table-cell office:value-type="float" office:value="1518" table:style-name="ce3">
            <text:p>1518</text:p>
          </table:table-cell>
          <table:table-cell office:value-type="float" office:value="1746" table:style-name="ce3">
            <text:p>1746</text:p>
          </table:table-cell>
          <table:table-cell office:value-type="float" office:value="2413.4299999999998" table:style-name="ce3">
            <text:p>241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391" table:style-name="ce3">
            <text:p>391</text:p>
          </table:table-cell>
          <table:table-cell office:value-type="float" office:value="2452" table:style-name="ce3">
            <text:p>2452</text:p>
          </table:table-cell>
          <table:table-cell office:value-type="float" office:value="2843" table:style-name="ce3">
            <text:p>2843</text:p>
          </table:table-cell>
          <table:table-cell office:value-type="float" office:value="2327.14" table:style-name="ce3">
            <text:p>232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314" table:style-name="ce3">
            <text:p>314</text:p>
          </table:table-cell>
          <table:table-cell office:value-type="float" office:value="2193" table:style-name="ce3">
            <text:p>2193</text:p>
          </table:table-cell>
          <table:table-cell office:value-type="float" office:value="2507" table:style-name="ce3">
            <text:p>2507</text:p>
          </table:table-cell>
          <table:table-cell office:value-type="float" office:value="2289.14" table:style-name="ce3">
            <text:p>228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257" table:style-name="ce3">
            <text:p>257</text:p>
          </table:table-cell>
          <table:table-cell office:value-type="float" office:value="1952" table:style-name="ce3">
            <text:p>1952</text:p>
          </table:table-cell>
          <table:table-cell office:value-type="float" office:value="2209" table:style-name="ce3">
            <text:p>2209</text:p>
          </table:table-cell>
          <table:table-cell office:value-type="float" office:value="2240.71" table:style-name="ce3">
            <text:p>224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199" table:style-name="ce3">
            <text:p>199</text:p>
          </table:table-cell>
          <table:table-cell office:value-type="float" office:value="951" table:style-name="ce3">
            <text:p>951</text:p>
          </table:table-cell>
          <table:table-cell office:value-type="float" office:value="1150" table:style-name="ce3">
            <text:p>1150</text:p>
          </table:table-cell>
          <table:table-cell office:value-type="float" office:value="2056.29" table:style-name="ce3">
            <text:p>205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198" table:style-name="ce3">
            <text:p>198</text:p>
          </table:table-cell>
          <table:table-cell office:value-type="float" office:value="1550" table:style-name="ce3">
            <text:p>1550</text:p>
          </table:table-cell>
          <table:table-cell office:value-type="float" office:value="1748" table:style-name="ce3">
            <text:p>1748</text:p>
          </table:table-cell>
          <table:table-cell office:value-type="float" office:value="2007.14" table:style-name="ce3">
            <text:p>200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114" table:style-name="ce3">
            <text:p>114</text:p>
          </table:table-cell>
          <table:table-cell office:value-type="float" office:value="1075" table:style-name="ce3">
            <text:p>1075</text:p>
          </table:table-cell>
          <table:table-cell office:value-type="float" office:value="1189" table:style-name="ce3">
            <text:p>1189</text:p>
          </table:table-cell>
          <table:table-cell office:value-type="float" office:value="1913.14" table:style-name="ce3">
            <text:p>191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82" table:style-name="ce3">
            <text:p>82</text:p>
          </table:table-cell>
          <table:table-cell office:value-type="float" office:value="129" table:style-name="ce3">
            <text:p>129</text:p>
          </table:table-cell>
          <table:table-cell office:value-type="float" office:value="211" table:style-name="ce3">
            <text:p>211</text:p>
          </table:table-cell>
          <table:table-cell office:value-type="float" office:value="1693.86" table:style-name="ce3">
            <text:p>1693.86</text:p>
          </table:table-cell>
          <table:table-cell table:number-columns-repeated="16379"/>
        </table:table-row>
        <table:table-row table:number-rows-repeated="1048341" table:style-name="ro1">
          <table:table-cell table:number-columns-repeated="16384"/>
        </table:table-row>
      </table:table>
      <table:table table:name="Case_Data_60+_years" table:style-name="ta1"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Daily cases and case rate (7-day moving average): 60+ years onl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orkshire and Humb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illar 1 Cases</text:p>
          </table:table-cell>
          <table:table-cell office:value-type="string" table:style-name="ce4">
            <text:p>Pillar 2 Cases</text:p>
          </table:table-cell>
          <table:table-cell office:value-type="string" table:style-name="ce4">
            <text:p>Total Cases</text:p>
          </table:table-cell>
          <table:table-cell office:value-type="string" table:style-name="ce4">
            <text:p>Daily case rate (7-day moving averag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37" table:style-name="ce3">
            <text:p>37</text:p>
          </table:table-cell>
          <table:table-cell office:value-type="float" office:value="28" table:style-name="ce3">
            <text:p>28</text:p>
          </table:table-cell>
          <table:table-cell office:value-type="float" office:value="65" table:style-name="ce3">
            <text:p>65</text:p>
          </table:table-cell>
          <table:table-cell office:value-type="float" office:value="71.709999999999994" table:style-name="ce3">
            <text:p>7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32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float" office:value="63" table:style-name="ce3">
            <text:p>63</text:p>
          </table:table-cell>
          <table:table-cell office:value-type="float" office:value="68.569999999999993" table:style-name="ce3">
            <text:p>6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30" table:style-name="ce3">
            <text:p>30</text:p>
          </table:table-cell>
          <table:table-cell office:value-type="float" office:value="45" table:style-name="ce3">
            <text:p>45</text:p>
          </table:table-cell>
          <table:table-cell office:value-type="float" office:value="75" table:style-name="ce3">
            <text:p>75</text:p>
          </table:table-cell>
          <table:table-cell office:value-type="float" office:value="67.290000000000006" table:style-name="ce3">
            <text:p>6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12" table:style-name="ce3">
            <text:p>12</text:p>
          </table:table-cell>
          <table:table-cell office:value-type="float" office:value="45" table:style-name="ce3">
            <text:p>45</text:p>
          </table:table-cell>
          <table:table-cell office:value-type="float" office:value="57" table:style-name="ce3">
            <text:p>57</text:p>
          </table:table-cell>
          <table:table-cell office:value-type="float" office:value="61.57" table:style-name="ce3">
            <text:p>6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2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float" office:value="39" table:style-name="ce3">
            <text:p>39</text:p>
          </table:table-cell>
          <table:table-cell office:value-type="float" office:value="57.86" table:style-name="ce3">
            <text:p>5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15" table:style-name="ce3">
            <text:p>15</text:p>
          </table:table-cell>
          <table:table-cell office:value-type="float" office:value="8" table:style-name="ce3">
            <text:p>8</text:p>
          </table:table-cell>
          <table:table-cell office:value-type="float" office:value="23" table:style-name="ce3">
            <text:p>23</text:p>
          </table:table-cell>
          <table:table-cell office:value-type="float" office:value="53.14" table:style-name="ce3">
            <text:p>5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20" table:style-name="ce3">
            <text:p>20</text:p>
          </table:table-cell>
          <table:table-cell office:value-type="float" office:value="15" table:style-name="ce3">
            <text:p>15</text:p>
          </table:table-cell>
          <table:table-cell office:value-type="float" office:value="35" table:style-name="ce3">
            <text:p>35</text:p>
          </table:table-cell>
          <table:table-cell office:value-type="float" office:value="51" table:style-name="ce3">
            <text:p>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23" table:style-name="ce3">
            <text:p>23</text:p>
          </table:table-cell>
          <table:table-cell office:value-type="float" office:value="21" table:style-name="ce3">
            <text:p>21</text:p>
          </table:table-cell>
          <table:table-cell office:value-type="float" office:value="44" table:style-name="ce3">
            <text:p>44</text:p>
          </table:table-cell>
          <table:table-cell office:value-type="float" office:value="48" table:style-name="ce3">
            <text:p>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18" table:style-name="ce3">
            <text:p>18</text:p>
          </table:table-cell>
          <table:table-cell office:value-type="float" office:value="24" table:style-name="ce3">
            <text:p>24</text:p>
          </table:table-cell>
          <table:table-cell office:value-type="float" office:value="42" table:style-name="ce3">
            <text:p>42</text:p>
          </table:table-cell>
          <table:table-cell office:value-type="float" office:value="45" table:style-name="ce3">
            <text:p>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53" table:style-name="ce3">
            <text:p>53</text:p>
          </table:table-cell>
          <table:table-cell office:value-type="float" office:value="41.86" table:style-name="ce3">
            <text:p>4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40" table:style-name="ce3">
            <text:p>40</text:p>
          </table:table-cell>
          <table:table-cell office:value-type="float" office:value="39.43" table:style-name="ce3">
            <text:p>3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15" table:style-name="ce3">
            <text:p>15</text:p>
          </table:table-cell>
          <table:table-cell office:value-type="float" office:value="21" table:style-name="ce3">
            <text:p>21</text:p>
          </table:table-cell>
          <table:table-cell office:value-type="float" office:value="36" table:style-name="ce3">
            <text:p>36</text:p>
          </table:table-cell>
          <table:table-cell office:value-type="float" office:value="39" table:style-name="ce3">
            <text:p>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16" table:style-name="ce3">
            <text:p>16</text:p>
          </table:table-cell>
          <table:table-cell office:value-type="float" office:value="20" table:style-name="ce3">
            <text:p>20</text:p>
          </table:table-cell>
          <table:table-cell office:value-type="float" office:value="36" table:style-name="ce3">
            <text:p>36</text:p>
          </table:table-cell>
          <table:table-cell office:value-type="float" office:value="40.86" table:style-name="ce3">
            <text:p>4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9" table:style-name="ce3">
            <text:p>9</text:p>
          </table:table-cell>
          <table:table-cell office:value-type="float" office:value="14" table:style-name="ce3">
            <text:p>14</text:p>
          </table:table-cell>
          <table:table-cell office:value-type="float" office:value="23" table:style-name="ce3">
            <text:p>23</text:p>
          </table:table-cell>
          <table:table-cell office:value-type="float" office:value="39.14" table:style-name="ce3">
            <text:p>3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13" table:style-name="ce3">
            <text:p>13</text:p>
          </table:table-cell>
          <table:table-cell office:value-type="float" office:value="18" table:style-name="ce3">
            <text:p>18</text:p>
          </table:table-cell>
          <table:table-cell office:value-type="float" office:value="31" table:style-name="ce3">
            <text:p>31</text:p>
          </table:table-cell>
          <table:table-cell office:value-type="float" office:value="37.29" table:style-name="ce3">
            <text:p>3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12" table:style-name="ce3">
            <text:p>12</text:p>
          </table:table-cell>
          <table:table-cell office:value-type="float" office:value="46" table:style-name="ce3">
            <text:p>46</text:p>
          </table:table-cell>
          <table:table-cell office:value-type="float" office:value="58" table:style-name="ce3">
            <text:p>58</text:p>
          </table:table-cell>
          <table:table-cell office:value-type="float" office:value="39.57" table:style-name="ce3">
            <text:p>3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20" table:style-name="ce3">
            <text:p>20</text:p>
          </table:table-cell>
          <table:table-cell office:value-type="float" office:value="28" table:style-name="ce3">
            <text:p>28</text:p>
          </table:table-cell>
          <table:table-cell office:value-type="float" office:value="48" table:style-name="ce3">
            <text:p>48</text:p>
          </table:table-cell>
          <table:table-cell office:value-type="float" office:value="38.86" table:style-name="ce3">
            <text:p>3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11" table:style-name="ce3">
            <text:p>11</text:p>
          </table:table-cell>
          <table:table-cell office:value-type="float" office:value="32" table:style-name="ce3">
            <text:p>32</text:p>
          </table:table-cell>
          <table:table-cell office:value-type="float" office:value="43" table:style-name="ce3">
            <text:p>43</text:p>
          </table:table-cell>
          <table:table-cell office:value-type="float" office:value="39.29" table:style-name="ce3">
            <text:p>3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office:value-type="float" office:value="46" table:style-name="ce3">
            <text:p>46</text:p>
          </table:table-cell>
          <table:table-cell office:value-type="float" office:value="40.71" table:style-name="ce3">
            <text:p>4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15" table:style-name="ce3">
            <text:p>15</text:p>
          </table:table-cell>
          <table:table-cell office:value-type="float" office:value="25" table:style-name="ce3">
            <text:p>25</text:p>
          </table:table-cell>
          <table:table-cell office:value-type="float" office:value="40" table:style-name="ce3">
            <text:p>40</text:p>
          </table:table-cell>
          <table:table-cell office:value-type="float" office:value="41.29" table:style-name="ce3">
            <text:p>4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3">
            <text:p>10</text:p>
          </table:table-cell>
          <table:table-cell office:value-type="float" office:value="14" table:style-name="ce3">
            <text:p>14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18" table:style-name="ce3">
            <text:p>18</text:p>
          </table:table-cell>
          <table:table-cell office:value-type="float" office:value="20" table:style-name="ce3">
            <text:p>20</text:p>
          </table:table-cell>
          <table:table-cell office:value-type="float" office:value="38" table:style-name="ce3">
            <text:p>38</text:p>
          </table:table-cell>
          <table:table-cell office:value-type="float" office:value="41" table:style-name="ce3">
            <text:p>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22" table:style-name="ce3">
            <text:p>22</text:p>
          </table:table-cell>
          <table:table-cell office:value-type="float" office:value="19" table:style-name="ce3">
            <text:p>19</text:p>
          </table:table-cell>
          <table:table-cell office:value-type="float" office:value="41" table:style-name="ce3">
            <text:p>41</text:p>
          </table:table-cell>
          <table:table-cell office:value-type="float" office:value="38.57" table:style-name="ce3">
            <text:p>3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9" table:style-name="ce3">
            <text:p>9</text:p>
          </table:table-cell>
          <table:table-cell office:value-type="float" office:value="24" table:style-name="ce3">
            <text:p>24</text:p>
          </table:table-cell>
          <table:table-cell office:value-type="float" office:value="33" table:style-name="ce3">
            <text:p>33</text:p>
          </table:table-cell>
          <table:table-cell office:value-type="float" office:value="36.43" table:style-name="ce3">
            <text:p>3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8" table:style-name="ce3">
            <text:p>8</text:p>
          </table:table-cell>
          <table:table-cell office:value-type="float" office:value="20" table:style-name="ce3">
            <text:p>20</text:p>
          </table:table-cell>
          <table:table-cell office:value-type="float" office:value="28" table:style-name="ce3">
            <text:p>28</text:p>
          </table:table-cell>
          <table:table-cell office:value-type="float" office:value="34.29" table:style-name="ce3">
            <text:p>3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27" table:style-name="ce3">
            <text:p>27</text:p>
          </table:table-cell>
          <table:table-cell office:value-type="float" office:value="31.57" table:style-name="ce3">
            <text:p>3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12" table:style-name="ce3">
            <text:p>12</text:p>
          </table:table-cell>
          <table:table-cell office:value-type="float" office:value="7" table:style-name="ce3">
            <text:p>7</text:p>
          </table:table-cell>
          <table:table-cell office:value-type="float" office:value="19" table:style-name="ce3">
            <text:p>19</text:p>
          </table:table-cell>
          <table:table-cell office:value-type="float" office:value="28.57" table:style-name="ce3">
            <text:p>2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12" table:style-name="ce3">
            <text:p>12</text:p>
          </table:table-cell>
          <table:table-cell office:value-type="float" office:value="28.29" table:style-name="ce3">
            <text:p>2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9" table:style-name="ce3">
            <text:p>9</text:p>
          </table:table-cell>
          <table:table-cell office:value-type="float" office:value="21" table:style-name="ce3">
            <text:p>21</text:p>
          </table:table-cell>
          <table:table-cell office:value-type="float" office:value="30" table:style-name="ce3">
            <text:p>30</text:p>
          </table:table-cell>
          <table:table-cell office:value-type="float" office:value="27.14" table:style-name="ce3">
            <text:p>2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4" table:style-name="ce3">
            <text:p>4</text:p>
          </table:table-cell>
          <table:table-cell office:value-type="float" office:value="11" table:style-name="ce3">
            <text:p>11</text:p>
          </table:table-cell>
          <table:table-cell office:value-type="float" office:value="15" table:style-name="ce3">
            <text:p>15</text:p>
          </table:table-cell>
          <table:table-cell office:value-type="float" office:value="23.43" table:style-name="ce3">
            <text:p>2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8" table:style-name="ce3">
            <text:p>8</text:p>
          </table:table-cell>
          <table:table-cell office:value-type="float" office:value="17" table:style-name="ce3">
            <text:p>17</text:p>
          </table:table-cell>
          <table:table-cell office:value-type="float" office:value="25" table:style-name="ce3">
            <text:p>25</text:p>
          </table:table-cell>
          <table:table-cell office:value-type="float" office:value="22.29" table:style-name="ce3">
            <text:p>2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15" table:style-name="ce3">
            <text:p>15</text:p>
          </table:table-cell>
          <table:table-cell office:value-type="float" office:value="20.43" table:style-name="ce3">
            <text:p>2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19" table:style-name="ce3">
            <text:p>19</text:p>
          </table:table-cell>
          <table:table-cell office:value-type="float" office:value="19.29" table:style-name="ce3">
            <text:p>1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6" table:style-name="ce3">
            <text:p>6</text:p>
          </table:table-cell>
          <table:table-cell office:value-type="float" office:value="11" table:style-name="ce3">
            <text:p>11</text:p>
          </table:table-cell>
          <table:table-cell office:value-type="float" office:value="17" table:style-name="ce3">
            <text:p>17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12" table:style-name="ce3">
            <text:p>12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5" table:style-name="ce3">
            <text:p>5</text:p>
          </table:table-cell>
          <table:table-cell office:value-type="float" office:value="15" table:style-name="ce3">
            <text:p>15</text:p>
          </table:table-cell>
          <table:table-cell office:value-type="float" office:value="20" table:style-name="ce3">
            <text:p>20</text:p>
          </table:table-cell>
          <table:table-cell office:value-type="float" office:value="17.57" table:style-name="ce3">
            <text:p>1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11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float" office:value="21" table:style-name="ce3">
            <text:p>21</text:p>
          </table:table-cell>
          <table:table-cell office:value-type="float" office:value="18.43" table:style-name="ce3">
            <text:p>1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3" table:style-name="ce3">
            <text:p>3</text:p>
          </table:table-cell>
          <table:table-cell office:value-type="float" office:value="20" table:style-name="ce3">
            <text:p>20</text:p>
          </table:table-cell>
          <table:table-cell office:value-type="float" office:value="23" table:style-name="ce3">
            <text:p>23</text:p>
          </table:table-cell>
          <table:table-cell office:value-type="float" office:value="18.14" table:style-name="ce3">
            <text:p>1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3" table:style-name="ce3">
            <text:p>3</text:p>
          </table:table-cell>
          <table:table-cell office:value-type="float" office:value="14" table:style-name="ce3">
            <text:p>14</text:p>
          </table:table-cell>
          <table:table-cell office:value-type="float" office:value="17" table:style-name="ce3">
            <text:p>17</text:p>
          </table:table-cell>
          <table:table-cell office:value-type="float" office:value="18.43" table:style-name="ce3">
            <text:p>1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15" table:style-name="ce3">
            <text:p>15</text:p>
          </table:table-cell>
          <table:table-cell office:value-type="float" office:value="17.86" table:style-name="ce3">
            <text:p>1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16.57" table:style-name="ce3">
            <text:p>1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11" table:style-name="ce3">
            <text:p>11</text:p>
          </table:table-cell>
          <table:table-cell office:value-type="float" office:value="16.43" table:style-name="ce3">
            <text:p>1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3">
            <text:p>15</text:p>
          </table:table-cell>
          <table:table-cell office:value-type="float" office:value="17" table:style-name="ce3">
            <text:p>17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8" table:style-name="ce3">
            <text:p>8</text:p>
          </table:table-cell>
          <table:table-cell office:value-type="float" office:value="14" table:style-name="ce3">
            <text:p>14</text:p>
          </table:table-cell>
          <table:table-cell office:value-type="float" office:value="22" table:style-name="ce3">
            <text:p>22</text:p>
          </table:table-cell>
          <table:table-cell office:value-type="float" office:value="16.14" table:style-name="ce3">
            <text:p>1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17" table:style-name="ce3">
            <text:p>17</text:p>
          </table:table-cell>
          <table:table-cell office:value-type="float" office:value="15.29" table:style-name="ce3">
            <text:p>1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3">
            <text:p>10</text:p>
          </table:table-cell>
          <table:table-cell office:value-type="float" office:value="16" table:style-name="ce3">
            <text:p>16</text:p>
          </table:table-cell>
          <table:table-cell office:value-type="float" office:value="15.14" table:style-name="ce3">
            <text:p>1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4.71" table:style-name="ce3">
            <text:p>1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12" table:style-name="ce3">
            <text:p>12</text:p>
          </table:table-cell>
          <table:table-cell office:value-type="float" office:value="15.29" table:style-name="ce3">
            <text:p>1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1" table:style-name="ce3">
            <text:p>1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.71" table:style-name="ce3">
            <text:p>1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6" table:style-name="ce3">
            <text:p>6</text:p>
          </table:table-cell>
          <table:table-cell office:value-type="float" office:value="12" table:style-name="ce3">
            <text:p>12</text:p>
          </table:table-cell>
          <table:table-cell office:value-type="float" office:value="18" table:style-name="ce3">
            <text:p>18</text:p>
          </table:table-cell>
          <table:table-cell office:value-type="float" office:value="15.86" table:style-name="ce3">
            <text:p>1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9" table:style-name="ce3">
            <text:p>9</text:p>
          </table:table-cell>
          <table:table-cell office:value-type="float" office:value="13.86" table:style-name="ce3">
            <text:p>1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7" table:style-name="ce3">
            <text:p>7</text:p>
          </table:table-cell>
          <table:table-cell office:value-type="float" office:value="13" table:style-name="ce3">
            <text:p>13</text:p>
          </table:table-cell>
          <table:table-cell office:value-type="float" office:value="20" table:style-name="ce3">
            <text:p>20</text:p>
          </table:table-cell>
          <table:table-cell office:value-type="float" office:value="14.43" table:style-name="ce3">
            <text:p>1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7" table:style-name="ce3">
            <text:p>17</text:p>
          </table:table-cell>
          <table:table-cell office:value-type="float" office:value="15.14" table:style-name="ce3">
            <text:p>1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11" table:style-name="ce3">
            <text:p>11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3">
            <text:p>16</text:p>
          </table:table-cell>
          <table:table-cell office:value-type="float" office:value="19" table:style-name="ce3">
            <text:p>19</text:p>
          </table:table-cell>
          <table:table-cell office:value-type="float" office:value="14.14" table:style-name="ce3">
            <text:p>1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5" table:style-name="ce3">
            <text:p>5</text:p>
          </table:table-cell>
          <table:table-cell office:value-type="float" office:value="19" table:style-name="ce3">
            <text:p>19</text:p>
          </table:table-cell>
          <table:table-cell office:value-type="float" office:value="24" table:style-name="ce3">
            <text:p>24</text:p>
          </table:table-cell>
          <table:table-cell office:value-type="float" office:value="15.29" table:style-name="ce3">
            <text:p>1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3" table:style-name="ce3">
            <text:p>3</text:p>
          </table:table-cell>
          <table:table-cell office:value-type="float" office:value="21" table:style-name="ce3">
            <text:p>21</text:p>
          </table:table-cell>
          <table:table-cell office:value-type="float" office:value="24" table:style-name="ce3">
            <text:p>24</text:p>
          </table:table-cell>
          <table:table-cell office:value-type="float" office:value="17.43" table:style-name="ce3">
            <text:p>1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17.43" table:style-name="ce3">
            <text:p>1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3" table:style-name="ce3">
            <text:p>3</text:p>
          </table:table-cell>
          <table:table-cell office:value-type="float" office:value="27" table:style-name="ce3">
            <text:p>27</text:p>
          </table:table-cell>
          <table:table-cell office:value-type="float" office:value="30" table:style-name="ce3">
            <text:p>30</text:p>
          </table:table-cell>
          <table:table-cell office:value-type="float" office:value="19.29" table:style-name="ce3">
            <text:p>1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18.71" table:style-name="ce3">
            <text:p>1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3">
            <text:p>10</text:p>
          </table:table-cell>
          <table:table-cell office:value-type="float" office:value="14" table:style-name="ce3">
            <text:p>14</text:p>
          </table:table-cell>
          <table:table-cell office:value-type="float" office:value="19.71" table:style-name="ce3">
            <text:p>1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office:value-type="float" office:value="16" table:style-name="ce3">
            <text:p>16</text:p>
          </table:table-cell>
          <table:table-cell office:value-type="float" office:value="19.29" table:style-name="ce3">
            <text:p>1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7" table:style-name="ce3">
            <text:p>7</text:p>
          </table:table-cell>
          <table:table-cell office:value-type="float" office:value="22" table:style-name="ce3">
            <text:p>22</text:p>
          </table:table-cell>
          <table:table-cell office:value-type="float" office:value="29" table:style-name="ce3">
            <text:p>29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4" table:style-name="ce3">
            <text:p>4</text:p>
          </table:table-cell>
          <table:table-cell office:value-type="float" office:value="16" table:style-name="ce3">
            <text:p>16</text:p>
          </table:table-cell>
          <table:table-cell office:value-type="float" office:value="20" table:style-name="ce3">
            <text:p>20</text:p>
          </table:table-cell>
          <table:table-cell office:value-type="float" office:value="19.43" table:style-name="ce3">
            <text:p>1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2" table:style-name="ce3">
            <text:p>2</text:p>
          </table:table-cell>
          <table:table-cell office:value-type="float" office:value="24" table:style-name="ce3">
            <text:p>24</text:p>
          </table:table-cell>
          <table:table-cell office:value-type="float" office:value="26" table:style-name="ce3">
            <text:p>26</text:p>
          </table:table-cell>
          <table:table-cell office:value-type="float" office:value="20.29" table:style-name="ce3">
            <text:p>2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5" table:style-name="ce3">
            <text:p>5</text:p>
          </table:table-cell>
          <table:table-cell office:value-type="float" office:value="17" table:style-name="ce3">
            <text:p>17</text:p>
          </table:table-cell>
          <table:table-cell office:value-type="float" office:value="22" table:style-name="ce3">
            <text:p>22</text:p>
          </table:table-cell>
          <table:table-cell office:value-type="float" office:value="19.14" table:style-name="ce3">
            <text:p>1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10" table:style-name="ce3">
            <text:p>10</text:p>
          </table:table-cell>
          <table:table-cell office:value-type="float" office:value="19.57" table:style-name="ce3">
            <text:p>1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12" table:style-name="ce3">
            <text:p>12</text:p>
          </table:table-cell>
          <table:table-cell office:value-type="float" office:value="19.29" table:style-name="ce3">
            <text:p>1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3" table:style-name="ce3">
            <text:p>3</text:p>
          </table:table-cell>
          <table:table-cell office:value-type="float" office:value="29" table:style-name="ce3">
            <text:p>29</text:p>
          </table:table-cell>
          <table:table-cell office:value-type="float" office:value="32" table:style-name="ce3">
            <text:p>32</text:p>
          </table:table-cell>
          <table:table-cell office:value-type="float" office:value="21.57" table:style-name="ce3">
            <text:p>2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2" table:style-name="ce3">
            <text:p>2</text:p>
          </table:table-cell>
          <table:table-cell office:value-type="float" office:value="19" table:style-name="ce3">
            <text:p>19</text:p>
          </table:table-cell>
          <table:table-cell office:value-type="float" office:value="21" table:style-name="ce3">
            <text:p>21</text:p>
          </table:table-cell>
          <table:table-cell office:value-type="float" office:value="20.43" table:style-name="ce3">
            <text:p>2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3" table:style-name="ce3">
            <text:p>3</text:p>
          </table:table-cell>
          <table:table-cell office:value-type="float" office:value="14" table:style-name="ce3">
            <text:p>14</text:p>
          </table:table-cell>
          <table:table-cell office:value-type="float" office:value="17" table:style-name="ce3">
            <text:p>17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3" table:style-name="ce3">
            <text:p>3</text:p>
          </table:table-cell>
          <table:table-cell office:value-type="float" office:value="14" table:style-name="ce3">
            <text:p>14</text:p>
          </table:table-cell>
          <table:table-cell office:value-type="float" office:value="17" table:style-name="ce3">
            <text:p>17</text:p>
          </table:table-cell>
          <table:table-cell office:value-type="float" office:value="18.71" table:style-name="ce3">
            <text:p>1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7" table:style-name="ce3">
            <text:p>7</text:p>
          </table:table-cell>
          <table:table-cell office:value-type="float" office:value="12" table:style-name="ce3">
            <text:p>12</text:p>
          </table:table-cell>
          <table:table-cell office:value-type="float" office:value="19" table:style-name="ce3">
            <text:p>19</text:p>
          </table:table-cell>
          <table:table-cell office:value-type="float" office:value="18.29" table:style-name="ce3">
            <text:p>1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office:value-type="float" office:value="18.57" table:style-name="ce3">
            <text:p>1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13" table:style-name="ce3">
            <text:p>13</text:p>
          </table:table-cell>
          <table:table-cell office:value-type="float" office:value="18.71" table:style-name="ce3">
            <text:p>1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6.43" table:style-name="ce3">
            <text:p>1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1" table:style-name="ce3">
            <text:p>1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16.14" table:style-name="ce3">
            <text:p>1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2" table:style-name="ce3">
            <text:p>2</text:p>
          </table:table-cell>
          <table:table-cell office:value-type="float" office:value="16" table:style-name="ce3">
            <text:p>16</text:p>
          </table:table-cell>
          <table:table-cell office:value-type="float" office:value="18" table:style-name="ce3">
            <text:p>18</text:p>
          </table:table-cell>
          <table:table-cell office:value-type="float" office:value="16.29" table:style-name="ce3">
            <text:p>1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12" table:style-name="ce3">
            <text:p>12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14.29" table:style-name="ce3">
            <text:p>1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3">
            <text:p>16</text:p>
          </table:table-cell>
          <table:table-cell office:value-type="float" office:value="19" table:style-name="ce3">
            <text:p>19</text:p>
          </table:table-cell>
          <table:table-cell office:value-type="float" office:value="14.71" table:style-name="ce3">
            <text:p>1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3">
            <text:p>15</text:p>
          </table:table-cell>
          <table:table-cell office:value-type="float" office:value="17" table:style-name="ce3">
            <text:p>17</text:p>
          </table:table-cell>
          <table:table-cell office:value-type="float" office:value="14.43" table:style-name="ce3">
            <text:p>1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4" table:style-name="ce3">
            <text:p>4</text:p>
          </table:table-cell>
          <table:table-cell office:value-type="float" office:value="12" table:style-name="ce3">
            <text:p>12</text:p>
          </table:table-cell>
          <table:table-cell office:value-type="float" office:value="16" table:style-name="ce3">
            <text:p>16</text:p>
          </table:table-cell>
          <table:table-cell office:value-type="float" office:value="14.14" table:style-name="ce3">
            <text:p>1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2" table:style-name="ce3">
            <text:p>2</text:p>
          </table:table-cell>
          <table:table-cell office:value-type="float" office:value="19" table:style-name="ce3">
            <text:p>19</text:p>
          </table:table-cell>
          <table:table-cell office:value-type="float" office:value="21" table:style-name="ce3">
            <text:p>21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9" table:style-name="ce3">
            <text:p>9</text:p>
          </table:table-cell>
          <table:table-cell office:value-type="float" office:value="6" table:style-name="ce3">
            <text:p>6</text:p>
          </table:table-cell>
          <table:table-cell office:value-type="float" office:value="15" table:style-name="ce3">
            <text:p>15</text:p>
          </table:table-cell>
          <table:table-cell office:value-type="float" office:value="15.43" table:style-name="ce3">
            <text:p>1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12" table:style-name="ce3">
            <text:p>12</text:p>
          </table:table-cell>
          <table:table-cell office:value-type="float" office:value="15" table:style-name="ce3">
            <text:p>15</text:p>
          </table:table-cell>
          <table:table-cell office:value-type="float" office:value="27" table:style-name="ce3">
            <text:p>27</text:p>
          </table:table-cell>
          <table:table-cell office:value-type="float" office:value="17.57" table:style-name="ce3">
            <text:p>1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12" table:style-name="ce3">
            <text:p>12</text:p>
          </table:table-cell>
          <table:table-cell office:value-type="float" office:value="18.14" table:style-name="ce3">
            <text:p>1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2" table:style-name="ce3">
            <text:p>2</text:p>
          </table:table-cell>
          <table:table-cell office:value-type="float" office:value="19" table:style-name="ce3">
            <text:p>19</text:p>
          </table:table-cell>
          <table:table-cell office:value-type="float" office:value="21" table:style-name="ce3">
            <text:p>21</text:p>
          </table:table-cell>
          <table:table-cell office:value-type="float" office:value="18.43" table:style-name="ce3">
            <text:p>1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3" table:style-name="ce3">
            <text:p>3</text:p>
          </table:table-cell>
          <table:table-cell office:value-type="float" office:value="29" table:style-name="ce3">
            <text:p>29</text:p>
          </table:table-cell>
          <table:table-cell office:value-type="float" office:value="32" table:style-name="ce3">
            <text:p>32</text:p>
          </table:table-cell>
          <table:table-cell office:value-type="float" office:value="20.57" table:style-name="ce3">
            <text:p>2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4" table:style-name="ce3">
            <text:p>4</text:p>
          </table:table-cell>
          <table:table-cell office:value-type="float" office:value="58" table:style-name="ce3">
            <text:p>58</text:p>
          </table:table-cell>
          <table:table-cell office:value-type="float" office:value="62" table:style-name="ce3">
            <text:p>62</text:p>
          </table:table-cell>
          <table:table-cell office:value-type="float" office:value="27.14" table:style-name="ce3">
            <text:p>2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3" table:style-name="ce3">
            <text:p>3</text:p>
          </table:table-cell>
          <table:table-cell office:value-type="float" office:value="45" table:style-name="ce3">
            <text:p>45</text:p>
          </table:table-cell>
          <table:table-cell office:value-type="float" office:value="48" table:style-name="ce3">
            <text:p>48</text:p>
          </table:table-cell>
          <table:table-cell office:value-type="float" office:value="31" table:style-name="ce3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5" table:style-name="ce3">
            <text:p>5</text:p>
          </table:table-cell>
          <table:table-cell office:value-type="float" office:value="34" table:style-name="ce3">
            <text:p>34</text:p>
          </table:table-cell>
          <table:table-cell office:value-type="float" office:value="39" table:style-name="ce3">
            <text:p>39</text:p>
          </table:table-cell>
          <table:table-cell office:value-type="float" office:value="34.43" table:style-name="ce3">
            <text:p>3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7" table:style-name="ce3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27" table:style-name="ce3">
            <text:p>27</text:p>
          </table:table-cell>
          <table:table-cell office:value-type="float" office:value="34.43" table:style-name="ce3">
            <text:p>3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5" table:style-name="ce3">
            <text:p>5</text:p>
          </table:table-cell>
          <table:table-cell office:value-type="float" office:value="20" table:style-name="ce3">
            <text:p>20</text:p>
          </table:table-cell>
          <table:table-cell office:value-type="float" office:value="25" table:style-name="ce3">
            <text:p>25</text:p>
          </table:table-cell>
          <table:table-cell office:value-type="float" office:value="36.29" table:style-name="ce3">
            <text:p>3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5" table:style-name="ce3">
            <text:p>5</text:p>
          </table:table-cell>
          <table:table-cell office:value-type="float" office:value="59" table:style-name="ce3">
            <text:p>59</text:p>
          </table:table-cell>
          <table:table-cell office:value-type="float" office:value="64" table:style-name="ce3">
            <text:p>64</text:p>
          </table:table-cell>
          <table:table-cell office:value-type="float" office:value="42.43" table:style-name="ce3">
            <text:p>4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8" table:style-name="ce3">
            <text:p>8</text:p>
          </table:table-cell>
          <table:table-cell office:value-type="float" office:value="46" table:style-name="ce3">
            <text:p>46</text:p>
          </table:table-cell>
          <table:table-cell office:value-type="float" office:value="54" table:style-name="ce3">
            <text:p>54</text:p>
          </table:table-cell>
          <table:table-cell office:value-type="float" office:value="45.57" table:style-name="ce3">
            <text:p>4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10" table:style-name="ce3">
            <text:p>10</text:p>
          </table:table-cell>
          <table:table-cell office:value-type="float" office:value="43" table:style-name="ce3">
            <text:p>43</text:p>
          </table:table-cell>
          <table:table-cell office:value-type="float" office:value="53" table:style-name="ce3">
            <text:p>53</text:p>
          </table:table-cell>
          <table:table-cell office:value-type="float" office:value="44.29" table:style-name="ce3">
            <text:p>4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6" table:style-name="ce3">
            <text:p>6</text:p>
          </table:table-cell>
          <table:table-cell office:value-type="float" office:value="46" table:style-name="ce3">
            <text:p>46</text:p>
          </table:table-cell>
          <table:table-cell office:value-type="float" office:value="52" table:style-name="ce3">
            <text:p>52</text:p>
          </table:table-cell>
          <table:table-cell office:value-type="float" office:value="44.86" table:style-name="ce3">
            <text:p>4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10" table:style-name="ce3">
            <text:p>10</text:p>
          </table:table-cell>
          <table:table-cell office:value-type="float" office:value="33" table:style-name="ce3">
            <text:p>33</text:p>
          </table:table-cell>
          <table:table-cell office:value-type="float" office:value="43" table:style-name="ce3">
            <text:p>43</text:p>
          </table:table-cell>
          <table:table-cell office:value-type="float" office:value="45.43" table:style-name="ce3">
            <text:p>4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2" table:style-name="ce3">
            <text:p>2</text:p>
          </table:table-cell>
          <table:table-cell office:value-type="float" office:value="18" table:style-name="ce3">
            <text:p>18</text:p>
          </table:table-cell>
          <table:table-cell office:value-type="float" office:value="20" table:style-name="ce3">
            <text:p>20</text:p>
          </table:table-cell>
          <table:table-cell office:value-type="float" office:value="44.43" table:style-name="ce3">
            <text:p>4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18" table:style-name="ce3">
            <text:p>18</text:p>
          </table:table-cell>
          <table:table-cell office:value-type="float" office:value="20" table:style-name="ce3">
            <text:p>20</text:p>
          </table:table-cell>
          <table:table-cell office:value-type="float" office:value="38" table:style-name="ce3">
            <text:p>38</text:p>
          </table:table-cell>
          <table:table-cell office:value-type="float" office:value="46.29" table:style-name="ce3">
            <text:p>4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11" table:style-name="ce3">
            <text:p>11</text:p>
          </table:table-cell>
          <table:table-cell office:value-type="float" office:value="31" table:style-name="ce3">
            <text:p>31</text:p>
          </table:table-cell>
          <table:table-cell office:value-type="float" office:value="42" table:style-name="ce3">
            <text:p>42</text:p>
          </table:table-cell>
          <table:table-cell office:value-type="float" office:value="43.14" table:style-name="ce3">
            <text:p>4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30" table:style-name="ce3">
            <text:p>30</text:p>
          </table:table-cell>
          <table:table-cell office:value-type="float" office:value="34" table:style-name="ce3">
            <text:p>34</text:p>
          </table:table-cell>
          <table:table-cell office:value-type="float" office:value="64" table:style-name="ce3">
            <text:p>64</text:p>
          </table:table-cell>
          <table:table-cell office:value-type="float" office:value="44.57" table:style-name="ce3">
            <text:p>4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21" table:style-name="ce3">
            <text:p>21</text:p>
          </table:table-cell>
          <table:table-cell office:value-type="float" office:value="46" table:style-name="ce3">
            <text:p>46</text:p>
          </table:table-cell>
          <table:table-cell office:value-type="float" office:value="67" table:style-name="ce3">
            <text:p>67</text:p>
          </table:table-cell>
          <table:table-cell office:value-type="float" office:value="46.57" table:style-name="ce3">
            <text:p>4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19" table:style-name="ce3">
            <text:p>19</text:p>
          </table:table-cell>
          <table:table-cell office:value-type="float" office:value="46" table:style-name="ce3">
            <text:p>46</text:p>
          </table:table-cell>
          <table:table-cell office:value-type="float" office:value="65" table:style-name="ce3">
            <text:p>65</text:p>
          </table:table-cell>
          <table:table-cell office:value-type="float" office:value="48.43" table:style-name="ce3">
            <text:p>4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24" table:style-name="ce3">
            <text:p>24</text:p>
          </table:table-cell>
          <table:table-cell office:value-type="float" office:value="33" table:style-name="ce3">
            <text:p>33</text:p>
          </table:table-cell>
          <table:table-cell office:value-type="float" office:value="57" table:style-name="ce3">
            <text:p>57</text:p>
          </table:table-cell>
          <table:table-cell office:value-type="float" office:value="50.43" table:style-name="ce3">
            <text:p>5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15" table:style-name="ce3">
            <text:p>15</text:p>
          </table:table-cell>
          <table:table-cell office:value-type="float" office:value="40" table:style-name="ce3">
            <text:p>40</text:p>
          </table:table-cell>
          <table:table-cell office:value-type="float" office:value="55" table:style-name="ce3">
            <text:p>55</text:p>
          </table:table-cell>
          <table:table-cell office:value-type="float" office:value="55.43" table:style-name="ce3">
            <text:p>5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19" table:style-name="ce3">
            <text:p>19</text:p>
          </table:table-cell>
          <table:table-cell office:value-type="float" office:value="46" table:style-name="ce3">
            <text:p>46</text:p>
          </table:table-cell>
          <table:table-cell office:value-type="float" office:value="65" table:style-name="ce3">
            <text:p>65</text:p>
          </table:table-cell>
          <table:table-cell office:value-type="float" office:value="59.29" table:style-name="ce3">
            <text:p>5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25" table:style-name="ce3">
            <text:p>25</text:p>
          </table:table-cell>
          <table:table-cell office:value-type="float" office:value="35" table:style-name="ce3">
            <text:p>35</text:p>
          </table:table-cell>
          <table:table-cell office:value-type="float" office:value="60" table:style-name="ce3">
            <text:p>60</text:p>
          </table:table-cell>
          <table:table-cell office:value-type="float" office:value="61.86" table:style-name="ce3">
            <text:p>6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32" table:style-name="ce3">
            <text:p>32</text:p>
          </table:table-cell>
          <table:table-cell office:value-type="float" office:value="37" table:style-name="ce3">
            <text:p>37</text:p>
          </table:table-cell>
          <table:table-cell office:value-type="float" office:value="69" table:style-name="ce3">
            <text:p>69</text:p>
          </table:table-cell>
          <table:table-cell office:value-type="float" office:value="62.57" table:style-name="ce3">
            <text:p>6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28" table:style-name="ce3">
            <text:p>28</text:p>
          </table:table-cell>
          <table:table-cell office:value-type="float" office:value="63" table:style-name="ce3">
            <text:p>63</text:p>
          </table:table-cell>
          <table:table-cell office:value-type="float" office:value="91" table:style-name="ce3">
            <text:p>91</text:p>
          </table:table-cell>
          <table:table-cell office:value-type="float" office:value="66" table:style-name="ce3">
            <text:p>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34" table:style-name="ce3">
            <text:p>34</text:p>
          </table:table-cell>
          <table:table-cell office:value-type="float" office:value="68" table:style-name="ce3">
            <text:p>68</text:p>
          </table:table-cell>
          <table:table-cell office:value-type="float" office:value="102" table:style-name="ce3">
            <text:p>102</text:p>
          </table:table-cell>
          <table:table-cell office:value-type="float" office:value="71.290000000000006" table:style-name="ce3">
            <text:p>7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34" table:style-name="ce3">
            <text:p>34</text:p>
          </table:table-cell>
          <table:table-cell office:value-type="float" office:value="60" table:style-name="ce3">
            <text:p>60</text:p>
          </table:table-cell>
          <table:table-cell office:value-type="float" office:value="94" table:style-name="ce3">
            <text:p>94</text:p>
          </table:table-cell>
          <table:table-cell office:value-type="float" office:value="76.569999999999993" table:style-name="ce3">
            <text:p>7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20" table:style-name="ce3">
            <text:p>20</text:p>
          </table:table-cell>
          <table:table-cell office:value-type="float" office:value="65" table:style-name="ce3">
            <text:p>65</text:p>
          </table:table-cell>
          <table:table-cell office:value-type="float" office:value="85" table:style-name="ce3">
            <text:p>85</text:p>
          </table:table-cell>
          <table:table-cell office:value-type="float" office:value="80.86" table:style-name="ce3">
            <text:p>8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30" table:style-name="ce3">
            <text:p>30</text:p>
          </table:table-cell>
          <table:table-cell office:value-type="float" office:value="63" table:style-name="ce3">
            <text:p>63</text:p>
          </table:table-cell>
          <table:table-cell office:value-type="float" office:value="93" table:style-name="ce3">
            <text:p>93</text:p>
          </table:table-cell>
          <table:table-cell office:value-type="float" office:value="84.86" table:style-name="ce3">
            <text:p>8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30" table:style-name="ce3">
            <text:p>30</text:p>
          </table:table-cell>
          <table:table-cell office:value-type="float" office:value="123" table:style-name="ce3">
            <text:p>123</text:p>
          </table:table-cell>
          <table:table-cell office:value-type="float" office:value="153" table:style-name="ce3">
            <text:p>153</text:p>
          </table:table-cell>
          <table:table-cell office:value-type="float" office:value="98.14" table:style-name="ce3">
            <text:p>9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39" table:style-name="ce3">
            <text:p>39</text:p>
          </table:table-cell>
          <table:table-cell office:value-type="float" office:value="112" table:style-name="ce3">
            <text:p>112</text:p>
          </table:table-cell>
          <table:table-cell office:value-type="float" office:value="151" table:style-name="ce3">
            <text:p>151</text:p>
          </table:table-cell>
          <table:table-cell office:value-type="float" office:value="109.86" table:style-name="ce3">
            <text:p>10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32" table:style-name="ce3">
            <text:p>32</text:p>
          </table:table-cell>
          <table:table-cell office:value-type="float" office:value="155" table:style-name="ce3">
            <text:p>155</text:p>
          </table:table-cell>
          <table:table-cell office:value-type="float" office:value="187" table:style-name="ce3">
            <text:p>187</text:p>
          </table:table-cell>
          <table:table-cell office:value-type="float" office:value="123.57" table:style-name="ce3">
            <text:p>12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41" table:style-name="ce3">
            <text:p>41</text:p>
          </table:table-cell>
          <table:table-cell office:value-type="float" office:value="149" table:style-name="ce3">
            <text:p>149</text:p>
          </table:table-cell>
          <table:table-cell office:value-type="float" office:value="190" table:style-name="ce3">
            <text:p>190</text:p>
          </table:table-cell>
          <table:table-cell office:value-type="float" office:value="136.13999999999999" table:style-name="ce3">
            <text:p>13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43" table:style-name="ce3">
            <text:p>43</text:p>
          </table:table-cell>
          <table:table-cell office:value-type="float" office:value="161" table:style-name="ce3">
            <text:p>161</text:p>
          </table:table-cell>
          <table:table-cell office:value-type="float" office:value="204" table:style-name="ce3">
            <text:p>204</text:p>
          </table:table-cell>
          <table:table-cell office:value-type="float" office:value="151.86000000000001" table:style-name="ce3">
            <text:p>15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53" table:style-name="ce3">
            <text:p>53</text:p>
          </table:table-cell>
          <table:table-cell office:value-type="float" office:value="111" table:style-name="ce3">
            <text:p>111</text:p>
          </table:table-cell>
          <table:table-cell office:value-type="float" office:value="164" table:style-name="ce3">
            <text:p>164</text:p>
          </table:table-cell>
          <table:table-cell office:value-type="float" office:value="163.13999999999999" table:style-name="ce3">
            <text:p>16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50" table:style-name="ce3">
            <text:p>50</text:p>
          </table:table-cell>
          <table:table-cell office:value-type="float" office:value="124" table:style-name="ce3">
            <text:p>124</text:p>
          </table:table-cell>
          <table:table-cell office:value-type="float" office:value="174" table:style-name="ce3">
            <text:p>174</text:p>
          </table:table-cell>
          <table:table-cell office:value-type="float" office:value="174.71" table:style-name="ce3">
            <text:p>17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40" table:style-name="ce3">
            <text:p>40</text:p>
          </table:table-cell>
          <table:table-cell office:value-type="float" office:value="204" table:style-name="ce3">
            <text:p>204</text:p>
          </table:table-cell>
          <table:table-cell office:value-type="float" office:value="244" table:style-name="ce3">
            <text:p>244</text:p>
          </table:table-cell>
          <table:table-cell office:value-type="float" office:value="187.71" table:style-name="ce3">
            <text:p>18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59" table:style-name="ce3">
            <text:p>59</text:p>
          </table:table-cell>
          <table:table-cell office:value-type="float" office:value="193" table:style-name="ce3">
            <text:p>193</text:p>
          </table:table-cell>
          <table:table-cell office:value-type="float" office:value="252" table:style-name="ce3">
            <text:p>252</text:p>
          </table:table-cell>
          <table:table-cell office:value-type="float" office:value="202.14" table:style-name="ce3">
            <text:p>20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55" table:style-name="ce3">
            <text:p>55</text:p>
          </table:table-cell>
          <table:table-cell office:value-type="float" office:value="263" table:style-name="ce3">
            <text:p>263</text:p>
          </table:table-cell>
          <table:table-cell office:value-type="float" office:value="318" table:style-name="ce3">
            <text:p>318</text:p>
          </table:table-cell>
          <table:table-cell office:value-type="float" office:value="220.86" table:style-name="ce3">
            <text:p>22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65" table:style-name="ce3">
            <text:p>65</text:p>
          </table:table-cell>
          <table:table-cell office:value-type="float" office:value="244" table:style-name="ce3">
            <text:p>244</text:p>
          </table:table-cell>
          <table:table-cell office:value-type="float" office:value="309" table:style-name="ce3">
            <text:p>309</text:p>
          </table:table-cell>
          <table:table-cell office:value-type="float" office:value="237.86" table:style-name="ce3">
            <text:p>23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64" table:style-name="ce3">
            <text:p>64</text:p>
          </table:table-cell>
          <table:table-cell office:value-type="float" office:value="181" table:style-name="ce3">
            <text:p>181</text:p>
          </table:table-cell>
          <table:table-cell office:value-type="float" office:value="245" table:style-name="ce3">
            <text:p>245</text:p>
          </table:table-cell>
          <table:table-cell office:value-type="float" office:value="243.71" table:style-name="ce3">
            <text:p>24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72" table:style-name="ce3">
            <text:p>72</text:p>
          </table:table-cell>
          <table:table-cell office:value-type="float" office:value="168" table:style-name="ce3">
            <text:p>168</text:p>
          </table:table-cell>
          <table:table-cell office:value-type="float" office:value="240" table:style-name="ce3">
            <text:p>240</text:p>
          </table:table-cell>
          <table:table-cell office:value-type="float" office:value="254.57" table:style-name="ce3">
            <text:p>25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71" table:style-name="ce3">
            <text:p>71</text:p>
          </table:table-cell>
          <table:table-cell office:value-type="float" office:value="163" table:style-name="ce3">
            <text:p>163</text:p>
          </table:table-cell>
          <table:table-cell office:value-type="float" office:value="234" table:style-name="ce3">
            <text:p>234</text:p>
          </table:table-cell>
          <table:table-cell office:value-type="float" office:value="263.14" table:style-name="ce3">
            <text:p>26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78" table:style-name="ce3">
            <text:p>78</text:p>
          </table:table-cell>
          <table:table-cell office:value-type="float" office:value="331" table:style-name="ce3">
            <text:p>331</text:p>
          </table:table-cell>
          <table:table-cell office:value-type="float" office:value="409" table:style-name="ce3">
            <text:p>409</text:p>
          </table:table-cell>
          <table:table-cell office:value-type="float" office:value="286.70999999999998" table:style-name="ce3">
            <text:p>28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98" table:style-name="ce3">
            <text:p>98</text:p>
          </table:table-cell>
          <table:table-cell office:value-type="float" office:value="334" table:style-name="ce3">
            <text:p>334</text:p>
          </table:table-cell>
          <table:table-cell office:value-type="float" office:value="432" table:style-name="ce3">
            <text:p>432</text:p>
          </table:table-cell>
          <table:table-cell office:value-type="float" office:value="312.43" table:style-name="ce3">
            <text:p>31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104" table:style-name="ce3">
            <text:p>104</text:p>
          </table:table-cell>
          <table:table-cell office:value-type="float" office:value="345" table:style-name="ce3">
            <text:p>345</text:p>
          </table:table-cell>
          <table:table-cell office:value-type="float" office:value="449" table:style-name="ce3">
            <text:p>449</text:p>
          </table:table-cell>
          <table:table-cell office:value-type="float" office:value="331.14" table:style-name="ce3">
            <text:p>33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93" table:style-name="ce3">
            <text:p>93</text:p>
          </table:table-cell>
          <table:table-cell office:value-type="float" office:value="301" table:style-name="ce3">
            <text:p>301</text:p>
          </table:table-cell>
          <table:table-cell office:value-type="float" office:value="394" table:style-name="ce3">
            <text:p>394</text:p>
          </table:table-cell>
          <table:table-cell office:value-type="float" office:value="343.29" table:style-name="ce3">
            <text:p>34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86" table:style-name="ce3">
            <text:p>86</text:p>
          </table:table-cell>
          <table:table-cell office:value-type="float" office:value="355" table:style-name="ce3">
            <text:p>355</text:p>
          </table:table-cell>
          <table:table-cell office:value-type="float" office:value="441" table:style-name="ce3">
            <text:p>441</text:p>
          </table:table-cell>
          <table:table-cell office:value-type="float" office:value="371.29" table:style-name="ce3">
            <text:p>37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107" table:style-name="ce3">
            <text:p>107</text:p>
          </table:table-cell>
          <table:table-cell office:value-type="float" office:value="273" table:style-name="ce3">
            <text:p>273</text:p>
          </table:table-cell>
          <table:table-cell office:value-type="float" office:value="380" table:style-name="ce3">
            <text:p>380</text:p>
          </table:table-cell>
          <table:table-cell office:value-type="float" office:value="391.29" table:style-name="ce3">
            <text:p>39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109" table:style-name="ce3">
            <text:p>109</text:p>
          </table:table-cell>
          <table:table-cell office:value-type="float" office:value="262" table:style-name="ce3">
            <text:p>262</text:p>
          </table:table-cell>
          <table:table-cell office:value-type="float" office:value="371" table:style-name="ce3">
            <text:p>371</text:p>
          </table:table-cell>
          <table:table-cell office:value-type="float" office:value="410.86" table:style-name="ce3">
            <text:p>41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152" table:style-name="ce3">
            <text:p>152</text:p>
          </table:table-cell>
          <table:table-cell office:value-type="float" office:value="492" table:style-name="ce3">
            <text:p>492</text:p>
          </table:table-cell>
          <table:table-cell office:value-type="float" office:value="644" table:style-name="ce3">
            <text:p>644</text:p>
          </table:table-cell>
          <table:table-cell office:value-type="float" office:value="444.43" table:style-name="ce3">
            <text:p>44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169" table:style-name="ce3">
            <text:p>169</text:p>
          </table:table-cell>
          <table:table-cell office:value-type="float" office:value="499" table:style-name="ce3">
            <text:p>499</text:p>
          </table:table-cell>
          <table:table-cell office:value-type="float" office:value="668" table:style-name="ce3">
            <text:p>668</text:p>
          </table:table-cell>
          <table:table-cell office:value-type="float" office:value="478.14" table:style-name="ce3">
            <text:p>47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148" table:style-name="ce3">
            <text:p>148</text:p>
          </table:table-cell>
          <table:table-cell office:value-type="float" office:value="495" table:style-name="ce3">
            <text:p>495</text:p>
          </table:table-cell>
          <table:table-cell office:value-type="float" office:value="643" table:style-name="ce3">
            <text:p>643</text:p>
          </table:table-cell>
          <table:table-cell office:value-type="float" office:value="505.86" table:style-name="ce3">
            <text:p>50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117" table:style-name="ce3">
            <text:p>117</text:p>
          </table:table-cell>
          <table:table-cell office:value-type="float" office:value="526" table:style-name="ce3">
            <text:p>526</text:p>
          </table:table-cell>
          <table:table-cell office:value-type="float" office:value="643" table:style-name="ce3">
            <text:p>643</text:p>
          </table:table-cell>
          <table:table-cell office:value-type="float" office:value="541.42999999999995" table:style-name="ce3">
            <text:p>54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141" table:style-name="ce3">
            <text:p>141</text:p>
          </table:table-cell>
          <table:table-cell office:value-type="float" office:value="458" table:style-name="ce3">
            <text:p>458</text:p>
          </table:table-cell>
          <table:table-cell office:value-type="float" office:value="599" table:style-name="ce3">
            <text:p>599</text:p>
          </table:table-cell>
          <table:table-cell office:value-type="float" office:value="564" table:style-name="ce3">
            <text:p>5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158" table:style-name="ce3">
            <text:p>158</text:p>
          </table:table-cell>
          <table:table-cell office:value-type="float" office:value="291" table:style-name="ce3">
            <text:p>291</text:p>
          </table:table-cell>
          <table:table-cell office:value-type="float" office:value="449" table:style-name="ce3">
            <text:p>449</text:p>
          </table:table-cell>
          <table:table-cell office:value-type="float" office:value="573.86" table:style-name="ce3">
            <text:p>57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142" table:style-name="ce3">
            <text:p>142</text:p>
          </table:table-cell>
          <table:table-cell office:value-type="float" office:value="271" table:style-name="ce3">
            <text:p>271</text:p>
          </table:table-cell>
          <table:table-cell office:value-type="float" office:value="413" table:style-name="ce3">
            <text:p>413</text:p>
          </table:table-cell>
          <table:table-cell office:value-type="float" office:value="579.86" table:style-name="ce3">
            <text:p>57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148" table:style-name="ce3">
            <text:p>148</text:p>
          </table:table-cell>
          <table:table-cell office:value-type="float" office:value="644" table:style-name="ce3">
            <text:p>644</text:p>
          </table:table-cell>
          <table:table-cell office:value-type="float" office:value="792" table:style-name="ce3">
            <text:p>792</text:p>
          </table:table-cell>
          <table:table-cell office:value-type="float" office:value="601" table:style-name="ce3">
            <text:p>6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148" table:style-name="ce3">
            <text:p>148</text:p>
          </table:table-cell>
          <table:table-cell office:value-type="float" office:value="542" table:style-name="ce3">
            <text:p>542</text:p>
          </table:table-cell>
          <table:table-cell office:value-type="float" office:value="690" table:style-name="ce3">
            <text:p>690</text:p>
          </table:table-cell>
          <table:table-cell office:value-type="float" office:value="604.14" table:style-name="ce3">
            <text:p>60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138" table:style-name="ce3">
            <text:p>138</text:p>
          </table:table-cell>
          <table:table-cell office:value-type="float" office:value="505" table:style-name="ce3">
            <text:p>505</text:p>
          </table:table-cell>
          <table:table-cell office:value-type="float" office:value="643" table:style-name="ce3">
            <text:p>643</text:p>
          </table:table-cell>
          <table:table-cell office:value-type="float" office:value="604.14" table:style-name="ce3">
            <text:p>60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177" table:style-name="ce3">
            <text:p>177</text:p>
          </table:table-cell>
          <table:table-cell office:value-type="float" office:value="529" table:style-name="ce3">
            <text:p>529</text:p>
          </table:table-cell>
          <table:table-cell office:value-type="float" office:value="706" table:style-name="ce3">
            <text:p>706</text:p>
          </table:table-cell>
          <table:table-cell office:value-type="float" office:value="613.14" table:style-name="ce3">
            <text:p>61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153" table:style-name="ce3">
            <text:p>153</text:p>
          </table:table-cell>
          <table:table-cell office:value-type="float" office:value="536" table:style-name="ce3">
            <text:p>536</text:p>
          </table:table-cell>
          <table:table-cell office:value-type="float" office:value="689" table:style-name="ce3">
            <text:p>689</text:p>
          </table:table-cell>
          <table:table-cell office:value-type="float" office:value="626" table:style-name="ce3">
            <text:p>6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136" table:style-name="ce3">
            <text:p>136</text:p>
          </table:table-cell>
          <table:table-cell office:value-type="float" office:value="350" table:style-name="ce3">
            <text:p>350</text:p>
          </table:table-cell>
          <table:table-cell office:value-type="float" office:value="486" table:style-name="ce3">
            <text:p>486</text:p>
          </table:table-cell>
          <table:table-cell office:value-type="float" office:value="631.29" table:style-name="ce3">
            <text:p>63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147" table:style-name="ce3">
            <text:p>147</text:p>
          </table:table-cell>
          <table:table-cell office:value-type="float" office:value="343" table:style-name="ce3">
            <text:p>343</text:p>
          </table:table-cell>
          <table:table-cell office:value-type="float" office:value="490" table:style-name="ce3">
            <text:p>490</text:p>
          </table:table-cell>
          <table:table-cell office:value-type="float" office:value="642.29" table:style-name="ce3">
            <text:p>64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188" table:style-name="ce3">
            <text:p>188</text:p>
          </table:table-cell>
          <table:table-cell office:value-type="float" office:value="784" table:style-name="ce3">
            <text:p>784</text:p>
          </table:table-cell>
          <table:table-cell office:value-type="float" office:value="972" table:style-name="ce3">
            <text:p>972</text:p>
          </table:table-cell>
          <table:table-cell office:value-type="float" office:value="668" table:style-name="ce3">
            <text:p>6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172" table:style-name="ce3">
            <text:p>172</text:p>
          </table:table-cell>
          <table:table-cell office:value-type="float" office:value="601" table:style-name="ce3">
            <text:p>601</text:p>
          </table:table-cell>
          <table:table-cell office:value-type="float" office:value="773" table:style-name="ce3">
            <text:p>773</text:p>
          </table:table-cell>
          <table:table-cell office:value-type="float" office:value="679.86" table:style-name="ce3">
            <text:p>67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163" table:style-name="ce3">
            <text:p>163</text:p>
          </table:table-cell>
          <table:table-cell office:value-type="float" office:value="507" table:style-name="ce3">
            <text:p>507</text:p>
          </table:table-cell>
          <table:table-cell office:value-type="float" office:value="670" table:style-name="ce3">
            <text:p>670</text:p>
          </table:table-cell>
          <table:table-cell office:value-type="float" office:value="683.71" table:style-name="ce3">
            <text:p>68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142" table:style-name="ce3">
            <text:p>142</text:p>
          </table:table-cell>
          <table:table-cell office:value-type="float" office:value="555" table:style-name="ce3">
            <text:p>555</text:p>
          </table:table-cell>
          <table:table-cell office:value-type="float" office:value="697" table:style-name="ce3">
            <text:p>697</text:p>
          </table:table-cell>
          <table:table-cell office:value-type="float" office:value="682.43" table:style-name="ce3">
            <text:p>68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113" table:style-name="ce3">
            <text:p>113</text:p>
          </table:table-cell>
          <table:table-cell office:value-type="float" office:value="553" table:style-name="ce3">
            <text:p>553</text:p>
          </table:table-cell>
          <table:table-cell office:value-type="float" office:value="666" table:style-name="ce3">
            <text:p>666</text:p>
          </table:table-cell>
          <table:table-cell office:value-type="float" office:value="679.14" table:style-name="ce3">
            <text:p>67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125" table:style-name="ce3">
            <text:p>125</text:p>
          </table:table-cell>
          <table:table-cell office:value-type="float" office:value="353" table:style-name="ce3">
            <text:p>353</text:p>
          </table:table-cell>
          <table:table-cell office:value-type="float" office:value="478" table:style-name="ce3">
            <text:p>478</text:p>
          </table:table-cell>
          <table:table-cell office:value-type="float" office:value="678" table:style-name="ce3">
            <text:p>6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141" table:style-name="ce3">
            <text:p>141</text:p>
          </table:table-cell>
          <table:table-cell office:value-type="float" office:value="346" table:style-name="ce3">
            <text:p>346</text:p>
          </table:table-cell>
          <table:table-cell office:value-type="float" office:value="487" table:style-name="ce3">
            <text:p>487</text:p>
          </table:table-cell>
          <table:table-cell office:value-type="float" office:value="677.57" table:style-name="ce3">
            <text:p>67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185" table:style-name="ce3">
            <text:p>185</text:p>
          </table:table-cell>
          <table:table-cell office:value-type="float" office:value="709" table:style-name="ce3">
            <text:p>709</text:p>
          </table:table-cell>
          <table:table-cell office:value-type="float" office:value="894" table:style-name="ce3">
            <text:p>894</text:p>
          </table:table-cell>
          <table:table-cell office:value-type="float" office:value="666.43" table:style-name="ce3">
            <text:p>66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233" table:style-name="ce3">
            <text:p>233</text:p>
          </table:table-cell>
          <table:table-cell office:value-type="float" office:value="556" table:style-name="ce3">
            <text:p>556</text:p>
          </table:table-cell>
          <table:table-cell office:value-type="float" office:value="789" table:style-name="ce3">
            <text:p>789</text:p>
          </table:table-cell>
          <table:table-cell office:value-type="float" office:value="668.71" table:style-name="ce3">
            <text:p>66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137" table:style-name="ce3">
            <text:p>137</text:p>
          </table:table-cell>
          <table:table-cell office:value-type="float" office:value="534" table:style-name="ce3">
            <text:p>534</text:p>
          </table:table-cell>
          <table:table-cell office:value-type="float" office:value="671" table:style-name="ce3">
            <text:p>671</text:p>
          </table:table-cell>
          <table:table-cell office:value-type="float" office:value="668.86" table:style-name="ce3">
            <text:p>66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126" table:style-name="ce3">
            <text:p>126</text:p>
          </table:table-cell>
          <table:table-cell office:value-type="float" office:value="444" table:style-name="ce3">
            <text:p>444</text:p>
          </table:table-cell>
          <table:table-cell office:value-type="float" office:value="570" table:style-name="ce3">
            <text:p>570</text:p>
          </table:table-cell>
          <table:table-cell office:value-type="float" office:value="650.71" table:style-name="ce3">
            <text:p>65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164" table:style-name="ce3">
            <text:p>164</text:p>
          </table:table-cell>
          <table:table-cell office:value-type="float" office:value="459" table:style-name="ce3">
            <text:p>459</text:p>
          </table:table-cell>
          <table:table-cell office:value-type="float" office:value="623" table:style-name="ce3">
            <text:p>623</text:p>
          </table:table-cell>
          <table:table-cell office:value-type="float" office:value="644.57000000000005" table:style-name="ce3">
            <text:p>64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123" table:style-name="ce3">
            <text:p>123</text:p>
          </table:table-cell>
          <table:table-cell office:value-type="float" office:value="325" table:style-name="ce3">
            <text:p>325</text:p>
          </table:table-cell>
          <table:table-cell office:value-type="float" office:value="448" table:style-name="ce3">
            <text:p>448</text:p>
          </table:table-cell>
          <table:table-cell office:value-type="float" office:value="640.29" table:style-name="ce3">
            <text:p>64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133" table:style-name="ce3">
            <text:p>133</text:p>
          </table:table-cell>
          <table:table-cell office:value-type="float" office:value="261" table:style-name="ce3">
            <text:p>261</text:p>
          </table:table-cell>
          <table:table-cell office:value-type="float" office:value="394" table:style-name="ce3">
            <text:p>394</text:p>
          </table:table-cell>
          <table:table-cell office:value-type="float" office:value="627" table:style-name="ce3">
            <text:p>6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148" table:style-name="ce3">
            <text:p>148</text:p>
          </table:table-cell>
          <table:table-cell office:value-type="float" office:value="498" table:style-name="ce3">
            <text:p>498</text:p>
          </table:table-cell>
          <table:table-cell office:value-type="float" office:value="646" table:style-name="ce3">
            <text:p>646</text:p>
          </table:table-cell>
          <table:table-cell office:value-type="float" office:value="591.57000000000005" table:style-name="ce3">
            <text:p>59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152" table:style-name="ce3">
            <text:p>152</text:p>
          </table:table-cell>
          <table:table-cell office:value-type="float" office:value="440" table:style-name="ce3">
            <text:p>440</text:p>
          </table:table-cell>
          <table:table-cell office:value-type="float" office:value="592" table:style-name="ce3">
            <text:p>592</text:p>
          </table:table-cell>
          <table:table-cell office:value-type="float" office:value="563.42999999999995" table:style-name="ce3">
            <text:p>56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131" table:style-name="ce3">
            <text:p>131</text:p>
          </table:table-cell>
          <table:table-cell office:value-type="float" office:value="346" table:style-name="ce3">
            <text:p>346</text:p>
          </table:table-cell>
          <table:table-cell office:value-type="float" office:value="477" table:style-name="ce3">
            <text:p>477</text:p>
          </table:table-cell>
          <table:table-cell office:value-type="float" office:value="535.71" table:style-name="ce3">
            <text:p>53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133" table:style-name="ce3">
            <text:p>133</text:p>
          </table:table-cell>
          <table:table-cell office:value-type="float" office:value="271" table:style-name="ce3">
            <text:p>271</text:p>
          </table:table-cell>
          <table:table-cell office:value-type="float" office:value="404" table:style-name="ce3">
            <text:p>404</text:p>
          </table:table-cell>
          <table:table-cell office:value-type="float" office:value="512" table:style-name="ce3">
            <text:p>5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141" table:style-name="ce3">
            <text:p>141</text:p>
          </table:table-cell>
          <table:table-cell office:value-type="float" office:value="259" table:style-name="ce3">
            <text:p>259</text:p>
          </table:table-cell>
          <table:table-cell office:value-type="float" office:value="400" table:style-name="ce3">
            <text:p>400</text:p>
          </table:table-cell>
          <table:table-cell office:value-type="float" office:value="480.14" table:style-name="ce3">
            <text:p>48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112" table:style-name="ce3">
            <text:p>112</text:p>
          </table:table-cell>
          <table:table-cell office:value-type="float" office:value="173" table:style-name="ce3">
            <text:p>173</text:p>
          </table:table-cell>
          <table:table-cell office:value-type="float" office:value="285" table:style-name="ce3">
            <text:p>285</text:p>
          </table:table-cell>
          <table:table-cell office:value-type="float" office:value="456.86" table:style-name="ce3">
            <text:p>45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107" table:style-name="ce3">
            <text:p>107</text:p>
          </table:table-cell>
          <table:table-cell office:value-type="float" office:value="153" table:style-name="ce3">
            <text:p>153</text:p>
          </table:table-cell>
          <table:table-cell office:value-type="float" office:value="260" table:style-name="ce3">
            <text:p>260</text:p>
          </table:table-cell>
          <table:table-cell office:value-type="float" office:value="437.71" table:style-name="ce3">
            <text:p>43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123" table:style-name="ce3">
            <text:p>123</text:p>
          </table:table-cell>
          <table:table-cell office:value-type="float" office:value="255" table:style-name="ce3">
            <text:p>255</text:p>
          </table:table-cell>
          <table:table-cell office:value-type="float" office:value="378" table:style-name="ce3">
            <text:p>378</text:p>
          </table:table-cell>
          <table:table-cell office:value-type="float" office:value="399.43" table:style-name="ce3">
            <text:p>39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139" table:style-name="ce3">
            <text:p>139</text:p>
          </table:table-cell>
          <table:table-cell office:value-type="float" office:value="270" table:style-name="ce3">
            <text:p>270</text:p>
          </table:table-cell>
          <table:table-cell office:value-type="float" office:value="409" table:style-name="ce3">
            <text:p>409</text:p>
          </table:table-cell>
          <table:table-cell office:value-type="float" office:value="373.29" table:style-name="ce3">
            <text:p>37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107" table:style-name="ce3">
            <text:p>107</text:p>
          </table:table-cell>
          <table:table-cell office:value-type="float" office:value="194" table:style-name="ce3">
            <text:p>194</text:p>
          </table:table-cell>
          <table:table-cell office:value-type="float" office:value="301" table:style-name="ce3">
            <text:p>301</text:p>
          </table:table-cell>
          <table:table-cell office:value-type="float" office:value="348.14" table:style-name="ce3">
            <text:p>34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90" table:style-name="ce3">
            <text:p>90</text:p>
          </table:table-cell>
          <table:table-cell office:value-type="float" office:value="172" table:style-name="ce3">
            <text:p>172</text:p>
          </table:table-cell>
          <table:table-cell office:value-type="float" office:value="262" table:style-name="ce3">
            <text:p>262</text:p>
          </table:table-cell>
          <table:table-cell office:value-type="float" office:value="327.86" table:style-name="ce3">
            <text:p>32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102" table:style-name="ce3">
            <text:p>102</text:p>
          </table:table-cell>
          <table:table-cell office:value-type="float" office:value="189" table:style-name="ce3">
            <text:p>189</text:p>
          </table:table-cell>
          <table:table-cell office:value-type="float" office:value="291" table:style-name="ce3">
            <text:p>291</text:p>
          </table:table-cell>
          <table:table-cell office:value-type="float" office:value="312.29000000000002" table:style-name="ce3">
            <text:p>31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90" table:style-name="ce3">
            <text:p>90</text:p>
          </table:table-cell>
          <table:table-cell office:value-type="float" office:value="137" table:style-name="ce3">
            <text:p>137</text:p>
          </table:table-cell>
          <table:table-cell office:value-type="float" office:value="227" table:style-name="ce3">
            <text:p>227</text:p>
          </table:table-cell>
          <table:table-cell office:value-type="float" office:value="304" table:style-name="ce3">
            <text:p>3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99" table:style-name="ce3">
            <text:p>99</text:p>
          </table:table-cell>
          <table:table-cell office:value-type="float" office:value="106" table:style-name="ce3">
            <text:p>106</text:p>
          </table:table-cell>
          <table:table-cell office:value-type="float" office:value="205" table:style-name="ce3">
            <text:p>205</text:p>
          </table:table-cell>
          <table:table-cell office:value-type="float" office:value="296.14" table:style-name="ce3">
            <text:p>29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144" table:style-name="ce3">
            <text:p>144</text:p>
          </table:table-cell>
          <table:table-cell office:value-type="float" office:value="218" table:style-name="ce3">
            <text:p>218</text:p>
          </table:table-cell>
          <table:table-cell office:value-type="float" office:value="362" table:style-name="ce3">
            <text:p>362</text:p>
          </table:table-cell>
          <table:table-cell office:value-type="float" office:value="293.86" table:style-name="ce3">
            <text:p>29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117" table:style-name="ce3">
            <text:p>117</text:p>
          </table:table-cell>
          <table:table-cell office:value-type="float" office:value="201" table:style-name="ce3">
            <text:p>201</text:p>
          </table:table-cell>
          <table:table-cell office:value-type="float" office:value="318" table:style-name="ce3">
            <text:p>318</text:p>
          </table:table-cell>
          <table:table-cell office:value-type="float" office:value="280.86" table:style-name="ce3">
            <text:p>28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105" table:style-name="ce3">
            <text:p>105</text:p>
          </table:table-cell>
          <table:table-cell office:value-type="float" office:value="181" table:style-name="ce3">
            <text:p>181</text:p>
          </table:table-cell>
          <table:table-cell office:value-type="float" office:value="286" table:style-name="ce3">
            <text:p>286</text:p>
          </table:table-cell>
          <table:table-cell office:value-type="float" office:value="278.70999999999998" table:style-name="ce3">
            <text:p>27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93" table:style-name="ce3">
            <text:p>93</text:p>
          </table:table-cell>
          <table:table-cell office:value-type="float" office:value="160" table:style-name="ce3">
            <text:p>160</text:p>
          </table:table-cell>
          <table:table-cell office:value-type="float" office:value="253" table:style-name="ce3">
            <text:p>253</text:p>
          </table:table-cell>
          <table:table-cell office:value-type="float" office:value="277.43" table:style-name="ce3">
            <text:p>27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91" table:style-name="ce3">
            <text:p>91</text:p>
          </table:table-cell>
          <table:table-cell office:value-type="float" office:value="161" table:style-name="ce3">
            <text:p>161</text:p>
          </table:table-cell>
          <table:table-cell office:value-type="float" office:value="252" table:style-name="ce3">
            <text:p>252</text:p>
          </table:table-cell>
          <table:table-cell office:value-type="float" office:value="271.86" table:style-name="ce3">
            <text:p>27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86" table:style-name="ce3">
            <text:p>86</text:p>
          </table:table-cell>
          <table:table-cell office:value-type="float" office:value="99" table:style-name="ce3">
            <text:p>99</text:p>
          </table:table-cell>
          <table:table-cell office:value-type="float" office:value="185" table:style-name="ce3">
            <text:p>185</text:p>
          </table:table-cell>
          <table:table-cell office:value-type="float" office:value="265.86" table:style-name="ce3">
            <text:p>26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80" table:style-name="ce3">
            <text:p>80</text:p>
          </table:table-cell>
          <table:table-cell office:value-type="float" office:value="98" table:style-name="ce3">
            <text:p>98</text:p>
          </table:table-cell>
          <table:table-cell office:value-type="float" office:value="178" table:style-name="ce3">
            <text:p>178</text:p>
          </table:table-cell>
          <table:table-cell office:value-type="float" office:value="262" table:style-name="ce3">
            <text:p>2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106" table:style-name="ce3">
            <text:p>106</text:p>
          </table:table-cell>
          <table:table-cell office:value-type="float" office:value="175" table:style-name="ce3">
            <text:p>175</text:p>
          </table:table-cell>
          <table:table-cell office:value-type="float" office:value="281" table:style-name="ce3">
            <text:p>281</text:p>
          </table:table-cell>
          <table:table-cell office:value-type="float" office:value="250.43" table:style-name="ce3">
            <text:p>25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121" table:style-name="ce3">
            <text:p>121</text:p>
          </table:table-cell>
          <table:table-cell office:value-type="float" office:value="183" table:style-name="ce3">
            <text:p>183</text:p>
          </table:table-cell>
          <table:table-cell office:value-type="float" office:value="304" table:style-name="ce3">
            <text:p>304</text:p>
          </table:table-cell>
          <table:table-cell office:value-type="float" office:value="248.43" table:style-name="ce3">
            <text:p>24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100" table:style-name="ce3">
            <text:p>100</text:p>
          </table:table-cell>
          <table:table-cell office:value-type="float" office:value="184" table:style-name="ce3">
            <text:p>184</text:p>
          </table:table-cell>
          <table:table-cell office:value-type="float" office:value="284" table:style-name="ce3">
            <text:p>284</text:p>
          </table:table-cell>
          <table:table-cell office:value-type="float" office:value="248.14" table:style-name="ce3">
            <text:p>24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99" table:style-name="ce3">
            <text:p>99</text:p>
          </table:table-cell>
          <table:table-cell office:value-type="float" office:value="154" table:style-name="ce3">
            <text:p>154</text:p>
          </table:table-cell>
          <table:table-cell office:value-type="float" office:value="253" table:style-name="ce3">
            <text:p>253</text:p>
          </table:table-cell>
          <table:table-cell office:value-type="float" office:value="248.14" table:style-name="ce3">
            <text:p>24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121" table:style-name="ce3">
            <text:p>121</text:p>
          </table:table-cell>
          <table:table-cell office:value-type="float" office:value="140" table:style-name="ce3">
            <text:p>140</text:p>
          </table:table-cell>
          <table:table-cell office:value-type="float" office:value="261" table:style-name="ce3">
            <text:p>261</text:p>
          </table:table-cell>
          <table:table-cell office:value-type="float" office:value="249.43" table:style-name="ce3">
            <text:p>24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93" table:style-name="ce3">
            <text:p>93</text:p>
          </table:table-cell>
          <table:table-cell office:value-type="float" office:value="118" table:style-name="ce3">
            <text:p>118</text:p>
          </table:table-cell>
          <table:table-cell office:value-type="float" office:value="211" table:style-name="ce3">
            <text:p>211</text:p>
          </table:table-cell>
          <table:table-cell office:value-type="float" office:value="253.14" table:style-name="ce3">
            <text:p>25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81" table:style-name="ce3">
            <text:p>81</text:p>
          </table:table-cell>
          <table:table-cell office:value-type="float" office:value="130" table:style-name="ce3">
            <text:p>130</text:p>
          </table:table-cell>
          <table:table-cell office:value-type="float" office:value="211" table:style-name="ce3">
            <text:p>211</text:p>
          </table:table-cell>
          <table:table-cell office:value-type="float" office:value="257.86" table:style-name="ce3">
            <text:p>25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132" table:style-name="ce3">
            <text:p>132</text:p>
          </table:table-cell>
          <table:table-cell office:value-type="float" office:value="246" table:style-name="ce3">
            <text:p>246</text:p>
          </table:table-cell>
          <table:table-cell office:value-type="float" office:value="378" table:style-name="ce3">
            <text:p>378</text:p>
          </table:table-cell>
          <table:table-cell office:value-type="float" office:value="271.70999999999998" table:style-name="ce3">
            <text:p>27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125" table:style-name="ce3">
            <text:p>125</text:p>
          </table:table-cell>
          <table:table-cell office:value-type="float" office:value="171" table:style-name="ce3">
            <text:p>171</text:p>
          </table:table-cell>
          <table:table-cell office:value-type="float" office:value="296" table:style-name="ce3">
            <text:p>296</text:p>
          </table:table-cell>
          <table:table-cell office:value-type="float" office:value="270.57" table:style-name="ce3">
            <text:p>27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86" table:style-name="ce3">
            <text:p>86</text:p>
          </table:table-cell>
          <table:table-cell office:value-type="float" office:value="158" table:style-name="ce3">
            <text:p>158</text:p>
          </table:table-cell>
          <table:table-cell office:value-type="float" office:value="244" table:style-name="ce3">
            <text:p>244</text:p>
          </table:table-cell>
          <table:table-cell office:value-type="float" office:value="264.86" table:style-name="ce3">
            <text:p>26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81" table:style-name="ce3">
            <text:p>81</text:p>
          </table:table-cell>
          <table:table-cell office:value-type="float" office:value="169" table:style-name="ce3">
            <text:p>169</text:p>
          </table:table-cell>
          <table:table-cell office:value-type="float" office:value="250" table:style-name="ce3">
            <text:p>250</text:p>
          </table:table-cell>
          <table:table-cell office:value-type="float" office:value="264.43" table:style-name="ce3">
            <text:p>26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92" table:style-name="ce3">
            <text:p>92</text:p>
          </table:table-cell>
          <table:table-cell office:value-type="float" office:value="212" table:style-name="ce3">
            <text:p>212</text:p>
          </table:table-cell>
          <table:table-cell office:value-type="float" office:value="304" table:style-name="ce3">
            <text:p>304</text:p>
          </table:table-cell>
          <table:table-cell office:value-type="float" office:value="270.57" table:style-name="ce3">
            <text:p>27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88" table:style-name="ce3">
            <text:p>88</text:p>
          </table:table-cell>
          <table:table-cell office:value-type="float" office:value="124" table:style-name="ce3">
            <text:p>124</text:p>
          </table:table-cell>
          <table:table-cell office:value-type="float" office:value="212" table:style-name="ce3">
            <text:p>212</text:p>
          </table:table-cell>
          <table:table-cell office:value-type="float" office:value="270.70999999999998" table:style-name="ce3">
            <text:p>27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83" table:style-name="ce3">
            <text:p>83</text:p>
          </table:table-cell>
          <table:table-cell office:value-type="float" office:value="142" table:style-name="ce3">
            <text:p>142</text:p>
          </table:table-cell>
          <table:table-cell office:value-type="float" office:value="225" table:style-name="ce3">
            <text:p>225</text:p>
          </table:table-cell>
          <table:table-cell office:value-type="float" office:value="272.70999999999998" table:style-name="ce3">
            <text:p>27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116" table:style-name="ce3">
            <text:p>116</text:p>
          </table:table-cell>
          <table:table-cell office:value-type="float" office:value="248" table:style-name="ce3">
            <text:p>248</text:p>
          </table:table-cell>
          <table:table-cell office:value-type="float" office:value="364" table:style-name="ce3">
            <text:p>364</text:p>
          </table:table-cell>
          <table:table-cell office:value-type="float" office:value="270.70999999999998" table:style-name="ce3">
            <text:p>27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112" table:style-name="ce3">
            <text:p>112</text:p>
          </table:table-cell>
          <table:table-cell office:value-type="float" office:value="261" table:style-name="ce3">
            <text:p>261</text:p>
          </table:table-cell>
          <table:table-cell office:value-type="float" office:value="373" table:style-name="ce3">
            <text:p>373</text:p>
          </table:table-cell>
          <table:table-cell office:value-type="float" office:value="281.70999999999998" table:style-name="ce3">
            <text:p>28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77" table:style-name="ce3">
            <text:p>77</text:p>
          </table:table-cell>
          <table:table-cell office:value-type="float" office:value="194" table:style-name="ce3">
            <text:p>194</text:p>
          </table:table-cell>
          <table:table-cell office:value-type="float" office:value="271" table:style-name="ce3">
            <text:p>271</text:p>
          </table:table-cell>
          <table:table-cell office:value-type="float" office:value="285.57" table:style-name="ce3">
            <text:p>28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90" table:style-name="ce3">
            <text:p>90</text:p>
          </table:table-cell>
          <table:table-cell office:value-type="float" office:value="140" table:style-name="ce3">
            <text:p>140</text:p>
          </table:table-cell>
          <table:table-cell office:value-type="float" office:value="230" table:style-name="ce3">
            <text:p>230</text:p>
          </table:table-cell>
          <table:table-cell office:value-type="float" office:value="282.70999999999998" table:style-name="ce3">
            <text:p>28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56" table:style-name="ce3">
            <text:p>56</text:p>
          </table:table-cell>
          <table:table-cell office:value-type="float" office:value="64" table:style-name="ce3">
            <text:p>64</text:p>
          </table:table-cell>
          <table:table-cell office:value-type="float" office:value="120" table:style-name="ce3">
            <text:p>120</text:p>
          </table:table-cell>
          <table:table-cell office:value-type="float" office:value="256.43" table:style-name="ce3">
            <text:p>25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89" table:style-name="ce3">
            <text:p>89</text:p>
          </table:table-cell>
          <table:table-cell office:value-type="float" office:value="187" table:style-name="ce3">
            <text:p>187</text:p>
          </table:table-cell>
          <table:table-cell office:value-type="float" office:value="276" table:style-name="ce3">
            <text:p>276</text:p>
          </table:table-cell>
          <table:table-cell office:value-type="float" office:value="265.57" table:style-name="ce3">
            <text:p>26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85" table:style-name="ce3">
            <text:p>85</text:p>
          </table:table-cell>
          <table:table-cell office:value-type="float" office:value="242" table:style-name="ce3">
            <text:p>242</text:p>
          </table:table-cell>
          <table:table-cell office:value-type="float" office:value="327" table:style-name="ce3">
            <text:p>327</text:p>
          </table:table-cell>
          <table:table-cell office:value-type="float" office:value="280.14" table:style-name="ce3">
            <text:p>28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85" table:style-name="ce3">
            <text:p>85</text:p>
          </table:table-cell>
          <table:table-cell office:value-type="float" office:value="270" table:style-name="ce3">
            <text:p>270</text:p>
          </table:table-cell>
          <table:table-cell office:value-type="float" office:value="355" table:style-name="ce3">
            <text:p>355</text:p>
          </table:table-cell>
          <table:table-cell office:value-type="float" office:value="278.86" table:style-name="ce3">
            <text:p>27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97" table:style-name="ce3">
            <text:p>97</text:p>
          </table:table-cell>
          <table:table-cell office:value-type="float" office:value="489" table:style-name="ce3">
            <text:p>489</text:p>
          </table:table-cell>
          <table:table-cell office:value-type="float" office:value="586" table:style-name="ce3">
            <text:p>586</text:p>
          </table:table-cell>
          <table:table-cell office:value-type="float" office:value="309.29000000000002" table:style-name="ce3">
            <text:p>30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126" table:style-name="ce3">
            <text:p>126</text:p>
          </table:table-cell>
          <table:table-cell office:value-type="float" office:value="431" table:style-name="ce3">
            <text:p>431</text:p>
          </table:table-cell>
          <table:table-cell office:value-type="float" office:value="557" table:style-name="ce3">
            <text:p>557</text:p>
          </table:table-cell>
          <table:table-cell office:value-type="float" office:value="350.14" table:style-name="ce3">
            <text:p>35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113" table:style-name="ce3">
            <text:p>113</text:p>
          </table:table-cell>
          <table:table-cell office:value-type="float" office:value="281" table:style-name="ce3">
            <text:p>281</text:p>
          </table:table-cell>
          <table:table-cell office:value-type="float" office:value="394" table:style-name="ce3">
            <text:p>394</text:p>
          </table:table-cell>
          <table:table-cell office:value-type="float" office:value="373.57" table:style-name="ce3">
            <text:p>37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79" table:style-name="ce3">
            <text:p>79</text:p>
          </table:table-cell>
          <table:table-cell office:value-type="float" office:value="179" table:style-name="ce3">
            <text:p>179</text:p>
          </table:table-cell>
          <table:table-cell office:value-type="float" office:value="258" table:style-name="ce3">
            <text:p>258</text:p>
          </table:table-cell>
          <table:table-cell office:value-type="float" office:value="393.29" table:style-name="ce3">
            <text:p>39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105" table:style-name="ce3">
            <text:p>105</text:p>
          </table:table-cell>
          <table:table-cell office:value-type="float" office:value="350" table:style-name="ce3">
            <text:p>350</text:p>
          </table:table-cell>
          <table:table-cell office:value-type="float" office:value="455" table:style-name="ce3">
            <text:p>455</text:p>
          </table:table-cell>
          <table:table-cell office:value-type="float" office:value="418.86" table:style-name="ce3">
            <text:p>41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118" table:style-name="ce3">
            <text:p>118</text:p>
          </table:table-cell>
          <table:table-cell office:value-type="float" office:value="312" table:style-name="ce3">
            <text:p>312</text:p>
          </table:table-cell>
          <table:table-cell office:value-type="float" office:value="430" table:style-name="ce3">
            <text:p>430</text:p>
          </table:table-cell>
          <table:table-cell office:value-type="float" office:value="433.57" table:style-name="ce3">
            <text:p>43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148" table:style-name="ce3">
            <text:p>148</text:p>
          </table:table-cell>
          <table:table-cell office:value-type="float" office:value="476" table:style-name="ce3">
            <text:p>476</text:p>
          </table:table-cell>
          <table:table-cell office:value-type="float" office:value="624" table:style-name="ce3">
            <text:p>624</text:p>
          </table:table-cell>
          <table:table-cell office:value-type="float" office:value="472" table:style-name="ce3">
            <text:p>4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140" table:style-name="ce3">
            <text:p>140</text:p>
          </table:table-cell>
          <table:table-cell office:value-type="float" office:value="349" table:style-name="ce3">
            <text:p>349</text:p>
          </table:table-cell>
          <table:table-cell office:value-type="float" office:value="489" table:style-name="ce3">
            <text:p>489</text:p>
          </table:table-cell>
          <table:table-cell office:value-type="float" office:value="458.14" table:style-name="ce3">
            <text:p>45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138" table:style-name="ce3">
            <text:p>138</text:p>
          </table:table-cell>
          <table:table-cell office:value-type="float" office:value="375" table:style-name="ce3">
            <text:p>375</text:p>
          </table:table-cell>
          <table:table-cell office:value-type="float" office:value="513" table:style-name="ce3">
            <text:p>513</text:p>
          </table:table-cell>
          <table:table-cell office:value-type="float" office:value="451.86" table:style-name="ce3">
            <text:p>45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144" table:style-name="ce3">
            <text:p>144</text:p>
          </table:table-cell>
          <table:table-cell office:value-type="float" office:value="358" table:style-name="ce3">
            <text:p>358</text:p>
          </table:table-cell>
          <table:table-cell office:value-type="float" office:value="502" table:style-name="ce3">
            <text:p>502</text:p>
          </table:table-cell>
          <table:table-cell office:value-type="float" office:value="467.29" table:style-name="ce3">
            <text:p>46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139" table:style-name="ce3">
            <text:p>139</text:p>
          </table:table-cell>
          <table:table-cell office:value-type="float" office:value="272" table:style-name="ce3">
            <text:p>272</text:p>
          </table:table-cell>
          <table:table-cell office:value-type="float" office:value="411" table:style-name="ce3">
            <text:p>411</text:p>
          </table:table-cell>
          <table:table-cell office:value-type="float" office:value="489.14" table:style-name="ce3">
            <text:p>48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113" table:style-name="ce3">
            <text:p>113</text:p>
          </table:table-cell>
          <table:table-cell office:value-type="float" office:value="184" table:style-name="ce3">
            <text:p>184</text:p>
          </table:table-cell>
          <table:table-cell office:value-type="float" office:value="297" table:style-name="ce3">
            <text:p>297</text:p>
          </table:table-cell>
          <table:table-cell office:value-type="float" office:value="466.57" table:style-name="ce3">
            <text:p>46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120" table:style-name="ce3">
            <text:p>120</text:p>
          </table:table-cell>
          <table:table-cell office:value-type="float" office:value="207" table:style-name="ce3">
            <text:p>207</text:p>
          </table:table-cell>
          <table:table-cell office:value-type="float" office:value="327" table:style-name="ce3">
            <text:p>327</text:p>
          </table:table-cell>
          <table:table-cell office:value-type="float" office:value="451.86" table:style-name="ce3">
            <text:p>45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166" table:style-name="ce3">
            <text:p>166</text:p>
          </table:table-cell>
          <table:table-cell office:value-type="float" office:value="407" table:style-name="ce3">
            <text:p>407</text:p>
          </table:table-cell>
          <table:table-cell office:value-type="float" office:value="573" table:style-name="ce3">
            <text:p>573</text:p>
          </table:table-cell>
          <table:table-cell office:value-type="float" office:value="444.57" table:style-name="ce3">
            <text:p>44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161" table:style-name="ce3">
            <text:p>161</text:p>
          </table:table-cell>
          <table:table-cell office:value-type="float" office:value="328" table:style-name="ce3">
            <text:p>328</text:p>
          </table:table-cell>
          <table:table-cell office:value-type="float" office:value="489" table:style-name="ce3">
            <text:p>489</text:p>
          </table:table-cell>
          <table:table-cell office:value-type="float" office:value="444.57" table:style-name="ce3">
            <text:p>44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126" table:style-name="ce3">
            <text:p>126</text:p>
          </table:table-cell>
          <table:table-cell office:value-type="float" office:value="256" table:style-name="ce3">
            <text:p>256</text:p>
          </table:table-cell>
          <table:table-cell office:value-type="float" office:value="382" table:style-name="ce3">
            <text:p>382</text:p>
          </table:table-cell>
          <table:table-cell office:value-type="float" office:value="425.86" table:style-name="ce3">
            <text:p>42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91" table:style-name="ce3">
            <text:p>91</text:p>
          </table:table-cell>
          <table:table-cell office:value-type="float" office:value="151" table:style-name="ce3">
            <text:p>151</text:p>
          </table:table-cell>
          <table:table-cell office:value-type="float" office:value="242" table:style-name="ce3">
            <text:p>242</text:p>
          </table:table-cell>
          <table:table-cell office:value-type="float" office:value="388.71" table:style-name="ce3">
            <text:p>38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96" table:style-name="ce3">
            <text:p>96</text:p>
          </table:table-cell>
          <table:table-cell office:value-type="float" office:value="225" table:style-name="ce3">
            <text:p>225</text:p>
          </table:table-cell>
          <table:table-cell office:value-type="float" office:value="321" table:style-name="ce3">
            <text:p>321</text:p>
          </table:table-cell>
          <table:table-cell office:value-type="float" office:value="375.86" table:style-name="ce3">
            <text:p>37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75" table:style-name="ce3">
            <text:p>75</text:p>
          </table:table-cell>
          <table:table-cell office:value-type="float" office:value="118" table:style-name="ce3">
            <text:p>118</text:p>
          </table:table-cell>
          <table:table-cell office:value-type="float" office:value="193" table:style-name="ce3">
            <text:p>193</text:p>
          </table:table-cell>
          <table:table-cell office:value-type="float" office:value="361" table:style-name="ce3">
            <text:p>3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44" table:style-name="ce3">
            <text:p>44</text:p>
          </table:table-cell>
          <table:table-cell office:value-type="float" office:value="17" table:style-name="ce3">
            <text:p>17</text:p>
          </table:table-cell>
          <table:table-cell office:value-type="float" office:value="61" table:style-name="ce3">
            <text:p>61</text:p>
          </table:table-cell>
          <table:table-cell office:value-type="float" office:value="323" table:style-name="ce3">
            <text:p>323</text:p>
          </table:table-cell>
          <table:table-cell table:number-columns-repeated="16379"/>
        </table:table-row>
        <table:table-row table:number-rows-repeated="1048341" table:style-name="ro1">
          <table:table-cell table:number-columns-repeated="16384"/>
        </table:table-row>
      </table:table>
      <table:table table:name="Test_and_Positivity_Dat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2">
            <text:p>Test and positivity data (deduplicated on 7 day rolling period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orkshire and Humb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ersons tested, 7-day moving average</text:p>
          </table:table-cell>
          <table:table-cell office:value-type="string" table:style-name="ce4">
            <text:p>Positivity rate (%), 7-day moving aver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6440.43" table:style-name="ce3">
            <text:p>6440.43</text:p>
          </table:table-cell>
          <table:table-cell office:value-type="float" office:value="4.16" table:style-name="ce3">
            <text:p>4.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6436.29" table:style-name="ce3">
            <text:p>6436.29</text:p>
          </table:table-cell>
          <table:table-cell office:value-type="float" office:value="4.08" table:style-name="ce3">
            <text:p>4.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6236.29" table:style-name="ce3">
            <text:p>6236.29</text:p>
          </table:table-cell>
          <table:table-cell office:value-type="float" office:value="4.0599999999999996" table:style-name="ce3">
            <text:p>4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6056.29" table:style-name="ce3">
            <text:p>6056.29</text:p>
          </table:table-cell>
          <table:table-cell office:value-type="float" office:value="3.95" table:style-name="ce3">
            <text:p>3.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6010.71" table:style-name="ce3">
            <text:p>6010.71</text:p>
          </table:table-cell>
          <table:table-cell office:value-type="float" office:value="3.91" table:style-name="ce3">
            <text:p>3.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6076.57" table:style-name="ce3">
            <text:p>6076.57</text:p>
          </table:table-cell>
          <table:table-cell office:value-type="float" office:value="3.78" table:style-name="ce3">
            <text:p>3.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6130.86" table:style-name="ce3">
            <text:p>6130.86</text:p>
          </table:table-cell>
          <table:table-cell office:value-type="float" office:value="3.63" table:style-name="ce3">
            <text:p>3.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6153.43" table:style-name="ce3">
            <text:p>6153.43</text:p>
          </table:table-cell>
          <table:table-cell office:value-type="float" office:value="3.55" table:style-name="ce3">
            <text:p>3.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6140.43" table:style-name="ce3">
            <text:p>6140.43</text:p>
          </table:table-cell>
          <table:table-cell office:value-type="float" office:value="3.47" table:style-name="ce3">
            <text:p>3.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6200.14" table:style-name="ce3">
            <text:p>6200.14</text:p>
          </table:table-cell>
          <table:table-cell office:value-type="float" office:value="3.47" table:style-name="ce3">
            <text:p>3.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6201.14" table:style-name="ce3">
            <text:p>6201.14</text:p>
          </table:table-cell>
          <table:table-cell office:value-type="float" office:value="3.39" table:style-name="ce3">
            <text:p>3.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6276.86" table:style-name="ce3">
            <text:p>6276.86</text:p>
          </table:table-cell>
          <table:table-cell office:value-type="float" office:value="3.52" table:style-name="ce3">
            <text:p>3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6308.86" table:style-name="ce3">
            <text:p>6308.86</text:p>
          </table:table-cell>
          <table:table-cell office:value-type="float" office:value="3.68" table:style-name="ce3">
            <text:p>3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6293.14" table:style-name="ce3">
            <text:p>6293.14</text:p>
          </table:table-cell>
          <table:table-cell office:value-type="float" office:value="3.74" table:style-name="ce3">
            <text:p>3.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6187.43" table:style-name="ce3">
            <text:p>6187.43</text:p>
          </table:table-cell>
          <table:table-cell office:value-type="float" office:value="3.83" table:style-name="ce3">
            <text:p>3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6203" table:style-name="ce3">
            <text:p>6203</text:p>
          </table:table-cell>
          <table:table-cell office:value-type="float" office:value="3.89" table:style-name="ce3">
            <text:p>3.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6171.57" table:style-name="ce3">
            <text:p>6171.57</text:p>
          </table:table-cell>
          <table:table-cell office:value-type="float" office:value="3.88" table:style-name="ce3">
            <text:p>3.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6222" table:style-name="ce3">
            <text:p>6222</text:p>
          </table:table-cell>
          <table:table-cell office:value-type="float" office:value="4.03" table:style-name="ce3">
            <text:p>4.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6229.43" table:style-name="ce3">
            <text:p>6229.43</text:p>
          </table:table-cell>
          <table:table-cell office:value-type="float" office:value="3.94" table:style-name="ce3">
            <text:p>3.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6166.43" table:style-name="ce3">
            <text:p>6166.43</text:p>
          </table:table-cell>
          <table:table-cell office:value-type="float" office:value="3.9" table:style-name="ce3">
            <text:p>3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6138.29" table:style-name="ce3">
            <text:p>6138.29</text:p>
          </table:table-cell>
          <table:table-cell office:value-type="float" office:value="3.81" table:style-name="ce3">
            <text:p>3.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6143.71" table:style-name="ce3">
            <text:p>6143.71</text:p>
          </table:table-cell>
          <table:table-cell office:value-type="float" office:value="3.68" table:style-name="ce3">
            <text:p>3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6096.86" table:style-name="ce3">
            <text:p>6096.86</text:p>
          </table:table-cell>
          <table:table-cell office:value-type="float" office:value="3.64" table:style-name="ce3">
            <text:p>3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6080.43" table:style-name="ce3">
            <text:p>6080.43</text:p>
          </table:table-cell>
          <table:table-cell office:value-type="float" office:value="3.52" table:style-name="ce3">
            <text:p>3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5913.29" table:style-name="ce3">
            <text:p>5913.29</text:p>
          </table:table-cell>
          <table:table-cell office:value-type="float" office:value="3.39" table:style-name="ce3">
            <text:p>3.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5945.43" table:style-name="ce3">
            <text:p>5945.43</text:p>
          </table:table-cell>
          <table:table-cell office:value-type="float" office:value="3.25" table:style-name="ce3">
            <text:p>3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5979.14" table:style-name="ce3">
            <text:p>5979.14</text:p>
          </table:table-cell>
          <table:table-cell office:value-type="float" office:value="3.22" table:style-name="ce3">
            <text:p>3.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6148" table:style-name="ce3">
            <text:p>6148</text:p>
          </table:table-cell>
          <table:table-cell office:value-type="float" office:value="3.05" table:style-name="ce3">
            <text:p>3.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6287.57" table:style-name="ce3">
            <text:p>6287.57</text:p>
          </table:table-cell>
          <table:table-cell office:value-type="float" office:value="2.96" table:style-name="ce3">
            <text:p>2.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6341.14" table:style-name="ce3">
            <text:p>6341.14</text:p>
          </table:table-cell>
          <table:table-cell office:value-type="float" office:value="2.76" table:style-name="ce3">
            <text:p>2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6479" table:style-name="ce3">
            <text:p>6479</text:p>
          </table:table-cell>
          <table:table-cell office:value-type="float" office:value="2.63" table:style-name="ce3">
            <text:p>2.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6717" table:style-name="ce3">
            <text:p>6717</text:p>
          </table:table-cell>
          <table:table-cell office:value-type="float" office:value="2.4500000000000002" table:style-name="ce3">
            <text:p>2.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6846.86" table:style-name="ce3">
            <text:p>6846.86</text:p>
          </table:table-cell>
          <table:table-cell office:value-type="float" office:value="2.35" table:style-name="ce3">
            <text:p>2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6926.86" table:style-name="ce3">
            <text:p>6926.86</text:p>
          </table:table-cell>
          <table:table-cell office:value-type="float" office:value="2.14" table:style-name="ce3">
            <text:p>2.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6854.14" table:style-name="ce3">
            <text:p>6854.14</text:p>
          </table:table-cell>
          <table:table-cell office:value-type="float" office:value="2.11" table:style-name="ce3">
            <text:p>2.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6818.86" table:style-name="ce3">
            <text:p>6818.86</text:p>
          </table:table-cell>
          <table:table-cell office:value-type="float" office:value="2.0699999999999998" table:style-name="ce3">
            <text:p>2.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7147.14" table:style-name="ce3">
            <text:p>7147.14</text:p>
          </table:table-cell>
          <table:table-cell office:value-type="float" office:value="1.96" table:style-name="ce3">
            <text:p>1.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7493.71" table:style-name="ce3">
            <text:p>7493.71</text:p>
          </table:table-cell>
          <table:table-cell office:value-type="float" office:value="1.84" table:style-name="ce3">
            <text:p>1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7683.57" table:style-name="ce3">
            <text:p>7683.57</text:p>
          </table:table-cell>
          <table:table-cell office:value-type="float" office:value="1.76" table:style-name="ce3">
            <text:p>1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7739.71" table:style-name="ce3">
            <text:p>7739.71</text:p>
          </table:table-cell>
          <table:table-cell office:value-type="float" office:value="1.66" table:style-name="ce3">
            <text:p>1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7838.57" table:style-name="ce3">
            <text:p>7838.57</text:p>
          </table:table-cell>
          <table:table-cell office:value-type="float" office:value="1.67" table:style-name="ce3">
            <text:p>1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7955.86" table:style-name="ce3">
            <text:p>7955.86</text:p>
          </table:table-cell>
          <table:table-cell office:value-type="float" office:value="1.67" table:style-name="ce3">
            <text:p>1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8356.57" table:style-name="ce3">
            <text:p>8356.57</text:p>
          </table:table-cell>
          <table:table-cell office:value-type="float" office:value="1.63" table:style-name="ce3">
            <text:p>1.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8758.57" table:style-name="ce3">
            <text:p>8758.57</text:p>
          </table:table-cell>
          <table:table-cell office:value-type="float" office:value="1.6" table:style-name="ce3">
            <text:p>1.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9211.7099999999991" table:style-name="ce3">
            <text:p>9211.71</text:p>
          </table:table-cell>
          <table:table-cell office:value-type="float" office:value="1.48" table:style-name="ce3">
            <text:p>1.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9389.43" table:style-name="ce3">
            <text:p>9389.43</text:p>
          </table:table-cell>
          <table:table-cell office:value-type="float" office:value="1.44" table:style-name="ce3">
            <text:p>1.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9460.43" table:style-name="ce3">
            <text:p>9460.43</text:p>
          </table:table-cell>
          <table:table-cell office:value-type="float" office:value="1.44" table:style-name="ce3">
            <text:p>1.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9530.2900000000009" table:style-name="ce3">
            <text:p>9530.29</text:p>
          </table:table-cell>
          <table:table-cell office:value-type="float" office:value="1.43" table:style-name="ce3">
            <text:p>1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9539.86" table:style-name="ce3">
            <text:p>9539.86</text:p>
          </table:table-cell>
          <table:table-cell office:value-type="float" office:value="1.43" table:style-name="ce3">
            <text:p>1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9178.57" table:style-name="ce3">
            <text:p>9178.57</text:p>
          </table:table-cell>
          <table:table-cell office:value-type="float" office:value="1.45" table:style-name="ce3">
            <text:p>1.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8660.57" table:style-name="ce3">
            <text:p>8660.57</text:p>
          </table:table-cell>
          <table:table-cell office:value-type="float" office:value="1.49" table:style-name="ce3">
            <text:p>1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8124" table:style-name="ce3">
            <text:p>8124</text:p>
          </table:table-cell>
          <table:table-cell office:value-type="float" office:value="1.55" table:style-name="ce3">
            <text:p>1.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7984.57" table:style-name="ce3">
            <text:p>7984.57</text:p>
          </table:table-cell>
          <table:table-cell office:value-type="float" office:value="1.64" table:style-name="ce3">
            <text:p>1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8000.14" table:style-name="ce3">
            <text:p>8000.14</text:p>
          </table:table-cell>
          <table:table-cell office:value-type="float" office:value="1.63" table:style-name="ce3">
            <text:p>1.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7998" table:style-name="ce3">
            <text:p>7998</text:p>
          </table:table-cell>
          <table:table-cell office:value-type="float" office:value="1.63" table:style-name="ce3">
            <text:p>1.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7962.29" table:style-name="ce3">
            <text:p>7962.29</text:p>
          </table:table-cell>
          <table:table-cell office:value-type="float" office:value="1.63" table:style-name="ce3">
            <text:p>1.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8116.86" table:style-name="ce3">
            <text:p>8116.86</text:p>
          </table:table-cell>
          <table:table-cell office:value-type="float" office:value="1.66" table:style-name="ce3">
            <text:p>1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8448.14" table:style-name="ce3">
            <text:p>8448.14</text:p>
          </table:table-cell>
          <table:table-cell office:value-type="float" office:value="1.67" table:style-name="ce3">
            <text:p>1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8978.2900000000009" table:style-name="ce3">
            <text:p>8978.29</text:p>
          </table:table-cell>
          <table:table-cell office:value-type="float" office:value="1.71" table:style-name="ce3">
            <text:p>1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9415.7099999999991" table:style-name="ce3">
            <text:p>9415.71</text:p>
          </table:table-cell>
          <table:table-cell office:value-type="float" office:value="1.68" table:style-name="ce3">
            <text:p>1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9651.2900000000009" table:style-name="ce3">
            <text:p>9651.29</text:p>
          </table:table-cell>
          <table:table-cell office:value-type="float" office:value="1.64" table:style-name="ce3">
            <text:p>1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9786.2900000000009" table:style-name="ce3">
            <text:p>9786.29</text:p>
          </table:table-cell>
          <table:table-cell office:value-type="float" office:value="1.59" table:style-name="ce3">
            <text:p>1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9896.7099999999991" table:style-name="ce3">
            <text:p>9896.71</text:p>
          </table:table-cell>
          <table:table-cell office:value-type="float" office:value="1.59" table:style-name="ce3">
            <text:p>1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10085.43" table:style-name="ce3">
            <text:p>10085.43</text:p>
          </table:table-cell>
          <table:table-cell office:value-type="float" office:value="1.54" table:style-name="ce3">
            <text:p>1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10352.709999999999" table:style-name="ce3">
            <text:p>10352.71</text:p>
          </table:table-cell>
          <table:table-cell office:value-type="float" office:value="1.48" table:style-name="ce3">
            <text:p>1.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10675.57" table:style-name="ce3">
            <text:p>10675.57</text:p>
          </table:table-cell>
          <table:table-cell office:value-type="float" office:value="1.43" table:style-name="ce3">
            <text:p>1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10939.43" table:style-name="ce3">
            <text:p>10939.43</text:p>
          </table:table-cell>
          <table:table-cell office:value-type="float" office:value="1.43" table:style-name="ce3">
            <text:p>1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11167.43" table:style-name="ce3">
            <text:p>11167.43</text:p>
          </table:table-cell>
          <table:table-cell office:value-type="float" office:value="1.46" table:style-name="ce3">
            <text:p>1.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11170.43" table:style-name="ce3">
            <text:p>11170.43</text:p>
          </table:table-cell>
          <table:table-cell office:value-type="float" office:value="1.48" table:style-name="ce3">
            <text:p>1.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11156" table:style-name="ce3">
            <text:p>11156</text:p>
          </table:table-cell>
          <table:table-cell office:value-type="float" office:value="1.5" table:style-name="ce3">
            <text:p>1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11145.43" table:style-name="ce3">
            <text:p>11145.43</text:p>
          </table:table-cell>
          <table:table-cell office:value-type="float" office:value="1.61" table:style-name="ce3">
            <text:p>1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11149.86" table:style-name="ce3">
            <text:p>11149.86</text:p>
          </table:table-cell>
          <table:table-cell office:value-type="float" office:value="1.66" table:style-name="ce3">
            <text:p>1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11129.71" table:style-name="ce3">
            <text:p>11129.71</text:p>
          </table:table-cell>
          <table:table-cell office:value-type="float" office:value="1.67" table:style-name="ce3">
            <text:p>1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11281" table:style-name="ce3">
            <text:p>11281</text:p>
          </table:table-cell>
          <table:table-cell office:value-type="float" office:value="1.65" table:style-name="ce3">
            <text:p>1.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11657.86" table:style-name="ce3">
            <text:p>11657.86</text:p>
          </table:table-cell>
          <table:table-cell office:value-type="float" office:value="1.64" table:style-name="ce3">
            <text:p>1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11769.29" table:style-name="ce3">
            <text:p>11769.29</text:p>
          </table:table-cell>
          <table:table-cell office:value-type="float" office:value="1.64" table:style-name="ce3">
            <text:p>1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11792.57" table:style-name="ce3">
            <text:p>11792.57</text:p>
          </table:table-cell>
          <table:table-cell office:value-type="float" office:value="1.61" table:style-name="ce3">
            <text:p>1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11855.71" table:style-name="ce3">
            <text:p>11855.71</text:p>
          </table:table-cell>
          <table:table-cell office:value-type="float" office:value="1.5" table:style-name="ce3">
            <text:p>1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11904.57" table:style-name="ce3">
            <text:p>11904.57</text:p>
          </table:table-cell>
          <table:table-cell office:value-type="float" office:value="1.42" table:style-name="ce3">
            <text:p>1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12200" table:style-name="ce3">
            <text:p>12200</text:p>
          </table:table-cell>
          <table:table-cell office:value-type="float" office:value="1.34" table:style-name="ce3">
            <text:p>1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12343.29" table:style-name="ce3">
            <text:p>12343.29</text:p>
          </table:table-cell>
          <table:table-cell office:value-type="float" office:value="1.33" table:style-name="ce3">
            <text:p>1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12469.14" table:style-name="ce3">
            <text:p>12469.14</text:p>
          </table:table-cell>
          <table:table-cell office:value-type="float" office:value="1.32" table:style-name="ce3">
            <text:p>1.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12602" table:style-name="ce3">
            <text:p>12602</text:p>
          </table:table-cell>
          <table:table-cell office:value-type="float" office:value="1.28" table:style-name="ce3">
            <text:p>1.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12625.86" table:style-name="ce3">
            <text:p>12625.86</text:p>
          </table:table-cell>
          <table:table-cell office:value-type="float" office:value="1.29" table:style-name="ce3">
            <text:p>1.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12612.57" table:style-name="ce3">
            <text:p>12612.57</text:p>
          </table:table-cell>
          <table:table-cell office:value-type="float" office:value="1.31" table:style-name="ce3">
            <text:p>1.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12546.14" table:style-name="ce3">
            <text:p>12546.14</text:p>
          </table:table-cell>
          <table:table-cell office:value-type="float" office:value="1.34" table:style-name="ce3">
            <text:p>1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12402.86" table:style-name="ce3">
            <text:p>12402.86</text:p>
          </table:table-cell>
          <table:table-cell office:value-type="float" office:value="1.34" table:style-name="ce3">
            <text:p>1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12392.71" table:style-name="ce3">
            <text:p>12392.71</text:p>
          </table:table-cell>
          <table:table-cell office:value-type="float" office:value="1.33" table:style-name="ce3">
            <text:p>1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12194" table:style-name="ce3">
            <text:p>12194</text:p>
          </table:table-cell>
          <table:table-cell office:value-type="float" office:value="1.34" table:style-name="ce3">
            <text:p>1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12172" table:style-name="ce3">
            <text:p>12172</text:p>
          </table:table-cell>
          <table:table-cell office:value-type="float" office:value="1.41" table:style-name="ce3">
            <text:p>1.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12208.71" table:style-name="ce3">
            <text:p>12208.71</text:p>
          </table:table-cell>
          <table:table-cell office:value-type="float" office:value="1.48" table:style-name="ce3">
            <text:p>1.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11333.43" table:style-name="ce3">
            <text:p>11333.43</text:p>
          </table:table-cell>
          <table:table-cell office:value-type="float" office:value="1.66" table:style-name="ce3">
            <text:p>1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11275.57" table:style-name="ce3">
            <text:p>11275.57</text:p>
          </table:table-cell>
          <table:table-cell office:value-type="float" office:value="1.83" table:style-name="ce3">
            <text:p>1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11917.71" table:style-name="ce3">
            <text:p>11917.71</text:p>
          </table:table-cell>
          <table:table-cell office:value-type="float" office:value="2.0299999999999998" table:style-name="ce3">
            <text:p>2.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12361.43" table:style-name="ce3">
            <text:p>12361.43</text:p>
          </table:table-cell>
          <table:table-cell office:value-type="float" office:value="2.12" table:style-name="ce3">
            <text:p>2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13127.29" table:style-name="ce3">
            <text:p>13127.29</text:p>
          </table:table-cell>
          <table:table-cell office:value-type="float" office:value="2.17" table:style-name="ce3">
            <text:p>2.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13525.43" table:style-name="ce3">
            <text:p>13525.43</text:p>
          </table:table-cell>
          <table:table-cell office:value-type="float" office:value="2.27" table:style-name="ce3">
            <text:p>2.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13777.57" table:style-name="ce3">
            <text:p>13777.57</text:p>
          </table:table-cell>
          <table:table-cell office:value-type="float" office:value="2.38" table:style-name="ce3">
            <text:p>2.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14933.86" table:style-name="ce3">
            <text:p>14933.86</text:p>
          </table:table-cell>
          <table:table-cell office:value-type="float" office:value="2.52" table:style-name="ce3">
            <text:p>2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15187.14" table:style-name="ce3">
            <text:p>15187.14</text:p>
          </table:table-cell>
          <table:table-cell office:value-type="float" office:value="2.59" table:style-name="ce3">
            <text:p>2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15230.86" table:style-name="ce3">
            <text:p>15230.86</text:p>
          </table:table-cell>
          <table:table-cell office:value-type="float" office:value="2.6" table:style-name="ce3">
            <text:p>2.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15591.14" table:style-name="ce3">
            <text:p>15591.14</text:p>
          </table:table-cell>
          <table:table-cell office:value-type="float" office:value="2.67" table:style-name="ce3">
            <text:p>2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15771.57" table:style-name="ce3">
            <text:p>15771.57</text:p>
          </table:table-cell>
          <table:table-cell office:value-type="float" office:value="2.71" table:style-name="ce3">
            <text:p>2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15774.86" table:style-name="ce3">
            <text:p>15774.86</text:p>
          </table:table-cell>
          <table:table-cell office:value-type="float" office:value="2.7" table:style-name="ce3">
            <text:p>2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15612.71" table:style-name="ce3">
            <text:p>15612.71</text:p>
          </table:table-cell>
          <table:table-cell office:value-type="float" office:value="2.72" table:style-name="ce3">
            <text:p>2.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15201.86" table:style-name="ce3">
            <text:p>15201.86</text:p>
          </table:table-cell>
          <table:table-cell office:value-type="float" office:value="2.64" table:style-name="ce3">
            <text:p>2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15295.57" table:style-name="ce3">
            <text:p>15295.57</text:p>
          </table:table-cell>
          <table:table-cell office:value-type="float" office:value="2.64" table:style-name="ce3">
            <text:p>2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15610.57" table:style-name="ce3">
            <text:p>15610.57</text:p>
          </table:table-cell>
          <table:table-cell office:value-type="float" office:value="2.72" table:style-name="ce3">
            <text:p>2.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15901" table:style-name="ce3">
            <text:p>15901</text:p>
          </table:table-cell>
          <table:table-cell office:value-type="float" office:value="2.79" table:style-name="ce3">
            <text:p>2.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16226.14" table:style-name="ce3">
            <text:p>16226.14</text:p>
          </table:table-cell>
          <table:table-cell office:value-type="float" office:value="2.89" table:style-name="ce3">
            <text:p>2.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16502" table:style-name="ce3">
            <text:p>16502</text:p>
          </table:table-cell>
          <table:table-cell office:value-type="float" office:value="3.08" table:style-name="ce3">
            <text:p>3.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17082.29" table:style-name="ce3">
            <text:p>17082.29</text:p>
          </table:table-cell>
          <table:table-cell office:value-type="float" office:value="3.28" table:style-name="ce3">
            <text:p>3.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17278.43" table:style-name="ce3">
            <text:p>17278.43</text:p>
          </table:table-cell>
          <table:table-cell office:value-type="float" office:value="3.43" table:style-name="ce3">
            <text:p>3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17439.29" table:style-name="ce3">
            <text:p>17439.29</text:p>
          </table:table-cell>
          <table:table-cell office:value-type="float" office:value="3.66" table:style-name="ce3">
            <text:p>3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17533.29" table:style-name="ce3">
            <text:p>17533.29</text:p>
          </table:table-cell>
          <table:table-cell office:value-type="float" office:value="3.8" table:style-name="ce3">
            <text:p>3.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17967.57" table:style-name="ce3">
            <text:p>17967.57</text:p>
          </table:table-cell>
          <table:table-cell office:value-type="float" office:value="3.99" table:style-name="ce3">
            <text:p>3.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18211.86" table:style-name="ce3">
            <text:p>18211.86</text:p>
          </table:table-cell>
          <table:table-cell office:value-type="float" office:value="4.1399999999999997" table:style-name="ce3">
            <text:p>4.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18283.86" table:style-name="ce3">
            <text:p>18283.86</text:p>
          </table:table-cell>
          <table:table-cell office:value-type="float" office:value="4.32" table:style-name="ce3">
            <text:p>4.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18193.29" table:style-name="ce3">
            <text:p>18193.29</text:p>
          </table:table-cell>
          <table:table-cell office:value-type="float" office:value="4.6500000000000004" table:style-name="ce3">
            <text:p>4.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18571.29" table:style-name="ce3">
            <text:p>18571.29</text:p>
          </table:table-cell>
          <table:table-cell office:value-type="float" office:value="5.22" table:style-name="ce3">
            <text:p>5.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18489.14" table:style-name="ce3">
            <text:p>18489.14</text:p>
          </table:table-cell>
          <table:table-cell office:value-type="float" office:value="5.77" table:style-name="ce3">
            <text:p>5.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18814.29" table:style-name="ce3">
            <text:p>18814.29</text:p>
          </table:table-cell>
          <table:table-cell office:value-type="float" office:value="6.48" table:style-name="ce3">
            <text:p>6.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19252.43" table:style-name="ce3">
            <text:p>19252.43</text:p>
          </table:table-cell>
          <table:table-cell office:value-type="float" office:value="7.26" table:style-name="ce3">
            <text:p>7.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19941.57" table:style-name="ce3">
            <text:p>19941.57</text:p>
          </table:table-cell>
          <table:table-cell office:value-type="float" office:value="8.0500000000000007" table:style-name="ce3">
            <text:p>8.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20534.14" table:style-name="ce3">
            <text:p>20534.14</text:p>
          </table:table-cell>
          <table:table-cell office:value-type="float" office:value="8.4" table:style-name="ce3">
            <text:p>8.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20828.43" table:style-name="ce3">
            <text:p>20828.43</text:p>
          </table:table-cell>
          <table:table-cell office:value-type="float" office:value="8.7100000000000009" table:style-name="ce3">
            <text:p>8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20756" table:style-name="ce3">
            <text:p>20756</text:p>
          </table:table-cell>
          <table:table-cell office:value-type="float" office:value="9.32" table:style-name="ce3">
            <text:p>9.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21383.14" table:style-name="ce3">
            <text:p>21383.14</text:p>
          </table:table-cell>
          <table:table-cell office:value-type="float" office:value="9.77" table:style-name="ce3">
            <text:p>9.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22030.86" table:style-name="ce3">
            <text:p>22030.86</text:p>
          </table:table-cell>
          <table:table-cell office:value-type="float" office:value="10.06" table:style-name="ce3">
            <text:p>10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22527" table:style-name="ce3">
            <text:p>22527</text:p>
          </table:table-cell>
          <table:table-cell office:value-type="float" office:value="10.06" table:style-name="ce3">
            <text:p>10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22425.14" table:style-name="ce3">
            <text:p>22425.14</text:p>
          </table:table-cell>
          <table:table-cell office:value-type="float" office:value="9.92" table:style-name="ce3">
            <text:p>9.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22432.71" table:style-name="ce3">
            <text:p>22432.71</text:p>
          </table:table-cell>
          <table:table-cell office:value-type="float" office:value="10.08" table:style-name="ce3">
            <text:p>10.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22278.14" table:style-name="ce3">
            <text:p>22278.14</text:p>
          </table:table-cell>
          <table:table-cell office:value-type="float" office:value="10.15" table:style-name="ce3">
            <text:p>1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22316" table:style-name="ce3">
            <text:p>22316</text:p>
          </table:table-cell>
          <table:table-cell office:value-type="float" office:value="10.47" table:style-name="ce3">
            <text:p>10.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22083.43" table:style-name="ce3">
            <text:p>22083.43</text:p>
          </table:table-cell>
          <table:table-cell office:value-type="float" office:value="10.7" table:style-name="ce3">
            <text:p>10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22193.71" table:style-name="ce3">
            <text:p>22193.71</text:p>
          </table:table-cell>
          <table:table-cell office:value-type="float" office:value="10.77" table:style-name="ce3">
            <text:p>10.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22185.86" table:style-name="ce3">
            <text:p>22185.86</text:p>
          </table:table-cell>
          <table:table-cell office:value-type="float" office:value="10.87" table:style-name="ce3">
            <text:p>10.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22526.43" table:style-name="ce3">
            <text:p>22526.43</text:p>
          </table:table-cell>
          <table:table-cell office:value-type="float" office:value="11.08" table:style-name="ce3">
            <text:p>11.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22673.86" table:style-name="ce3">
            <text:p>22673.86</text:p>
          </table:table-cell>
          <table:table-cell office:value-type="float" office:value="11.27" table:style-name="ce3">
            <text:p>11.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22839.57" table:style-name="ce3">
            <text:p>22839.57</text:p>
          </table:table-cell>
          <table:table-cell office:value-type="float" office:value="11.52" table:style-name="ce3">
            <text:p>11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23062" table:style-name="ce3">
            <text:p>23062</text:p>
          </table:table-cell>
          <table:table-cell office:value-type="float" office:value="12.08" table:style-name="ce3">
            <text:p>12.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23332.71" table:style-name="ce3">
            <text:p>23332.71</text:p>
          </table:table-cell>
          <table:table-cell office:value-type="float" office:value="12.61" table:style-name="ce3">
            <text:p>12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23534.14" table:style-name="ce3">
            <text:p>23534.14</text:p>
          </table:table-cell>
          <table:table-cell office:value-type="float" office:value="12.98" table:style-name="ce3">
            <text:p>12.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23917.43" table:style-name="ce3">
            <text:p>23917.43</text:p>
          </table:table-cell>
          <table:table-cell office:value-type="float" office:value="13.26" table:style-name="ce3">
            <text:p>13.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24237" table:style-name="ce3">
            <text:p>24237</text:p>
          </table:table-cell>
          <table:table-cell office:value-type="float" office:value="13.4" table:style-name="ce3">
            <text:p>13.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24223.14" table:style-name="ce3">
            <text:p>24223.14</text:p>
          </table:table-cell>
          <table:table-cell office:value-type="float" office:value="13.33" table:style-name="ce3">
            <text:p>13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24096.14" table:style-name="ce3">
            <text:p>24096.14</text:p>
          </table:table-cell>
          <table:table-cell office:value-type="float" office:value="13.41" table:style-name="ce3">
            <text:p>13.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23431.29" table:style-name="ce3">
            <text:p>23431.29</text:p>
          </table:table-cell>
          <table:table-cell office:value-type="float" office:value="13.88" table:style-name="ce3">
            <text:p>13.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22849.43" table:style-name="ce3">
            <text:p>22849.43</text:p>
          </table:table-cell>
          <table:table-cell office:value-type="float" office:value="14.26" table:style-name="ce3">
            <text:p>14.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22486.71" table:style-name="ce3">
            <text:p>22486.71</text:p>
          </table:table-cell>
          <table:table-cell office:value-type="float" office:value="14.63" table:style-name="ce3">
            <text:p>14.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22336.14" table:style-name="ce3">
            <text:p>22336.14</text:p>
          </table:table-cell>
          <table:table-cell office:value-type="float" office:value="14.91" table:style-name="ce3">
            <text:p>14.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22556.14" table:style-name="ce3">
            <text:p>22556.14</text:p>
          </table:table-cell>
          <table:table-cell office:value-type="float" office:value="15.16" table:style-name="ce3">
            <text:p>15.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22679.86" table:style-name="ce3">
            <text:p>22679.86</text:p>
          </table:table-cell>
          <table:table-cell office:value-type="float" office:value="15.36" table:style-name="ce3">
            <text:p>15.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23051" table:style-name="ce3">
            <text:p>23051</text:p>
          </table:table-cell>
          <table:table-cell office:value-type="float" office:value="15.55" table:style-name="ce3">
            <text:p>15.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23220.43" table:style-name="ce3">
            <text:p>23220.43</text:p>
          </table:table-cell>
          <table:table-cell office:value-type="float" office:value="15.94" table:style-name="ce3">
            <text:p>15.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23497.57" table:style-name="ce3">
            <text:p>23497.57</text:p>
          </table:table-cell>
          <table:table-cell office:value-type="float" office:value="16.059999999999999" table:style-name="ce3">
            <text:p>16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23762.71" table:style-name="ce3">
            <text:p>23762.71</text:p>
          </table:table-cell>
          <table:table-cell office:value-type="float" office:value="15.84" table:style-name="ce3">
            <text:p>15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24436.29" table:style-name="ce3">
            <text:p>24436.29</text:p>
          </table:table-cell>
          <table:table-cell office:value-type="float" office:value="15.47" table:style-name="ce3">
            <text:p>15.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24823.86" table:style-name="ce3">
            <text:p>24823.86</text:p>
          </table:table-cell>
          <table:table-cell office:value-type="float" office:value="15.34" table:style-name="ce3">
            <text:p>15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25234.43" table:style-name="ce3">
            <text:p>25234.43</text:p>
          </table:table-cell>
          <table:table-cell office:value-type="float" office:value="15.2" table:style-name="ce3">
            <text:p>15.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25299" table:style-name="ce3">
            <text:p>25299</text:p>
          </table:table-cell>
          <table:table-cell office:value-type="float" office:value="15.19" table:style-name="ce3">
            <text:p>15.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25334.43" table:style-name="ce3">
            <text:p>25334.43</text:p>
          </table:table-cell>
          <table:table-cell office:value-type="float" office:value="15.13" table:style-name="ce3">
            <text:p>15.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25307.86" table:style-name="ce3">
            <text:p>25307.86</text:p>
          </table:table-cell>
          <table:table-cell office:value-type="float" office:value="15.04" table:style-name="ce3">
            <text:p>15.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25482.86" table:style-name="ce3">
            <text:p>25482.86</text:p>
          </table:table-cell>
          <table:table-cell office:value-type="float" office:value="15.06" table:style-name="ce3">
            <text:p>15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25680.43" table:style-name="ce3">
            <text:p>25680.43</text:p>
          </table:table-cell>
          <table:table-cell office:value-type="float" office:value="14.74" table:style-name="ce3">
            <text:p>14.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25560.86" table:style-name="ce3">
            <text:p>25560.86</text:p>
          </table:table-cell>
          <table:table-cell office:value-type="float" office:value="14.49" table:style-name="ce3">
            <text:p>14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25486.29" table:style-name="ce3">
            <text:p>25486.29</text:p>
          </table:table-cell>
          <table:table-cell office:value-type="float" office:value="14.36" table:style-name="ce3">
            <text:p>14.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25286" table:style-name="ce3">
            <text:p>25286</text:p>
          </table:table-cell>
          <table:table-cell office:value-type="float" office:value="14.04" table:style-name="ce3">
            <text:p>14.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24677.29" table:style-name="ce3">
            <text:p>24677.29</text:p>
          </table:table-cell>
          <table:table-cell office:value-type="float" office:value="13.7" table:style-name="ce3">
            <text:p>13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24502.57" table:style-name="ce3">
            <text:p>24502.57</text:p>
          </table:table-cell>
          <table:table-cell office:value-type="float" office:value="13.4" table:style-name="ce3">
            <text:p>13.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24427.29" table:style-name="ce3">
            <text:p>24427.29</text:p>
          </table:table-cell>
          <table:table-cell office:value-type="float" office:value="12.8" table:style-name="ce3">
            <text:p>12.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24211.14" table:style-name="ce3">
            <text:p>24211.14</text:p>
          </table:table-cell>
          <table:table-cell office:value-type="float" office:value="12.29" table:style-name="ce3">
            <text:p>12.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24099.86" table:style-name="ce3">
            <text:p>24099.86</text:p>
          </table:table-cell>
          <table:table-cell office:value-type="float" office:value="11.66" table:style-name="ce3">
            <text:p>11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23936.71" table:style-name="ce3">
            <text:p>23936.71</text:p>
          </table:table-cell>
          <table:table-cell office:value-type="float" office:value="11.06" table:style-name="ce3">
            <text:p>11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23691.86" table:style-name="ce3">
            <text:p>23691.86</text:p>
          </table:table-cell>
          <table:table-cell office:value-type="float" office:value="10.73" table:style-name="ce3">
            <text:p>10.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22979.43" table:style-name="ce3">
            <text:p>22979.43</text:p>
          </table:table-cell>
          <table:table-cell office:value-type="float" office:value="10.26" table:style-name="ce3">
            <text:p>10.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22221.14" table:style-name="ce3">
            <text:p>22221.14</text:p>
          </table:table-cell>
          <table:table-cell office:value-type="float" office:value="9.75" table:style-name="ce3">
            <text:p>9.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21899.57" table:style-name="ce3">
            <text:p>21899.57</text:p>
          </table:table-cell>
          <table:table-cell office:value-type="float" office:value="9.25" table:style-name="ce3">
            <text:p>9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21651" table:style-name="ce3">
            <text:p>21651</text:p>
          </table:table-cell>
          <table:table-cell office:value-type="float" office:value="8.84" table:style-name="ce3">
            <text:p>8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21301.86" table:style-name="ce3">
            <text:p>21301.86</text:p>
          </table:table-cell>
          <table:table-cell office:value-type="float" office:value="8.5" table:style-name="ce3">
            <text:p>8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21143.43" table:style-name="ce3">
            <text:p>21143.43</text:p>
          </table:table-cell>
          <table:table-cell office:value-type="float" office:value="8.32" table:style-name="ce3">
            <text:p>8.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20994.86" table:style-name="ce3">
            <text:p>20994.86</text:p>
          </table:table-cell>
          <table:table-cell office:value-type="float" office:value="8.1300000000000008" table:style-name="ce3">
            <text:p>8.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20484.86" table:style-name="ce3">
            <text:p>20484.86</text:p>
          </table:table-cell>
          <table:table-cell office:value-type="float" office:value="8.02" table:style-name="ce3">
            <text:p>8.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20112.29" table:style-name="ce3">
            <text:p>20112.29</text:p>
          </table:table-cell>
          <table:table-cell office:value-type="float" office:value="7.89" table:style-name="ce3">
            <text:p>7.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19938.43" table:style-name="ce3">
            <text:p>19938.43</text:p>
          </table:table-cell>
          <table:table-cell office:value-type="float" office:value="7.72" table:style-name="ce3">
            <text:p>7.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20216.14" table:style-name="ce3">
            <text:p>20216.14</text:p>
          </table:table-cell>
          <table:table-cell office:value-type="float" office:value="7.44" table:style-name="ce3">
            <text:p>7.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20150.86" table:style-name="ce3">
            <text:p>20150.86</text:p>
          </table:table-cell>
          <table:table-cell office:value-type="float" office:value="7.22" table:style-name="ce3">
            <text:p>7.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20257.57" table:style-name="ce3">
            <text:p>20257.57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20143.57" table:style-name="ce3">
            <text:p>20143.57</text:p>
          </table:table-cell>
          <table:table-cell office:value-type="float" office:value="6.88" table:style-name="ce3">
            <text:p>6.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19707.29" table:style-name="ce3">
            <text:p>19707.29</text:p>
          </table:table-cell>
          <table:table-cell office:value-type="float" office:value="6.81" table:style-name="ce3">
            <text:p>6.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19391.86" table:style-name="ce3">
            <text:p>19391.86</text:p>
          </table:table-cell>
          <table:table-cell office:value-type="float" office:value="6.79" table:style-name="ce3">
            <text:p>6.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19327" table:style-name="ce3">
            <text:p>19327</text:p>
          </table:table-cell>
          <table:table-cell office:value-type="float" office:value="6.78" table:style-name="ce3">
            <text:p>6.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19456.57" table:style-name="ce3">
            <text:p>19456.57</text:p>
          </table:table-cell>
          <table:table-cell office:value-type="float" office:value="6.71" table:style-name="ce3">
            <text:p>6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19695.71" table:style-name="ce3">
            <text:p>19695.71</text:p>
          </table:table-cell>
          <table:table-cell office:value-type="float" office:value="6.73" table:style-name="ce3">
            <text:p>6.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19808" table:style-name="ce3">
            <text:p>19808</text:p>
          </table:table-cell>
          <table:table-cell office:value-type="float" office:value="6.72" table:style-name="ce3">
            <text:p>6.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19942.14" table:style-name="ce3">
            <text:p>19942.14</text:p>
          </table:table-cell>
          <table:table-cell office:value-type="float" office:value="6.79" table:style-name="ce3">
            <text:p>6.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19880" table:style-name="ce3">
            <text:p>19880</text:p>
          </table:table-cell>
          <table:table-cell office:value-type="float" office:value="7.03" table:style-name="ce3">
            <text:p>7.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19950.43" table:style-name="ce3">
            <text:p>19950.43</text:p>
          </table:table-cell>
          <table:table-cell office:value-type="float" office:value="7.11" table:style-name="ce3">
            <text:p>7.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19859.29" table:style-name="ce3">
            <text:p>19859.29</text:p>
          </table:table-cell>
          <table:table-cell office:value-type="float" office:value="7.06" table:style-name="ce3">
            <text:p>7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19946.71" table:style-name="ce3">
            <text:p>19946.71</text:p>
          </table:table-cell>
          <table:table-cell office:value-type="float" office:value="6.99" table:style-name="ce3">
            <text:p>6.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20157" table:style-name="ce3">
            <text:p>20157</text:p>
          </table:table-cell>
          <table:table-cell office:value-type="float" office:value="7.08" table:style-name="ce3">
            <text:p>7.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20474.57" table:style-name="ce3">
            <text:p>20474.57</text:p>
          </table:table-cell>
          <table:table-cell office:value-type="float" office:value="6.99" table:style-name="ce3">
            <text:p>6.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21103.29" table:style-name="ce3">
            <text:p>21103.29</text:p>
          </table:table-cell>
          <table:table-cell office:value-type="float" office:value="7.04" table:style-name="ce3">
            <text:p>7.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21441.57" table:style-name="ce3">
            <text:p>21441.57</text:p>
          </table:table-cell>
          <table:table-cell office:value-type="float" office:value="7.09" table:style-name="ce3">
            <text:p>7.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21823.57" table:style-name="ce3">
            <text:p>21823.57</text:p>
          </table:table-cell>
          <table:table-cell office:value-type="float" office:value="7.26" table:style-name="ce3">
            <text:p>7.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22197.14" table:style-name="ce3">
            <text:p>22197.14</text:p>
          </table:table-cell>
          <table:table-cell office:value-type="float" office:value="7.41" table:style-name="ce3">
            <text:p>7.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21435.86" table:style-name="ce3">
            <text:p>21435.86</text:p>
          </table:table-cell>
          <table:table-cell office:value-type="float" office:value="7.7" table:style-name="ce3">
            <text:p>7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19463.29" table:style-name="ce3">
            <text:p>19463.29</text:p>
          </table:table-cell>
          <table:table-cell office:value-type="float" office:value="7.85" table:style-name="ce3">
            <text:p>7.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19003.71" table:style-name="ce3">
            <text:p>19003.71</text:p>
          </table:table-cell>
          <table:table-cell office:value-type="float" office:value="8.5500000000000007" table:style-name="ce3">
            <text:p>8.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18667" table:style-name="ce3">
            <text:p>18667</text:p>
          </table:table-cell>
          <table:table-cell office:value-type="float" office:value="9.08" table:style-name="ce3">
            <text:p>9.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16433.86" table:style-name="ce3">
            <text:p>16433.86</text:p>
          </table:table-cell>
          <table:table-cell office:value-type="float" office:value="10.41" table:style-name="ce3">
            <text:p>10.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16501.71" table:style-name="ce3">
            <text:p>16501.71</text:p>
          </table:table-cell>
          <table:table-cell office:value-type="float" office:value="11.54" table:style-name="ce3">
            <text:p>11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17086.43" table:style-name="ce3">
            <text:p>17086.43</text:p>
          </table:table-cell>
          <table:table-cell office:value-type="float" office:value="12.25" table:style-name="ce3">
            <text:p>12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17787.43" table:style-name="ce3">
            <text:p>17787.43</text:p>
          </table:table-cell>
          <table:table-cell office:value-type="float" office:value="12.51" table:style-name="ce3">
            <text:p>12.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18711.86" table:style-name="ce3">
            <text:p>18711.86</text:p>
          </table:table-cell>
          <table:table-cell office:value-type="float" office:value="12.61" table:style-name="ce3">
            <text:p>12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19847" table:style-name="ce3">
            <text:p>19847</text:p>
          </table:table-cell>
          <table:table-cell office:value-type="float" office:value="12.68" table:style-name="ce3">
            <text:p>12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20239.14" table:style-name="ce3">
            <text:p>20239.14</text:p>
          </table:table-cell>
          <table:table-cell office:value-type="float" office:value="12.77" table:style-name="ce3">
            <text:p>12.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21940.14" table:style-name="ce3">
            <text:p>21940.14</text:p>
          </table:table-cell>
          <table:table-cell office:value-type="float" office:value="12.8" table:style-name="ce3">
            <text:p>12.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22082.57" table:style-name="ce3">
            <text:p>22082.57</text:p>
          </table:table-cell>
          <table:table-cell office:value-type="float" office:value="12.55" table:style-name="ce3">
            <text:p>12.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22485.71" table:style-name="ce3">
            <text:p>22485.71</text:p>
          </table:table-cell>
          <table:table-cell office:value-type="float" office:value="12.11" table:style-name="ce3">
            <text:p>12.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23917.71" table:style-name="ce3">
            <text:p>23917.71</text:p>
          </table:table-cell>
          <table:table-cell office:value-type="float" office:value="11.59" table:style-name="ce3">
            <text:p>11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25797.71" table:style-name="ce3">
            <text:p>25797.71</text:p>
          </table:table-cell>
          <table:table-cell office:value-type="float" office:value="11.12" table:style-name="ce3">
            <text:p>11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25764.29" table:style-name="ce3">
            <text:p>25764.29</text:p>
          </table:table-cell>
          <table:table-cell office:value-type="float" office:value="10.63" table:style-name="ce3">
            <text:p>10.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25574.43" table:style-name="ce3">
            <text:p>25574.43</text:p>
          </table:table-cell>
          <table:table-cell office:value-type="float" office:value="10.35" table:style-name="ce3">
            <text:p>10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25208.71" table:style-name="ce3">
            <text:p>25208.71</text:p>
          </table:table-cell>
          <table:table-cell office:value-type="float" office:value="10.08" table:style-name="ce3">
            <text:p>10.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24823.43" table:style-name="ce3">
            <text:p>24823.43</text:p>
          </table:table-cell>
          <table:table-cell office:value-type="float" office:value="10" table:style-name="ce3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24305.57" table:style-name="ce3">
            <text:p>24305.57</text:p>
          </table:table-cell>
          <table:table-cell office:value-type="float" office:value="10.02" table:style-name="ce3">
            <text:p>10.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22896.86" table:style-name="ce3">
            <text:p>22896.86</text:p>
          </table:table-cell>
          <table:table-cell office:value-type="float" office:value="9.81" table:style-name="ce3">
            <text:p>9.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22133.86" table:style-name="ce3">
            <text:p>22133.86</text:p>
          </table:table-cell>
          <table:table-cell office:value-type="float" office:value="9.93" table:style-name="ce3">
            <text:p>9.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21065.86" table:style-name="ce3">
            <text:p>21065.86</text:p>
          </table:table-cell>
          <table:table-cell office:value-type="float" office:value="9.98" table:style-name="ce3">
            <text:p>9.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19395.57" table:style-name="ce3">
            <text:p>19395.57</text:p>
          </table:table-cell>
          <table:table-cell office:value-type="float" office:value="9.57" table:style-name="ce3">
            <text:p>9.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an 2021</text:p>
          </table:table-cell>
          <table:table-cell office:value-type="float" office:value="14766.14" table:style-name="ce3">
            <text:p>14766.14</text:p>
          </table:table-cell>
          <table:table-cell office:value-type="float" office:value="9.66" table:style-name="ce3">
            <text:p>9.66</text:p>
          </table:table-cell>
          <table:table-cell table:number-columns-repeated="16381"/>
        </table:table-row>
        <table:table-row table:number-rows-repeated="1048340" table:style-name="ro1">
          <table:table-cell table:number-columns-repeated="16384"/>
        </table:table-row>
      </table:table>
      <table:table table:name="Map_Data" table:style-name="ta1"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2">
            <text:p>Case numbers and rates for previous two weeks by local authori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orkshire and Humb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Local Authority</text:p>
          </table:table-cell>
          <table:table-cell office:value-type="string" table:style-name="ce4">
            <text:p>Total population</text:p>
          </table:table-cell>
          <table:table-cell office:value-type="string" table:style-name="ce4">
            <text:p>Case number - recent week: 07 Jan to 13 Jan 2021</text:p>
          </table:table-cell>
          <table:table-cell office:value-type="string" table:style-name="ce4">
            <text:p>Case number - previous week: 31 Dec to 06 Jan 2021</text:p>
          </table:table-cell>
          <table:table-cell office:value-type="string" table:style-name="ce4">
            <text:p>Case rate per 100,000 - recent week: 07 Jan to 13 Jan 2021</text:p>
          </table:table-cell>
          <table:table-cell office:value-type="string" table:style-name="ce4">
            <text:p>Case rate per 100,000 - previous week: 31 Dec to 06 Jan 2021</text:p>
          </table:table-cell>
          <table:table-cell office:value-type="string" table:style-name="ce4">
            <text:p>Rank</text:p>
          </table:table-cell>
          <table:table-cell office:value-type="string" table:style-name="ce4">
            <text:p>Rate change between previous and recent week</text:p>
          </table:table-cell>
          <table:table-cell office:value-type="string" table:style-name="ce4">
            <text:p>Rate category [for map]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1">
            <text:p>Barnsley</text:p>
          </table:table-cell>
          <table:table-cell office:value-type="float" office:value="246866" table:style-name="ce3">
            <text:p>246866</text:p>
          </table:table-cell>
          <table:table-cell office:value-type="float" office:value="571" table:style-name="ce3">
            <text:p>571</text:p>
          </table:table-cell>
          <table:table-cell office:value-type="float" office:value="667" table:style-name="ce3">
            <text:p>667</text:p>
          </table:table-cell>
          <table:table-cell office:value-type="float" office:value="231.3" table:style-name="ce3">
            <text:p>231.3</text:p>
          </table:table-cell>
          <table:table-cell office:value-type="float" office:value="270.2" table:style-name="ce3">
            <text:p>270.2</text:p>
          </table:table-cell>
          <table:table-cell office:value-type="float" office:value="18" table:style-name="ce3">
            <text:p>18</text:p>
          </table:table-cell>
          <table:table-cell office:value-type="float" office:value="-38.9" table:style-name="ce3">
            <text:p>-38.9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radford</text:p>
          </table:table-cell>
          <table:table-cell office:value-type="float" office:value="539776" table:style-name="ce3">
            <text:p>539776</text:p>
          </table:table-cell>
          <table:table-cell office:value-type="float" office:value="1547" table:style-name="ce3">
            <text:p>1547</text:p>
          </table:table-cell>
          <table:table-cell office:value-type="float" office:value="1530" table:style-name="ce3">
            <text:p>1530</text:p>
          </table:table-cell>
          <table:table-cell office:value-type="float" office:value="286.60000000000002" table:style-name="ce3">
            <text:p>286.6</text:p>
          </table:table-cell>
          <table:table-cell office:value-type="float" office:value="283.5" table:style-name="ce3">
            <text:p>283.5</text:p>
          </table:table-cell>
          <table:table-cell office:value-type="float" office:value="10" table:style-name="ce3">
            <text:p>10</text:p>
          </table:table-cell>
          <table:table-cell office:value-type="float" office:value="3.1000000000000201" table:style-name="ce3">
            <text:p>3.1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alderdale</text:p>
          </table:table-cell>
          <table:table-cell office:value-type="float" office:value="211455" table:style-name="ce3">
            <text:p>211455</text:p>
          </table:table-cell>
          <table:table-cell office:value-type="float" office:value="504" table:style-name="ce3">
            <text:p>504</text:p>
          </table:table-cell>
          <table:table-cell office:value-type="float" office:value="638" table:style-name="ce3">
            <text:p>638</text:p>
          </table:table-cell>
          <table:table-cell office:value-type="float" office:value="238.3" table:style-name="ce3">
            <text:p>238.3</text:p>
          </table:table-cell>
          <table:table-cell office:value-type="float" office:value="301.7" table:style-name="ce3">
            <text:p>301.7</text:p>
          </table:table-cell>
          <table:table-cell office:value-type="float" office:value="16" table:style-name="ce3">
            <text:p>16</text:p>
          </table:table-cell>
          <table:table-cell office:value-type="float" office:value="-63.4" table:style-name="ce3">
            <text:p>-63.4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raven</text:p>
          </table:table-cell>
          <table:table-cell office:value-type="float" office:value="57142" table:style-name="ce3">
            <text:p>57142</text:p>
          </table:table-cell>
          <table:table-cell office:value-type="float" office:value="218" table:style-name="ce3">
            <text:p>218</text:p>
          </table:table-cell>
          <table:table-cell office:value-type="float" office:value="287" table:style-name="ce3">
            <text:p>287</text:p>
          </table:table-cell>
          <table:table-cell office:value-type="float" office:value="381.5" table:style-name="ce3">
            <text:p>381.5</text:p>
          </table:table-cell>
          <table:table-cell office:value-type="float" office:value="502.3" table:style-name="ce3">
            <text:p>502.3</text:p>
          </table:table-cell>
          <table:table-cell office:value-type="float" office:value="3" table:style-name="ce3">
            <text:p>3</text:p>
          </table:table-cell>
          <table:table-cell office:value-type="float" office:value="-120.8" table:style-name="ce3">
            <text:p>-120.8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Doncaster</text:p>
          </table:table-cell>
          <table:table-cell office:value-type="float" office:value="311890" table:style-name="ce3">
            <text:p>311890</text:p>
          </table:table-cell>
          <table:table-cell office:value-type="float" office:value="1038" table:style-name="ce3">
            <text:p>1038</text:p>
          </table:table-cell>
          <table:table-cell office:value-type="float" office:value="1016" table:style-name="ce3">
            <text:p>1016</text:p>
          </table:table-cell>
          <table:table-cell office:value-type="float" office:value="332.8" table:style-name="ce3">
            <text:p>332.8</text:p>
          </table:table-cell>
          <table:table-cell office:value-type="float" office:value="325.8" table:style-name="ce3">
            <text:p>325.8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East Riding of Yorkshire</text:p>
          </table:table-cell>
          <table:table-cell office:value-type="float" office:value="341173" table:style-name="ce3">
            <text:p>341173</text:p>
          </table:table-cell>
          <table:table-cell office:value-type="float" office:value="670" table:style-name="ce3">
            <text:p>670</text:p>
          </table:table-cell>
          <table:table-cell office:value-type="float" office:value="768" table:style-name="ce3">
            <text:p>768</text:p>
          </table:table-cell>
          <table:table-cell office:value-type="float" office:value="196.4" table:style-name="ce3">
            <text:p>196.4</text:p>
          </table:table-cell>
          <table:table-cell office:value-type="float" office:value="225.1" table:style-name="ce3">
            <text:p>225.1</text:p>
          </table:table-cell>
          <table:table-cell office:value-type="float" office:value="19" table:style-name="ce3">
            <text:p>19</text:p>
          </table:table-cell>
          <table:table-cell office:value-type="float" office:value="-28.7" table:style-name="ce3">
            <text:p>-28.7</text:p>
          </table:table-cell>
          <table:table-cell office:value-type="string" table:style-name="ce3">
            <text:p>100-1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Hambleton</text:p>
          </table:table-cell>
          <table:table-cell office:value-type="float" office:value="91594" table:style-name="ce3">
            <text:p>91594</text:p>
          </table:table-cell>
          <table:table-cell office:value-type="float" office:value="315" table:style-name="ce3">
            <text:p>315</text:p>
          </table:table-cell>
          <table:table-cell office:value-type="float" office:value="410" table:style-name="ce3">
            <text:p>410</text:p>
          </table:table-cell>
          <table:table-cell office:value-type="float" office:value="343.9" table:style-name="ce3">
            <text:p>343.9</text:p>
          </table:table-cell>
          <table:table-cell office:value-type="float" office:value="447.6" table:style-name="ce3">
            <text:p>447.6</text:p>
          </table:table-cell>
          <table:table-cell office:value-type="float" office:value="6" table:style-name="ce3">
            <text:p>6</text:p>
          </table:table-cell>
          <table:table-cell office:value-type="float" office:value="-103.7" table:style-name="ce3">
            <text:p>-103.7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Harrogate</text:p>
          </table:table-cell>
          <table:table-cell office:value-type="float" office:value="160831" table:style-name="ce3">
            <text:p>160831</text:p>
          </table:table-cell>
          <table:table-cell office:value-type="float" office:value="569" table:style-name="ce3">
            <text:p>569</text:p>
          </table:table-cell>
          <table:table-cell office:value-type="float" office:value="772" table:style-name="ce3">
            <text:p>772</text:p>
          </table:table-cell>
          <table:table-cell office:value-type="float" office:value="353.8" table:style-name="ce3">
            <text:p>353.8</text:p>
          </table:table-cell>
          <table:table-cell office:value-type="float" office:value="480" table:style-name="ce3">
            <text:p>480</text:p>
          </table:table-cell>
          <table:table-cell office:value-type="float" office:value="5" table:style-name="ce3">
            <text:p>5</text:p>
          </table:table-cell>
          <table:table-cell office:value-type="float" office:value="-126.2" table:style-name="ce3">
            <text:p>-126.2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Kingston upon Hull, City of</text:p>
          </table:table-cell>
          <table:table-cell office:value-type="float" office:value="259778" table:style-name="ce3">
            <text:p>259778</text:p>
          </table:table-cell>
          <table:table-cell office:value-type="float" office:value="738" table:style-name="ce3">
            <text:p>738</text:p>
          </table:table-cell>
          <table:table-cell office:value-type="float" office:value="786" table:style-name="ce3">
            <text:p>786</text:p>
          </table:table-cell>
          <table:table-cell office:value-type="float" office:value="284.10000000000002" table:style-name="ce3">
            <text:p>284.1</text:p>
          </table:table-cell>
          <table:table-cell office:value-type="float" office:value="302.60000000000002" table:style-name="ce3">
            <text:p>302.6</text:p>
          </table:table-cell>
          <table:table-cell office:value-type="float" office:value="12" table:style-name="ce3">
            <text:p>12</text:p>
          </table:table-cell>
          <table:table-cell office:value-type="float" office:value="-18.5" table:style-name="ce3">
            <text:p>-18.5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Kirklees</text:p>
          </table:table-cell>
          <table:table-cell office:value-type="float" office:value="439787" table:style-name="ce3">
            <text:p>439787</text:p>
          </table:table-cell>
          <table:table-cell office:value-type="float" office:value="1220" table:style-name="ce3">
            <text:p>1220</text:p>
          </table:table-cell>
          <table:table-cell office:value-type="float" office:value="1381" table:style-name="ce3">
            <text:p>1381</text:p>
          </table:table-cell>
          <table:table-cell office:value-type="float" office:value="277.39999999999998" table:style-name="ce3">
            <text:p>277.4</text:p>
          </table:table-cell>
          <table:table-cell office:value-type="float" office:value="314" table:style-name="ce3">
            <text:p>314</text:p>
          </table:table-cell>
          <table:table-cell office:value-type="float" office:value="13" table:style-name="ce3">
            <text:p>13</text:p>
          </table:table-cell>
          <table:table-cell office:value-type="float" office:value="-36.6" table:style-name="ce3">
            <text:p>-36.6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Leeds</text:p>
          </table:table-cell>
          <table:table-cell office:value-type="float" office:value="793139" table:style-name="ce3">
            <text:p>793139</text:p>
          </table:table-cell>
          <table:table-cell office:value-type="float" office:value="2525" table:style-name="ce3">
            <text:p>2525</text:p>
          </table:table-cell>
          <table:table-cell office:value-type="float" office:value="2642" table:style-name="ce3">
            <text:p>2642</text:p>
          </table:table-cell>
          <table:table-cell office:value-type="float" office:value="318.39999999999998" table:style-name="ce3">
            <text:p>318.4</text:p>
          </table:table-cell>
          <table:table-cell office:value-type="float" office:value="333.1" table:style-name="ce3">
            <text:p>333.1</text:p>
          </table:table-cell>
          <table:table-cell office:value-type="float" office:value="8" table:style-name="ce3">
            <text:p>8</text:p>
          </table:table-cell>
          <table:table-cell office:value-type="float" office:value="-14.7" table:style-name="ce3">
            <text:p>-14.7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North East Lincolnshire</text:p>
          </table:table-cell>
          <table:table-cell office:value-type="float" office:value="159563" table:style-name="ce3">
            <text:p>159563</text:p>
          </table:table-cell>
          <table:table-cell office:value-type="float" office:value="206" table:style-name="ce3">
            <text:p>206</text:p>
          </table:table-cell>
          <table:table-cell office:value-type="float" office:value="250" table:style-name="ce3">
            <text:p>250</text:p>
          </table:table-cell>
          <table:table-cell office:value-type="float" office:value="129.1" table:style-name="ce3">
            <text:p>129.1</text:p>
          </table:table-cell>
          <table:table-cell office:value-type="float" office:value="156.69999999999999" table:style-name="ce3">
            <text:p>156.7</text:p>
          </table:table-cell>
          <table:table-cell office:value-type="float" office:value="21" table:style-name="ce3">
            <text:p>21</text:p>
          </table:table-cell>
          <table:table-cell office:value-type="float" office:value="-27.6" table:style-name="ce3">
            <text:p>-27.6</text:p>
          </table:table-cell>
          <table:table-cell office:value-type="string" table:style-name="ce3">
            <text:p>100-1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North Lincolnshire</text:p>
          </table:table-cell>
          <table:table-cell office:value-type="float" office:value="172292" table:style-name="ce3">
            <text:p>172292</text:p>
          </table:table-cell>
          <table:table-cell office:value-type="float" office:value="272" table:style-name="ce3">
            <text:p>272</text:p>
          </table:table-cell>
          <table:table-cell office:value-type="float" office:value="328" table:style-name="ce3">
            <text:p>328</text:p>
          </table:table-cell>
          <table:table-cell office:value-type="float" office:value="157.9" table:style-name="ce3">
            <text:p>157.9</text:p>
          </table:table-cell>
          <table:table-cell office:value-type="float" office:value="190.4" table:style-name="ce3">
            <text:p>190.4</text:p>
          </table:table-cell>
          <table:table-cell office:value-type="float" office:value="20" table:style-name="ce3">
            <text:p>20</text:p>
          </table:table-cell>
          <table:table-cell office:value-type="float" office:value="-32.5" table:style-name="ce3">
            <text:p>-32.5</text:p>
          </table:table-cell>
          <table:table-cell office:value-type="string" table:style-name="ce3">
            <text:p>100-1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Richmondshire</text:p>
          </table:table-cell>
          <table:table-cell office:value-type="float" office:value="53730" table:style-name="ce3">
            <text:p>53730</text:p>
          </table:table-cell>
          <table:table-cell office:value-type="float" office:value="225" table:style-name="ce3">
            <text:p>225</text:p>
          </table:table-cell>
          <table:table-cell office:value-type="float" office:value="285" table:style-name="ce3">
            <text:p>285</text:p>
          </table:table-cell>
          <table:table-cell office:value-type="float" office:value="418.8" table:style-name="ce3">
            <text:p>418.8</text:p>
          </table:table-cell>
          <table:table-cell office:value-type="float" office:value="530.4" table:style-name="ce3">
            <text:p>530.4</text:p>
          </table:table-cell>
          <table:table-cell office:value-type="float" office:value="2" table:style-name="ce3">
            <text:p>2</text:p>
          </table:table-cell>
          <table:table-cell office:value-type="float" office:value="-111.6" table:style-name="ce3">
            <text:p>-111.6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Rotherham</text:p>
          </table:table-cell>
          <table:table-cell office:value-type="float" office:value="265411" table:style-name="ce3">
            <text:p>265411</text:p>
          </table:table-cell>
          <table:table-cell office:value-type="float" office:value="758" table:style-name="ce3">
            <text:p>758</text:p>
          </table:table-cell>
          <table:table-cell office:value-type="float" office:value="818" table:style-name="ce3">
            <text:p>818</text:p>
          </table:table-cell>
          <table:table-cell office:value-type="float" office:value="285.60000000000002" table:style-name="ce3">
            <text:p>285.6</text:p>
          </table:table-cell>
          <table:table-cell office:value-type="float" office:value="308.2" table:style-name="ce3">
            <text:p>308.2</text:p>
          </table:table-cell>
          <table:table-cell office:value-type="float" office:value="11" table:style-name="ce3">
            <text:p>11</text:p>
          </table:table-cell>
          <table:table-cell office:value-type="float" office:value="-22.6" table:style-name="ce3">
            <text:p>-22.6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Ryedale</text:p>
          </table:table-cell>
          <table:table-cell office:value-type="float" office:value="55380" table:style-name="ce3">
            <text:p>55380</text:p>
          </table:table-cell>
          <table:table-cell office:value-type="float" office:value="174" table:style-name="ce3">
            <text:p>174</text:p>
          </table:table-cell>
          <table:table-cell office:value-type="float" office:value="164" table:style-name="ce3">
            <text:p>164</text:p>
          </table:table-cell>
          <table:table-cell office:value-type="float" office:value="314.2" table:style-name="ce3">
            <text:p>314.2</text:p>
          </table:table-cell>
          <table:table-cell office:value-type="float" office:value="296.10000000000002" table:style-name="ce3">
            <text:p>296.1</text:p>
          </table:table-cell>
          <table:table-cell office:value-type="float" office:value="9" table:style-name="ce3">
            <text:p>9</text:p>
          </table:table-cell>
          <table:table-cell office:value-type="float" office:value="18.100000000000001" table:style-name="ce3">
            <text:p>18.1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carborough</text:p>
          </table:table-cell>
          <table:table-cell office:value-type="float" office:value="108757" table:style-name="ce3">
            <text:p>108757</text:p>
          </table:table-cell>
          <table:table-cell office:value-type="float" office:value="259" table:style-name="ce3">
            <text:p>259</text:p>
          </table:table-cell>
          <table:table-cell office:value-type="float" office:value="376" table:style-name="ce3">
            <text:p>376</text:p>
          </table:table-cell>
          <table:table-cell office:value-type="float" office:value="238.1" table:style-name="ce3">
            <text:p>238.1</text:p>
          </table:table-cell>
          <table:table-cell office:value-type="float" office:value="345.7" table:style-name="ce3">
            <text:p>345.7</text:p>
          </table:table-cell>
          <table:table-cell office:value-type="float" office:value="17" table:style-name="ce3">
            <text:p>17</text:p>
          </table:table-cell>
          <table:table-cell office:value-type="float" office:value="-107.6" table:style-name="ce3">
            <text:p>-107.6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elby</text:p>
          </table:table-cell>
          <table:table-cell office:value-type="float" office:value="90620" table:style-name="ce3">
            <text:p>90620</text:p>
          </table:table-cell>
          <table:table-cell office:value-type="float" office:value="340" table:style-name="ce3">
            <text:p>340</text:p>
          </table:table-cell>
          <table:table-cell office:value-type="float" office:value="468" table:style-name="ce3">
            <text:p>468</text:p>
          </table:table-cell>
          <table:table-cell office:value-type="float" office:value="375.2" table:style-name="ce3">
            <text:p>375.2</text:p>
          </table:table-cell>
          <table:table-cell office:value-type="float" office:value="516.4" table:style-name="ce3">
            <text:p>516.4</text:p>
          </table:table-cell>
          <table:table-cell office:value-type="float" office:value="4" table:style-name="ce3">
            <text:p>4</text:p>
          </table:table-cell>
          <table:table-cell office:value-type="float" office:value="-141.19999999999999" table:style-name="ce3">
            <text:p>-141.2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heffield</text:p>
          </table:table-cell>
          <table:table-cell office:value-type="float" office:value="584853" table:style-name="ce3">
            <text:p>584853</text:p>
          </table:table-cell>
          <table:table-cell office:value-type="float" office:value="1560" table:style-name="ce3">
            <text:p>1560</text:p>
          </table:table-cell>
          <table:table-cell office:value-type="float" office:value="1706" table:style-name="ce3">
            <text:p>1706</text:p>
          </table:table-cell>
          <table:table-cell office:value-type="float" office:value="266.7" table:style-name="ce3">
            <text:p>266.7</text:p>
          </table:table-cell>
          <table:table-cell office:value-type="float" office:value="291.7" table:style-name="ce3">
            <text:p>291.7</text:p>
          </table:table-cell>
          <table:table-cell office:value-type="float" office:value="14" table:style-name="ce3">
            <text:p>14</text:p>
          </table:table-cell>
          <table:table-cell office:value-type="float" office:value="-25" table:style-name="ce3">
            <text:p>-25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akefield</text:p>
          </table:table-cell>
          <table:table-cell office:value-type="float" office:value="348312" table:style-name="ce3">
            <text:p>348312</text:p>
          </table:table-cell>
          <table:table-cell office:value-type="float" office:value="894" table:style-name="ce3">
            <text:p>894</text:p>
          </table:table-cell>
          <table:table-cell office:value-type="float" office:value="957" table:style-name="ce3">
            <text:p>957</text:p>
          </table:table-cell>
          <table:table-cell office:value-type="float" office:value="256.7" table:style-name="ce3">
            <text:p>256.7</text:p>
          </table:table-cell>
          <table:table-cell office:value-type="float" office:value="274.8" table:style-name="ce3">
            <text:p>274.8</text:p>
          </table:table-cell>
          <table:table-cell office:value-type="float" office:value="15" table:style-name="ce3">
            <text:p>15</text:p>
          </table:table-cell>
          <table:table-cell office:value-type="float" office:value="-18.100000000000001" table:style-name="ce3">
            <text:p>-18.1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York</text:p>
          </table:table-cell>
          <table:table-cell office:value-type="float" office:value="210618" table:style-name="ce3">
            <text:p>210618</text:p>
          </table:table-cell>
          <table:table-cell office:value-type="float" office:value="1082" table:style-name="ce3">
            <text:p>1082</text:p>
          </table:table-cell>
          <table:table-cell office:value-type="float" office:value="1323" table:style-name="ce3">
            <text:p>1323</text:p>
          </table:table-cell>
          <table:table-cell office:value-type="float" office:value="513.70000000000005" table:style-name="ce3">
            <text:p>513.7</text:p>
          </table:table-cell>
          <table:table-cell office:value-type="float" office:value="628.20000000000005" table:style-name="ce3">
            <text:p>628.2</text:p>
          </table:table-cell>
          <table:table-cell office:value-type="float" office:value="1" table:style-name="ce3">
            <text:p>1</text:p>
          </table:table-cell>
          <table:table-cell office:value-type="float" office:value="-114.5" table:style-name="ce3">
            <text:p>-114.5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number-rows-repeated="1048551" table:style-name="ro1">
          <table:table-cell table:number-columns-repeated="16384"/>
        </table:table-row>
      </table:table>
      <table:table table:name="Heatmap_Data_by_Region" table:style-name="ta1">
        <table:table-column table:style-name="co17" table:default-cell-style-name="ce1"/>
        <table:table-column table:style-name="co14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Weekly age-stratified case rates per 100,000 in Yorkshire and Humber: 21 Dec to 13 Jan 202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orkshire and Humb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Age category</text:p>
          </table:table-cell>
          <table:table-cell office:value-type="string" table:style-name="ce4">
            <text:p>Number of cases</text:p>
          </table:table-cell>
          <table:table-cell office:value-type="string" table:style-name="ce4">
            <text:p>7-day case numbers</text:p>
          </table:table-cell>
          <table:table-cell office:value-type="string" table:style-name="ce4">
            <text:p>Population (stratified by age and region)</text:p>
          </table:table-cell>
          <table:table-cell office:value-type="string" table:style-name="ce4">
            <text:p>7-day case rate per 100,000</text:p>
          </table:table-cell>
          <table:table-cell table:number-columns-repeated="4" table:style-name="ce4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0-15</text:p>
          </table:table-cell>
          <table:table-cell office:value-type="float" office:value="195" table:style-name="ce3">
            <text:p>195</text:p>
          </table:table-cell>
          <table:table-cell office:value-type="float" office:value="1059" table:style-name="ce3">
            <text:p>1059</text:p>
          </table:table-cell>
          <table:table-cell office:value-type="float" office:value="1050582" table:style-name="ce3">
            <text:p>1050582</text:p>
          </table:table-cell>
          <table:table-cell office:value-type="float" office:value="100.8" table:style-name="ce3">
            <text:p>100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16-29</text:p>
          </table:table-cell>
          <table:table-cell office:value-type="float" office:value="411" table:style-name="ce3">
            <text:p>411</text:p>
          </table:table-cell>
          <table:table-cell office:value-type="float" office:value="1963" table:style-name="ce3">
            <text:p>1963</text:p>
          </table:table-cell>
          <table:table-cell office:value-type="float" office:value="998548" table:style-name="ce3">
            <text:p>998548</text:p>
          </table:table-cell>
          <table:table-cell office:value-type="float" office:value="196.6" table:style-name="ce3">
            <text:p>196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30-44</text:p>
          </table:table-cell>
          <table:table-cell office:value-type="float" office:value="556" table:style-name="ce3">
            <text:p>556</text:p>
          </table:table-cell>
          <table:table-cell office:value-type="float" office:value="2558" table:style-name="ce3">
            <text:p>2558</text:p>
          </table:table-cell>
          <table:table-cell office:value-type="float" office:value="1005016" table:style-name="ce3">
            <text:p>1005016</text:p>
          </table:table-cell>
          <table:table-cell office:value-type="float" office:value="254.5" table:style-name="ce3">
            <text:p>254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45-59</text:p>
          </table:table-cell>
          <table:table-cell office:value-type="float" office:value="454" table:style-name="ce3">
            <text:p>454</text:p>
          </table:table-cell>
          <table:table-cell office:value-type="float" office:value="2276" table:style-name="ce3">
            <text:p>2276</text:p>
          </table:table-cell>
          <table:table-cell office:value-type="float" office:value="1101743" table:style-name="ce3">
            <text:p>1101743</text:p>
          </table:table-cell>
          <table:table-cell office:value-type="float" office:value="206.6" table:style-name="ce3">
            <text:p>206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60+</text:p>
          </table:table-cell>
          <table:table-cell office:value-type="float" office:value="364" table:style-name="ce3">
            <text:p>364</text:p>
          </table:table-cell>
          <table:table-cell office:value-type="float" office:value="1895" table:style-name="ce3">
            <text:p>1895</text:p>
          </table:table-cell>
          <table:table-cell office:value-type="float" office:value="1347078" table:style-name="ce3">
            <text:p>1347078</text:p>
          </table:table-cell>
          <table:table-cell office:value-type="float" office:value="140.69999999999999" table:style-name="ce3">
            <text:p>140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0-15</text:p>
          </table:table-cell>
          <table:table-cell office:value-type="float" office:value="226" table:style-name="ce3">
            <text:p>226</text:p>
          </table:table-cell>
          <table:table-cell office:value-type="float" office:value="1094" table:style-name="ce3">
            <text:p>1094</text:p>
          </table:table-cell>
          <table:table-cell office:value-type="float" office:value="1050582" table:style-name="ce3">
            <text:p>1050582</text:p>
          </table:table-cell>
          <table:table-cell office:value-type="float" office:value="104.1" table:style-name="ce3">
            <text:p>104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16-29</text:p>
          </table:table-cell>
          <table:table-cell office:value-type="float" office:value="378" table:style-name="ce3">
            <text:p>378</text:p>
          </table:table-cell>
          <table:table-cell office:value-type="float" office:value="2074" table:style-name="ce3">
            <text:p>2074</text:p>
          </table:table-cell>
          <table:table-cell office:value-type="float" office:value="998548" table:style-name="ce3">
            <text:p>998548</text:p>
          </table:table-cell>
          <table:table-cell office:value-type="float" office:value="207.7" table:style-name="ce3">
            <text:p>207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30-44</text:p>
          </table:table-cell>
          <table:table-cell office:value-type="float" office:value="455" table:style-name="ce3">
            <text:p>455</text:p>
          </table:table-cell>
          <table:table-cell office:value-type="float" office:value="2645" table:style-name="ce3">
            <text:p>2645</text:p>
          </table:table-cell>
          <table:table-cell office:value-type="float" office:value="1005016" table:style-name="ce3">
            <text:p>1005016</text:p>
          </table:table-cell>
          <table:table-cell office:value-type="float" office:value="263.2" table:style-name="ce3">
            <text:p>263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45-59</text:p>
          </table:table-cell>
          <table:table-cell office:value-type="float" office:value="434" table:style-name="ce3">
            <text:p>434</text:p>
          </table:table-cell>
          <table:table-cell office:value-type="float" office:value="2340" table:style-name="ce3">
            <text:p>2340</text:p>
          </table:table-cell>
          <table:table-cell office:value-type="float" office:value="1101743" table:style-name="ce3">
            <text:p>1101743</text:p>
          </table:table-cell>
          <table:table-cell office:value-type="float" office:value="212.4" table:style-name="ce3">
            <text:p>212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60+</text:p>
          </table:table-cell>
          <table:table-cell office:value-type="float" office:value="373" table:style-name="ce3">
            <text:p>373</text:p>
          </table:table-cell>
          <table:table-cell office:value-type="float" office:value="1972" table:style-name="ce3">
            <text:p>1972</text:p>
          </table:table-cell>
          <table:table-cell office:value-type="float" office:value="1347078" table:style-name="ce3">
            <text:p>1347078</text:p>
          </table:table-cell>
          <table:table-cell office:value-type="float" office:value="146.4" table:style-name="ce3">
            <text:p>146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0-15</text:p>
          </table:table-cell>
          <table:table-cell office:value-type="float" office:value="170" table:style-name="ce3">
            <text:p>170</text:p>
          </table:table-cell>
          <table:table-cell office:value-type="float" office:value="1118" table:style-name="ce3">
            <text:p>1118</text:p>
          </table:table-cell>
          <table:table-cell office:value-type="float" office:value="1050582" table:style-name="ce3">
            <text:p>1050582</text:p>
          </table:table-cell>
          <table:table-cell office:value-type="float" office:value="106.4" table:style-name="ce3">
            <text:p>106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16-29</text:p>
          </table:table-cell>
          <table:table-cell office:value-type="float" office:value="360" table:style-name="ce3">
            <text:p>360</text:p>
          </table:table-cell>
          <table:table-cell office:value-type="float" office:value="2188" table:style-name="ce3">
            <text:p>2188</text:p>
          </table:table-cell>
          <table:table-cell office:value-type="float" office:value="998548" table:style-name="ce3">
            <text:p>998548</text:p>
          </table:table-cell>
          <table:table-cell office:value-type="float" office:value="219.1" table:style-name="ce3">
            <text:p>219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30-44</text:p>
          </table:table-cell>
          <table:table-cell office:value-type="float" office:value="446" table:style-name="ce3">
            <text:p>446</text:p>
          </table:table-cell>
          <table:table-cell office:value-type="float" office:value="2789" table:style-name="ce3">
            <text:p>2789</text:p>
          </table:table-cell>
          <table:table-cell office:value-type="float" office:value="1005016" table:style-name="ce3">
            <text:p>1005016</text:p>
          </table:table-cell>
          <table:table-cell office:value-type="float" office:value="277.5" table:style-name="ce3">
            <text:p>277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45-59</text:p>
          </table:table-cell>
          <table:table-cell office:value-type="float" office:value="380" table:style-name="ce3">
            <text:p>380</text:p>
          </table:table-cell>
          <table:table-cell office:value-type="float" office:value="2431" table:style-name="ce3">
            <text:p>2431</text:p>
          </table:table-cell>
          <table:table-cell office:value-type="float" office:value="1101743" table:style-name="ce3">
            <text:p>1101743</text:p>
          </table:table-cell>
          <table:table-cell office:value-type="float" office:value="220.7" table:style-name="ce3">
            <text:p>220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60+</text:p>
          </table:table-cell>
          <table:table-cell office:value-type="float" office:value="271" table:style-name="ce3">
            <text:p>271</text:p>
          </table:table-cell>
          <table:table-cell office:value-type="float" office:value="1999" table:style-name="ce3">
            <text:p>1999</text:p>
          </table:table-cell>
          <table:table-cell office:value-type="float" office:value="1347078" table:style-name="ce3">
            <text:p>1347078</text:p>
          </table:table-cell>
          <table:table-cell office:value-type="float" office:value="148.4" table:style-name="ce3">
            <text:p>148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0-15</text:p>
          </table:table-cell>
          <table:table-cell office:value-type="float" office:value="143" table:style-name="ce3">
            <text:p>143</text:p>
          </table:table-cell>
          <table:table-cell office:value-type="float" office:value="1141" table:style-name="ce3">
            <text:p>1141</text:p>
          </table:table-cell>
          <table:table-cell office:value-type="float" office:value="1050582" table:style-name="ce3">
            <text:p>1050582</text:p>
          </table:table-cell>
          <table:table-cell office:value-type="float" office:value="108.6" table:style-name="ce3">
            <text:p>108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16-29</text:p>
          </table:table-cell>
          <table:table-cell office:value-type="float" office:value="260" table:style-name="ce3">
            <text:p>260</text:p>
          </table:table-cell>
          <table:table-cell office:value-type="float" office:value="2195" table:style-name="ce3">
            <text:p>2195</text:p>
          </table:table-cell>
          <table:table-cell office:value-type="float" office:value="998548" table:style-name="ce3">
            <text:p>998548</text:p>
          </table:table-cell>
          <table:table-cell office:value-type="float" office:value="219.8" table:style-name="ce3">
            <text:p>219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30-44</text:p>
          </table:table-cell>
          <table:table-cell office:value-type="float" office:value="328" table:style-name="ce3">
            <text:p>328</text:p>
          </table:table-cell>
          <table:table-cell office:value-type="float" office:value="2817" table:style-name="ce3">
            <text:p>2817</text:p>
          </table:table-cell>
          <table:table-cell office:value-type="float" office:value="1005016" table:style-name="ce3">
            <text:p>1005016</text:p>
          </table:table-cell>
          <table:table-cell office:value-type="float" office:value="280.3" table:style-name="ce3">
            <text:p>280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45-59</text:p>
          </table:table-cell>
          <table:table-cell office:value-type="float" office:value="291" table:style-name="ce3">
            <text:p>291</text:p>
          </table:table-cell>
          <table:table-cell office:value-type="float" office:value="2474" table:style-name="ce3">
            <text:p>2474</text:p>
          </table:table-cell>
          <table:table-cell office:value-type="float" office:value="1101743" table:style-name="ce3">
            <text:p>1101743</text:p>
          </table:table-cell>
          <table:table-cell office:value-type="float" office:value="224.6" table:style-name="ce3">
            <text:p>224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60+</text:p>
          </table:table-cell>
          <table:table-cell office:value-type="float" office:value="230" table:style-name="ce3">
            <text:p>230</text:p>
          </table:table-cell>
          <table:table-cell office:value-type="float" office:value="1979" table:style-name="ce3">
            <text:p>1979</text:p>
          </table:table-cell>
          <table:table-cell office:value-type="float" office:value="1347078" table:style-name="ce3">
            <text:p>1347078</text:p>
          </table:table-cell>
          <table:table-cell office:value-type="float" office:value="146.9" table:style-name="ce3">
            <text:p>146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0-15</text:p>
          </table:table-cell>
          <table:table-cell office:value-type="float" office:value="49" table:style-name="ce3">
            <text:p>49</text:p>
          </table:table-cell>
          <table:table-cell office:value-type="float" office:value="1030" table:style-name="ce3">
            <text:p>1030</text:p>
          </table:table-cell>
          <table:table-cell office:value-type="float" office:value="1050582" table:style-name="ce3">
            <text:p>1050582</text:p>
          </table:table-cell>
          <table:table-cell office:value-type="float" office:value="98" table:style-name="ce3">
            <text:p>9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16-29</text:p>
          </table:table-cell>
          <table:table-cell office:value-type="float" office:value="120" table:style-name="ce3">
            <text:p>120</text:p>
          </table:table-cell>
          <table:table-cell office:value-type="float" office:value="2056" table:style-name="ce3">
            <text:p>2056</text:p>
          </table:table-cell>
          <table:table-cell office:value-type="float" office:value="998548" table:style-name="ce3">
            <text:p>998548</text:p>
          </table:table-cell>
          <table:table-cell office:value-type="float" office:value="205.9" table:style-name="ce3">
            <text:p>205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30-44</text:p>
          </table:table-cell>
          <table:table-cell office:value-type="float" office:value="168" table:style-name="ce3">
            <text:p>168</text:p>
          </table:table-cell>
          <table:table-cell office:value-type="float" office:value="2607" table:style-name="ce3">
            <text:p>2607</text:p>
          </table:table-cell>
          <table:table-cell office:value-type="float" office:value="1005016" table:style-name="ce3">
            <text:p>1005016</text:p>
          </table:table-cell>
          <table:table-cell office:value-type="float" office:value="259.39999999999998" table:style-name="ce3">
            <text:p>259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45-59</text:p>
          </table:table-cell>
          <table:table-cell office:value-type="float" office:value="133" table:style-name="ce3">
            <text:p>133</text:p>
          </table:table-cell>
          <table:table-cell office:value-type="float" office:value="2260" table:style-name="ce3">
            <text:p>2260</text:p>
          </table:table-cell>
          <table:table-cell office:value-type="float" office:value="1101743" table:style-name="ce3">
            <text:p>1101743</text:p>
          </table:table-cell>
          <table:table-cell office:value-type="float" office:value="205.1" table:style-name="ce3">
            <text:p>205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60+</text:p>
          </table:table-cell>
          <table:table-cell office:value-type="float" office:value="120" table:style-name="ce3">
            <text:p>120</text:p>
          </table:table-cell>
          <table:table-cell office:value-type="float" office:value="1795" table:style-name="ce3">
            <text:p>1795</text:p>
          </table:table-cell>
          <table:table-cell office:value-type="float" office:value="1347078" table:style-name="ce3">
            <text:p>1347078</text:p>
          </table:table-cell>
          <table:table-cell office:value-type="float" office:value="133.30000000000001" table:style-name="ce3">
            <text:p>133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0-15</text:p>
          </table:table-cell>
          <table:table-cell office:value-type="float" office:value="132" table:style-name="ce3">
            <text:p>132</text:p>
          </table:table-cell>
          <table:table-cell office:value-type="float" office:value="1076" table:style-name="ce3">
            <text:p>1076</text:p>
          </table:table-cell>
          <table:table-cell office:value-type="float" office:value="1050582" table:style-name="ce3">
            <text:p>1050582</text:p>
          </table:table-cell>
          <table:table-cell office:value-type="float" office:value="102.4" table:style-name="ce3">
            <text:p>102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16-29</text:p>
          </table:table-cell>
          <table:table-cell office:value-type="float" office:value="380" table:style-name="ce3">
            <text:p>380</text:p>
          </table:table-cell>
          <table:table-cell office:value-type="float" office:value="2236" table:style-name="ce3">
            <text:p>2236</text:p>
          </table:table-cell>
          <table:table-cell office:value-type="float" office:value="998548" table:style-name="ce3">
            <text:p>998548</text:p>
          </table:table-cell>
          <table:table-cell office:value-type="float" office:value="223.9" table:style-name="ce3">
            <text:p>223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30-44</text:p>
          </table:table-cell>
          <table:table-cell office:value-type="float" office:value="447" table:style-name="ce3">
            <text:p>447</text:p>
          </table:table-cell>
          <table:table-cell office:value-type="float" office:value="2777" table:style-name="ce3">
            <text:p>2777</text:p>
          </table:table-cell>
          <table:table-cell office:value-type="float" office:value="1005016" table:style-name="ce3">
            <text:p>1005016</text:p>
          </table:table-cell>
          <table:table-cell office:value-type="float" office:value="276.3" table:style-name="ce3">
            <text:p>276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45-59</text:p>
          </table:table-cell>
          <table:table-cell office:value-type="float" office:value="423" table:style-name="ce3">
            <text:p>423</text:p>
          </table:table-cell>
          <table:table-cell office:value-type="float" office:value="2439" table:style-name="ce3">
            <text:p>2439</text:p>
          </table:table-cell>
          <table:table-cell office:value-type="float" office:value="1101743" table:style-name="ce3">
            <text:p>1101743</text:p>
          </table:table-cell>
          <table:table-cell office:value-type="float" office:value="221.4" table:style-name="ce3">
            <text:p>221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60+</text:p>
          </table:table-cell>
          <table:table-cell office:value-type="float" office:value="276" table:style-name="ce3">
            <text:p>276</text:p>
          </table:table-cell>
          <table:table-cell office:value-type="float" office:value="1859" table:style-name="ce3">
            <text:p>1859</text:p>
          </table:table-cell>
          <table:table-cell office:value-type="float" office:value="1347078" table:style-name="ce3">
            <text:p>1347078</text:p>
          </table:table-cell>
          <table:table-cell office:value-type="float" office:value="138" table:style-name="ce3">
            <text:p>13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0-15</text:p>
          </table:table-cell>
          <table:table-cell office:value-type="float" office:value="178" table:style-name="ce3">
            <text:p>178</text:p>
          </table:table-cell>
          <table:table-cell office:value-type="float" office:value="1093" table:style-name="ce3">
            <text:p>1093</text:p>
          </table:table-cell>
          <table:table-cell office:value-type="float" office:value="1050582" table:style-name="ce3">
            <text:p>1050582</text:p>
          </table:table-cell>
          <table:table-cell office:value-type="float" office:value="104" table:style-name="ce3">
            <text:p>10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16-29</text:p>
          </table:table-cell>
          <table:table-cell office:value-type="float" office:value="420" table:style-name="ce3">
            <text:p>420</text:p>
          </table:table-cell>
          <table:table-cell office:value-type="float" office:value="2329" table:style-name="ce3">
            <text:p>2329</text:p>
          </table:table-cell>
          <table:table-cell office:value-type="float" office:value="998548" table:style-name="ce3">
            <text:p>998548</text:p>
          </table:table-cell>
          <table:table-cell office:value-type="float" office:value="233.2" table:style-name="ce3">
            <text:p>233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30-44</text:p>
          </table:table-cell>
          <table:table-cell office:value-type="float" office:value="539" table:style-name="ce3">
            <text:p>539</text:p>
          </table:table-cell>
          <table:table-cell office:value-type="float" office:value="2939" table:style-name="ce3">
            <text:p>2939</text:p>
          </table:table-cell>
          <table:table-cell office:value-type="float" office:value="1005016" table:style-name="ce3">
            <text:p>1005016</text:p>
          </table:table-cell>
          <table:table-cell office:value-type="float" office:value="292.39999999999998" table:style-name="ce3">
            <text:p>292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45-59</text:p>
          </table:table-cell>
          <table:table-cell office:value-type="float" office:value="494" table:style-name="ce3">
            <text:p>494</text:p>
          </table:table-cell>
          <table:table-cell office:value-type="float" office:value="2609" table:style-name="ce3">
            <text:p>2609</text:p>
          </table:table-cell>
          <table:table-cell office:value-type="float" office:value="1101743" table:style-name="ce3">
            <text:p>1101743</text:p>
          </table:table-cell>
          <table:table-cell office:value-type="float" office:value="236.8" table:style-name="ce3">
            <text:p>236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60+</text:p>
          </table:table-cell>
          <table:table-cell office:value-type="float" office:value="327" table:style-name="ce3">
            <text:p>327</text:p>
          </table:table-cell>
          <table:table-cell office:value-type="float" office:value="1961" table:style-name="ce3">
            <text:p>1961</text:p>
          </table:table-cell>
          <table:table-cell office:value-type="float" office:value="1347078" table:style-name="ce3">
            <text:p>1347078</text:p>
          </table:table-cell>
          <table:table-cell office:value-type="float" office:value="145.6" table:style-name="ce3">
            <text:p>145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0-15</text:p>
          </table:table-cell>
          <table:table-cell office:value-type="float" office:value="147" table:style-name="ce3">
            <text:p>147</text:p>
          </table:table-cell>
          <table:table-cell office:value-type="float" office:value="1045" table:style-name="ce3">
            <text:p>1045</text:p>
          </table:table-cell>
          <table:table-cell office:value-type="float" office:value="1050582" table:style-name="ce3">
            <text:p>1050582</text:p>
          </table:table-cell>
          <table:table-cell office:value-type="float" office:value="99.5" table:style-name="ce3">
            <text:p>99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16-29</text:p>
          </table:table-cell>
          <table:table-cell office:value-type="float" office:value="456" table:style-name="ce3">
            <text:p>456</text:p>
          </table:table-cell>
          <table:table-cell office:value-type="float" office:value="2374" table:style-name="ce3">
            <text:p>2374</text:p>
          </table:table-cell>
          <table:table-cell office:value-type="float" office:value="998548" table:style-name="ce3">
            <text:p>998548</text:p>
          </table:table-cell>
          <table:table-cell office:value-type="float" office:value="237.7" table:style-name="ce3">
            <text:p>237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30-44</text:p>
          </table:table-cell>
          <table:table-cell office:value-type="float" office:value="615" table:style-name="ce3">
            <text:p>615</text:p>
          </table:table-cell>
          <table:table-cell office:value-type="float" office:value="2998" table:style-name="ce3">
            <text:p>2998</text:p>
          </table:table-cell>
          <table:table-cell office:value-type="float" office:value="1005016" table:style-name="ce3">
            <text:p>1005016</text:p>
          </table:table-cell>
          <table:table-cell office:value-type="float" office:value="298.3" table:style-name="ce3">
            <text:p>298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45-59</text:p>
          </table:table-cell>
          <table:table-cell office:value-type="float" office:value="547" table:style-name="ce3">
            <text:p>547</text:p>
          </table:table-cell>
          <table:table-cell office:value-type="float" office:value="2702" table:style-name="ce3">
            <text:p>2702</text:p>
          </table:table-cell>
          <table:table-cell office:value-type="float" office:value="1101743" table:style-name="ce3">
            <text:p>1101743</text:p>
          </table:table-cell>
          <table:table-cell office:value-type="float" office:value="245.2" table:style-name="ce3">
            <text:p>245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60+</text:p>
          </table:table-cell>
          <table:table-cell office:value-type="float" office:value="355" table:style-name="ce3">
            <text:p>355</text:p>
          </table:table-cell>
          <table:table-cell office:value-type="float" office:value="1952" table:style-name="ce3">
            <text:p>1952</text:p>
          </table:table-cell>
          <table:table-cell office:value-type="float" office:value="1347078" table:style-name="ce3">
            <text:p>1347078</text:p>
          </table:table-cell>
          <table:table-cell office:value-type="float" office:value="144.9" table:style-name="ce3">
            <text:p>144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0-15</text:p>
          </table:table-cell>
          <table:table-cell office:value-type="float" office:value="239" table:style-name="ce3">
            <text:p>239</text:p>
          </table:table-cell>
          <table:table-cell office:value-type="float" office:value="1058" table:style-name="ce3">
            <text:p>1058</text:p>
          </table:table-cell>
          <table:table-cell office:value-type="float" office:value="1050582" table:style-name="ce3">
            <text:p>1050582</text:p>
          </table:table-cell>
          <table:table-cell office:value-type="float" office:value="100.7" table:style-name="ce3">
            <text:p>100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16-29</text:p>
          </table:table-cell>
          <table:table-cell office:value-type="float" office:value="780" table:style-name="ce3">
            <text:p>780</text:p>
          </table:table-cell>
          <table:table-cell office:value-type="float" office:value="2776" table:style-name="ce3">
            <text:p>2776</text:p>
          </table:table-cell>
          <table:table-cell office:value-type="float" office:value="998548" table:style-name="ce3">
            <text:p>998548</text:p>
          </table:table-cell>
          <table:table-cell office:value-type="float" office:value="278" table:style-name="ce3">
            <text:p>27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30-44</text:p>
          </table:table-cell>
          <table:table-cell office:value-type="float" office:value="855" table:style-name="ce3">
            <text:p>855</text:p>
          </table:table-cell>
          <table:table-cell office:value-type="float" office:value="3398" table:style-name="ce3">
            <text:p>3398</text:p>
          </table:table-cell>
          <table:table-cell office:value-type="float" office:value="1005016" table:style-name="ce3">
            <text:p>1005016</text:p>
          </table:table-cell>
          <table:table-cell office:value-type="float" office:value="338.1" table:style-name="ce3">
            <text:p>338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45-59</text:p>
          </table:table-cell>
          <table:table-cell office:value-type="float" office:value="757" table:style-name="ce3">
            <text:p>757</text:p>
          </table:table-cell>
          <table:table-cell office:value-type="float" office:value="3025" table:style-name="ce3">
            <text:p>3025</text:p>
          </table:table-cell>
          <table:table-cell office:value-type="float" office:value="1101743" table:style-name="ce3">
            <text:p>1101743</text:p>
          </table:table-cell>
          <table:table-cell office:value-type="float" office:value="274.60000000000002" table:style-name="ce3">
            <text:p>274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60+</text:p>
          </table:table-cell>
          <table:table-cell office:value-type="float" office:value="586" table:style-name="ce3">
            <text:p>586</text:p>
          </table:table-cell>
          <table:table-cell office:value-type="float" office:value="2165" table:style-name="ce3">
            <text:p>2165</text:p>
          </table:table-cell>
          <table:table-cell office:value-type="float" office:value="1347078" table:style-name="ce3">
            <text:p>1347078</text:p>
          </table:table-cell>
          <table:table-cell office:value-type="float" office:value="160.69999999999999" table:style-name="ce3">
            <text:p>160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0-15</text:p>
          </table:table-cell>
          <table:table-cell office:value-type="float" office:value="241" table:style-name="ce3">
            <text:p>241</text:p>
          </table:table-cell>
          <table:table-cell office:value-type="float" office:value="1129" table:style-name="ce3">
            <text:p>1129</text:p>
          </table:table-cell>
          <table:table-cell office:value-type="float" office:value="1050582" table:style-name="ce3">
            <text:p>1050582</text:p>
          </table:table-cell>
          <table:table-cell office:value-type="float" office:value="107.5" table:style-name="ce3">
            <text:p>107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16-29</text:p>
          </table:table-cell>
          <table:table-cell office:value-type="float" office:value="697" table:style-name="ce3">
            <text:p>697</text:p>
          </table:table-cell>
          <table:table-cell office:value-type="float" office:value="3113" table:style-name="ce3">
            <text:p>3113</text:p>
          </table:table-cell>
          <table:table-cell office:value-type="float" office:value="998548" table:style-name="ce3">
            <text:p>998548</text:p>
          </table:table-cell>
          <table:table-cell office:value-type="float" office:value="311.8" table:style-name="ce3">
            <text:p>311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30-44</text:p>
          </table:table-cell>
          <table:table-cell office:value-type="float" office:value="788" table:style-name="ce3">
            <text:p>788</text:p>
          </table:table-cell>
          <table:table-cell office:value-type="float" office:value="3740" table:style-name="ce3">
            <text:p>3740</text:p>
          </table:table-cell>
          <table:table-cell office:value-type="float" office:value="1005016" table:style-name="ce3">
            <text:p>1005016</text:p>
          </table:table-cell>
          <table:table-cell office:value-type="float" office:value="372.1" table:style-name="ce3">
            <text:p>372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45-59</text:p>
          </table:table-cell>
          <table:table-cell office:value-type="float" office:value="660" table:style-name="ce3">
            <text:p>660</text:p>
          </table:table-cell>
          <table:table-cell office:value-type="float" office:value="3305" table:style-name="ce3">
            <text:p>3305</text:p>
          </table:table-cell>
          <table:table-cell office:value-type="float" office:value="1101743" table:style-name="ce3">
            <text:p>1101743</text:p>
          </table:table-cell>
          <table:table-cell office:value-type="float" office:value="300" table:style-name="ce3">
            <text:p>300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60+</text:p>
          </table:table-cell>
          <table:table-cell office:value-type="float" office:value="557" table:style-name="ce3">
            <text:p>557</text:p>
          </table:table-cell>
          <table:table-cell office:value-type="float" office:value="2451" table:style-name="ce3">
            <text:p>2451</text:p>
          </table:table-cell>
          <table:table-cell office:value-type="float" office:value="1347078" table:style-name="ce3">
            <text:p>1347078</text:p>
          </table:table-cell>
          <table:table-cell office:value-type="float" office:value="181.9" table:style-name="ce3">
            <text:p>181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0-15</text:p>
          </table:table-cell>
          <table:table-cell office:value-type="float" office:value="180" table:style-name="ce3">
            <text:p>180</text:p>
          </table:table-cell>
          <table:table-cell office:value-type="float" office:value="1166" table:style-name="ce3">
            <text:p>1166</text:p>
          </table:table-cell>
          <table:table-cell office:value-type="float" office:value="1050582" table:style-name="ce3">
            <text:p>1050582</text:p>
          </table:table-cell>
          <table:table-cell office:value-type="float" office:value="111" table:style-name="ce3">
            <text:p>11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16-29</text:p>
          </table:table-cell>
          <table:table-cell office:value-type="float" office:value="482" table:style-name="ce3">
            <text:p>482</text:p>
          </table:table-cell>
          <table:table-cell office:value-type="float" office:value="3335" table:style-name="ce3">
            <text:p>3335</text:p>
          </table:table-cell>
          <table:table-cell office:value-type="float" office:value="998548" table:style-name="ce3">
            <text:p>998548</text:p>
          </table:table-cell>
          <table:table-cell office:value-type="float" office:value="334" table:style-name="ce3">
            <text:p>33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30-44</text:p>
          </table:table-cell>
          <table:table-cell office:value-type="float" office:value="584" table:style-name="ce3">
            <text:p>584</text:p>
          </table:table-cell>
          <table:table-cell office:value-type="float" office:value="3996" table:style-name="ce3">
            <text:p>3996</text:p>
          </table:table-cell>
          <table:table-cell office:value-type="float" office:value="1005016" table:style-name="ce3">
            <text:p>1005016</text:p>
          </table:table-cell>
          <table:table-cell office:value-type="float" office:value="397.6" table:style-name="ce3">
            <text:p>397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45-59</text:p>
          </table:table-cell>
          <table:table-cell office:value-type="float" office:value="522" table:style-name="ce3">
            <text:p>522</text:p>
          </table:table-cell>
          <table:table-cell office:value-type="float" office:value="3536" table:style-name="ce3">
            <text:p>3536</text:p>
          </table:table-cell>
          <table:table-cell office:value-type="float" office:value="1101743" table:style-name="ce3">
            <text:p>1101743</text:p>
          </table:table-cell>
          <table:table-cell office:value-type="float" office:value="320.89999999999998" table:style-name="ce3">
            <text:p>320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60+</text:p>
          </table:table-cell>
          <table:table-cell office:value-type="float" office:value="394" table:style-name="ce3">
            <text:p>394</text:p>
          </table:table-cell>
          <table:table-cell office:value-type="float" office:value="2615" table:style-name="ce3">
            <text:p>2615</text:p>
          </table:table-cell>
          <table:table-cell office:value-type="float" office:value="1347078" table:style-name="ce3">
            <text:p>1347078</text:p>
          </table:table-cell>
          <table:table-cell office:value-type="float" office:value="194.1" table:style-name="ce3">
            <text:p>194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0-15</text:p>
          </table:table-cell>
          <table:table-cell office:value-type="float" office:value="132" table:style-name="ce3">
            <text:p>132</text:p>
          </table:table-cell>
          <table:table-cell office:value-type="float" office:value="1249" table:style-name="ce3">
            <text:p>1249</text:p>
          </table:table-cell>
          <table:table-cell office:value-type="float" office:value="1050582" table:style-name="ce3">
            <text:p>1050582</text:p>
          </table:table-cell>
          <table:table-cell office:value-type="float" office:value="118.9" table:style-name="ce3">
            <text:p>118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16-29</text:p>
          </table:table-cell>
          <table:table-cell office:value-type="float" office:value="336" table:style-name="ce3">
            <text:p>336</text:p>
          </table:table-cell>
          <table:table-cell office:value-type="float" office:value="3551" table:style-name="ce3">
            <text:p>3551</text:p>
          </table:table-cell>
          <table:table-cell office:value-type="float" office:value="998548" table:style-name="ce3">
            <text:p>998548</text:p>
          </table:table-cell>
          <table:table-cell office:value-type="float" office:value="355.6" table:style-name="ce3">
            <text:p>355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30-44</text:p>
          </table:table-cell>
          <table:table-cell office:value-type="float" office:value="405" table:style-name="ce3">
            <text:p>405</text:p>
          </table:table-cell>
          <table:table-cell office:value-type="float" office:value="4233" table:style-name="ce3">
            <text:p>4233</text:p>
          </table:table-cell>
          <table:table-cell office:value-type="float" office:value="1005016" table:style-name="ce3">
            <text:p>1005016</text:p>
          </table:table-cell>
          <table:table-cell office:value-type="float" office:value="421.2" table:style-name="ce3">
            <text:p>421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45-59</text:p>
          </table:table-cell>
          <table:table-cell office:value-type="float" office:value="348" table:style-name="ce3">
            <text:p>348</text:p>
          </table:table-cell>
          <table:table-cell office:value-type="float" office:value="3751" table:style-name="ce3">
            <text:p>3751</text:p>
          </table:table-cell>
          <table:table-cell office:value-type="float" office:value="1101743" table:style-name="ce3">
            <text:p>1101743</text:p>
          </table:table-cell>
          <table:table-cell office:value-type="float" office:value="340.5" table:style-name="ce3">
            <text:p>340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60+</text:p>
          </table:table-cell>
          <table:table-cell office:value-type="float" office:value="258" table:style-name="ce3">
            <text:p>258</text:p>
          </table:table-cell>
          <table:table-cell office:value-type="float" office:value="2753" table:style-name="ce3">
            <text:p>2753</text:p>
          </table:table-cell>
          <table:table-cell office:value-type="float" office:value="1347078" table:style-name="ce3">
            <text:p>1347078</text:p>
          </table:table-cell>
          <table:table-cell office:value-type="float" office:value="204.4" table:style-name="ce3">
            <text:p>204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0-15</text:p>
          </table:table-cell>
          <table:table-cell office:value-type="float" office:value="218" table:style-name="ce3">
            <text:p>218</text:p>
          </table:table-cell>
          <table:table-cell office:value-type="float" office:value="1335" table:style-name="ce3">
            <text:p>1335</text:p>
          </table:table-cell>
          <table:table-cell office:value-type="float" office:value="1050582" table:style-name="ce3">
            <text:p>1050582</text:p>
          </table:table-cell>
          <table:table-cell office:value-type="float" office:value="127.1" table:style-name="ce3">
            <text:p>127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16-29</text:p>
          </table:table-cell>
          <table:table-cell office:value-type="float" office:value="717" table:style-name="ce3">
            <text:p>717</text:p>
          </table:table-cell>
          <table:table-cell office:value-type="float" office:value="3888" table:style-name="ce3">
            <text:p>3888</text:p>
          </table:table-cell>
          <table:table-cell office:value-type="float" office:value="998548" table:style-name="ce3">
            <text:p>998548</text:p>
          </table:table-cell>
          <table:table-cell office:value-type="float" office:value="389.4" table:style-name="ce3">
            <text:p>389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30-44</text:p>
          </table:table-cell>
          <table:table-cell office:value-type="float" office:value="704" table:style-name="ce3">
            <text:p>704</text:p>
          </table:table-cell>
          <table:table-cell office:value-type="float" office:value="4490" table:style-name="ce3">
            <text:p>4490</text:p>
          </table:table-cell>
          <table:table-cell office:value-type="float" office:value="1005016" table:style-name="ce3">
            <text:p>1005016</text:p>
          </table:table-cell>
          <table:table-cell office:value-type="float" office:value="446.8" table:style-name="ce3">
            <text:p>446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45-59</text:p>
          </table:table-cell>
          <table:table-cell office:value-type="float" office:value="639" table:style-name="ce3">
            <text:p>639</text:p>
          </table:table-cell>
          <table:table-cell office:value-type="float" office:value="3967" table:style-name="ce3">
            <text:p>3967</text:p>
          </table:table-cell>
          <table:table-cell office:value-type="float" office:value="1101743" table:style-name="ce3">
            <text:p>1101743</text:p>
          </table:table-cell>
          <table:table-cell office:value-type="float" office:value="360.1" table:style-name="ce3">
            <text:p>360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60+</text:p>
          </table:table-cell>
          <table:table-cell office:value-type="float" office:value="455" table:style-name="ce3">
            <text:p>455</text:p>
          </table:table-cell>
          <table:table-cell office:value-type="float" office:value="2932" table:style-name="ce3">
            <text:p>2932</text:p>
          </table:table-cell>
          <table:table-cell office:value-type="float" office:value="1347078" table:style-name="ce3">
            <text:p>1347078</text:p>
          </table:table-cell>
          <table:table-cell office:value-type="float" office:value="217.7" table:style-name="ce3">
            <text:p>217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0-15</text:p>
          </table:table-cell>
          <table:table-cell office:value-type="float" office:value="184" table:style-name="ce3">
            <text:p>184</text:p>
          </table:table-cell>
          <table:table-cell office:value-type="float" office:value="1341" table:style-name="ce3">
            <text:p>1341</text:p>
          </table:table-cell>
          <table:table-cell office:value-type="float" office:value="1050582" table:style-name="ce3">
            <text:p>1050582</text:p>
          </table:table-cell>
          <table:table-cell office:value-type="float" office:value="127.6" table:style-name="ce3">
            <text:p>127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16-29</text:p>
          </table:table-cell>
          <table:table-cell office:value-type="float" office:value="641" table:style-name="ce3">
            <text:p>641</text:p>
          </table:table-cell>
          <table:table-cell office:value-type="float" office:value="4109" table:style-name="ce3">
            <text:p>4109</text:p>
          </table:table-cell>
          <table:table-cell office:value-type="float" office:value="998548" table:style-name="ce3">
            <text:p>998548</text:p>
          </table:table-cell>
          <table:table-cell office:value-type="float" office:value="411.5" table:style-name="ce3">
            <text:p>411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30-44</text:p>
          </table:table-cell>
          <table:table-cell office:value-type="float" office:value="647" table:style-name="ce3">
            <text:p>647</text:p>
          </table:table-cell>
          <table:table-cell office:value-type="float" office:value="4598" table:style-name="ce3">
            <text:p>4598</text:p>
          </table:table-cell>
          <table:table-cell office:value-type="float" office:value="1005016" table:style-name="ce3">
            <text:p>1005016</text:p>
          </table:table-cell>
          <table:table-cell office:value-type="float" office:value="457.5" table:style-name="ce3">
            <text:p>457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45-59</text:p>
          </table:table-cell>
          <table:table-cell office:value-type="float" office:value="523" table:style-name="ce3">
            <text:p>523</text:p>
          </table:table-cell>
          <table:table-cell office:value-type="float" office:value="3996" table:style-name="ce3">
            <text:p>3996</text:p>
          </table:table-cell>
          <table:table-cell office:value-type="float" office:value="1101743" table:style-name="ce3">
            <text:p>1101743</text:p>
          </table:table-cell>
          <table:table-cell office:value-type="float" office:value="362.7" table:style-name="ce3">
            <text:p>362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60+</text:p>
          </table:table-cell>
          <table:table-cell office:value-type="float" office:value="430" table:style-name="ce3">
            <text:p>430</text:p>
          </table:table-cell>
          <table:table-cell office:value-type="float" office:value="3035" table:style-name="ce3">
            <text:p>3035</text:p>
          </table:table-cell>
          <table:table-cell office:value-type="float" office:value="1347078" table:style-name="ce3">
            <text:p>1347078</text:p>
          </table:table-cell>
          <table:table-cell office:value-type="float" office:value="225.3" table:style-name="ce3">
            <text:p>225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0-15</text:p>
          </table:table-cell>
          <table:table-cell office:value-type="float" office:value="244" table:style-name="ce3">
            <text:p>244</text:p>
          </table:table-cell>
          <table:table-cell office:value-type="float" office:value="1438" table:style-name="ce3">
            <text:p>1438</text:p>
          </table:table-cell>
          <table:table-cell office:value-type="float" office:value="1050582" table:style-name="ce3">
            <text:p>1050582</text:p>
          </table:table-cell>
          <table:table-cell office:value-type="float" office:value="136.9" table:style-name="ce3">
            <text:p>136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16-29</text:p>
          </table:table-cell>
          <table:table-cell office:value-type="float" office:value="893" table:style-name="ce3">
            <text:p>893</text:p>
          </table:table-cell>
          <table:table-cell office:value-type="float" office:value="4546" table:style-name="ce3">
            <text:p>4546</text:p>
          </table:table-cell>
          <table:table-cell office:value-type="float" office:value="998548" table:style-name="ce3">
            <text:p>998548</text:p>
          </table:table-cell>
          <table:table-cell office:value-type="float" office:value="455.3" table:style-name="ce3">
            <text:p>455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30-44</text:p>
          </table:table-cell>
          <table:table-cell office:value-type="float" office:value="857" table:style-name="ce3">
            <text:p>857</text:p>
          </table:table-cell>
          <table:table-cell office:value-type="float" office:value="4840" table:style-name="ce3">
            <text:p>4840</text:p>
          </table:table-cell>
          <table:table-cell office:value-type="float" office:value="1005016" table:style-name="ce3">
            <text:p>1005016</text:p>
          </table:table-cell>
          <table:table-cell office:value-type="float" office:value="481.6" table:style-name="ce3">
            <text:p>481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45-59</text:p>
          </table:table-cell>
          <table:table-cell office:value-type="float" office:value="827" table:style-name="ce3">
            <text:p>827</text:p>
          </table:table-cell>
          <table:table-cell office:value-type="float" office:value="4276" table:style-name="ce3">
            <text:p>4276</text:p>
          </table:table-cell>
          <table:table-cell office:value-type="float" office:value="1101743" table:style-name="ce3">
            <text:p>1101743</text:p>
          </table:table-cell>
          <table:table-cell office:value-type="float" office:value="388.1" table:style-name="ce3">
            <text:p>388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60+</text:p>
          </table:table-cell>
          <table:table-cell office:value-type="float" office:value="624" table:style-name="ce3">
            <text:p>624</text:p>
          </table:table-cell>
          <table:table-cell office:value-type="float" office:value="3304" table:style-name="ce3">
            <text:p>3304</text:p>
          </table:table-cell>
          <table:table-cell office:value-type="float" office:value="1347078" table:style-name="ce3">
            <text:p>1347078</text:p>
          </table:table-cell>
          <table:table-cell office:value-type="float" office:value="245.3" table:style-name="ce3">
            <text:p>245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0-15</text:p>
          </table:table-cell>
          <table:table-cell office:value-type="float" office:value="196" table:style-name="ce3">
            <text:p>196</text:p>
          </table:table-cell>
          <table:table-cell office:value-type="float" office:value="1395" table:style-name="ce3">
            <text:p>1395</text:p>
          </table:table-cell>
          <table:table-cell office:value-type="float" office:value="1050582" table:style-name="ce3">
            <text:p>1050582</text:p>
          </table:table-cell>
          <table:table-cell office:value-type="float" office:value="132.80000000000001" table:style-name="ce3">
            <text:p>132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16-29</text:p>
          </table:table-cell>
          <table:table-cell office:value-type="float" office:value="778" table:style-name="ce3">
            <text:p>778</text:p>
          </table:table-cell>
          <table:table-cell office:value-type="float" office:value="4544" table:style-name="ce3">
            <text:p>4544</text:p>
          </table:table-cell>
          <table:table-cell office:value-type="float" office:value="998548" table:style-name="ce3">
            <text:p>998548</text:p>
          </table:table-cell>
          <table:table-cell office:value-type="float" office:value="455.1" table:style-name="ce3">
            <text:p>455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30-44</text:p>
          </table:table-cell>
          <table:table-cell office:value-type="float" office:value="653" table:style-name="ce3">
            <text:p>653</text:p>
          </table:table-cell>
          <table:table-cell office:value-type="float" office:value="4638" table:style-name="ce3">
            <text:p>4638</text:p>
          </table:table-cell>
          <table:table-cell office:value-type="float" office:value="1005016" table:style-name="ce3">
            <text:p>1005016</text:p>
          </table:table-cell>
          <table:table-cell office:value-type="float" office:value="461.5" table:style-name="ce3">
            <text:p>461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45-59</text:p>
          </table:table-cell>
          <table:table-cell office:value-type="float" office:value="642" table:style-name="ce3">
            <text:p>642</text:p>
          </table:table-cell>
          <table:table-cell office:value-type="float" office:value="4161" table:style-name="ce3">
            <text:p>4161</text:p>
          </table:table-cell>
          <table:table-cell office:value-type="float" office:value="1101743" table:style-name="ce3">
            <text:p>1101743</text:p>
          </table:table-cell>
          <table:table-cell office:value-type="float" office:value="377.7" table:style-name="ce3">
            <text:p>377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60+</text:p>
          </table:table-cell>
          <table:table-cell office:value-type="float" office:value="489" table:style-name="ce3">
            <text:p>489</text:p>
          </table:table-cell>
          <table:table-cell office:value-type="float" office:value="3207" table:style-name="ce3">
            <text:p>3207</text:p>
          </table:table-cell>
          <table:table-cell office:value-type="float" office:value="1347078" table:style-name="ce3">
            <text:p>1347078</text:p>
          </table:table-cell>
          <table:table-cell office:value-type="float" office:value="238.1" table:style-name="ce3">
            <text:p>238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0-15</text:p>
          </table:table-cell>
          <table:table-cell office:value-type="float" office:value="186" table:style-name="ce3">
            <text:p>186</text:p>
          </table:table-cell>
          <table:table-cell office:value-type="float" office:value="1340" table:style-name="ce3">
            <text:p>1340</text:p>
          </table:table-cell>
          <table:table-cell office:value-type="float" office:value="1050582" table:style-name="ce3">
            <text:p>1050582</text:p>
          </table:table-cell>
          <table:table-cell office:value-type="float" office:value="127.5" table:style-name="ce3">
            <text:p>127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16-29</text:p>
          </table:table-cell>
          <table:table-cell office:value-type="float" office:value="650" table:style-name="ce3">
            <text:p>650</text:p>
          </table:table-cell>
          <table:table-cell office:value-type="float" office:value="4497" table:style-name="ce3">
            <text:p>4497</text:p>
          </table:table-cell>
          <table:table-cell office:value-type="float" office:value="998548" table:style-name="ce3">
            <text:p>998548</text:p>
          </table:table-cell>
          <table:table-cell office:value-type="float" office:value="450.4" table:style-name="ce3">
            <text:p>450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30-44</text:p>
          </table:table-cell>
          <table:table-cell office:value-type="float" office:value="613" table:style-name="ce3">
            <text:p>613</text:p>
          </table:table-cell>
          <table:table-cell office:value-type="float" office:value="4463" table:style-name="ce3">
            <text:p>4463</text:p>
          </table:table-cell>
          <table:table-cell office:value-type="float" office:value="1005016" table:style-name="ce3">
            <text:p>1005016</text:p>
          </table:table-cell>
          <table:table-cell office:value-type="float" office:value="444.1" table:style-name="ce3">
            <text:p>444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45-59</text:p>
          </table:table-cell>
          <table:table-cell office:value-type="float" office:value="585" table:style-name="ce3">
            <text:p>585</text:p>
          </table:table-cell>
          <table:table-cell office:value-type="float" office:value="4086" table:style-name="ce3">
            <text:p>4086</text:p>
          </table:table-cell>
          <table:table-cell office:value-type="float" office:value="1101743" table:style-name="ce3">
            <text:p>1101743</text:p>
          </table:table-cell>
          <table:table-cell office:value-type="float" office:value="370.9" table:style-name="ce3">
            <text:p>370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60+</text:p>
          </table:table-cell>
          <table:table-cell office:value-type="float" office:value="513" table:style-name="ce3">
            <text:p>513</text:p>
          </table:table-cell>
          <table:table-cell office:value-type="float" office:value="3163" table:style-name="ce3">
            <text:p>3163</text:p>
          </table:table-cell>
          <table:table-cell office:value-type="float" office:value="1347078" table:style-name="ce3">
            <text:p>1347078</text:p>
          </table:table-cell>
          <table:table-cell office:value-type="float" office:value="234.8" table:style-name="ce3">
            <text:p>234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0-15</text:p>
          </table:table-cell>
          <table:table-cell office:value-type="float" office:value="161" table:style-name="ce3">
            <text:p>161</text:p>
          </table:table-cell>
          <table:table-cell office:value-type="float" office:value="1321" table:style-name="ce3">
            <text:p>1321</text:p>
          </table:table-cell>
          <table:table-cell office:value-type="float" office:value="1050582" table:style-name="ce3">
            <text:p>1050582</text:p>
          </table:table-cell>
          <table:table-cell office:value-type="float" office:value="125.7" table:style-name="ce3">
            <text:p>125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16-29</text:p>
          </table:table-cell>
          <table:table-cell office:value-type="float" office:value="659" table:style-name="ce3">
            <text:p>659</text:p>
          </table:table-cell>
          <table:table-cell office:value-type="float" office:value="4674" table:style-name="ce3">
            <text:p>4674</text:p>
          </table:table-cell>
          <table:table-cell office:value-type="float" office:value="998548" table:style-name="ce3">
            <text:p>998548</text:p>
          </table:table-cell>
          <table:table-cell office:value-type="float" office:value="468.1" table:style-name="ce3">
            <text:p>468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30-44</text:p>
          </table:table-cell>
          <table:table-cell office:value-type="float" office:value="555" table:style-name="ce3">
            <text:p>555</text:p>
          </table:table-cell>
          <table:table-cell office:value-type="float" office:value="4434" table:style-name="ce3">
            <text:p>4434</text:p>
          </table:table-cell>
          <table:table-cell office:value-type="float" office:value="1005016" table:style-name="ce3">
            <text:p>1005016</text:p>
          </table:table-cell>
          <table:table-cell office:value-type="float" office:value="441.2" table:style-name="ce3">
            <text:p>441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45-59</text:p>
          </table:table-cell>
          <table:table-cell office:value-type="float" office:value="563" table:style-name="ce3">
            <text:p>563</text:p>
          </table:table-cell>
          <table:table-cell office:value-type="float" office:value="4127" table:style-name="ce3">
            <text:p>4127</text:p>
          </table:table-cell>
          <table:table-cell office:value-type="float" office:value="1101743" table:style-name="ce3">
            <text:p>1101743</text:p>
          </table:table-cell>
          <table:table-cell office:value-type="float" office:value="374.6" table:style-name="ce3">
            <text:p>374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60+</text:p>
          </table:table-cell>
          <table:table-cell office:value-type="float" office:value="502" table:style-name="ce3">
            <text:p>502</text:p>
          </table:table-cell>
          <table:table-cell office:value-type="float" office:value="3271" table:style-name="ce3">
            <text:p>3271</text:p>
          </table:table-cell>
          <table:table-cell office:value-type="float" office:value="1347078" table:style-name="ce3">
            <text:p>1347078</text:p>
          </table:table-cell>
          <table:table-cell office:value-type="float" office:value="242.8" table:style-name="ce3">
            <text:p>242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0-15</text:p>
          </table:table-cell>
          <table:table-cell office:value-type="float" office:value="131" table:style-name="ce3">
            <text:p>131</text:p>
          </table:table-cell>
          <table:table-cell office:value-type="float" office:value="1320" table:style-name="ce3">
            <text:p>1320</text:p>
          </table:table-cell>
          <table:table-cell office:value-type="float" office:value="1050582" table:style-name="ce3">
            <text:p>1050582</text:p>
          </table:table-cell>
          <table:table-cell office:value-type="float" office:value="125.6" table:style-name="ce3">
            <text:p>125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16-29</text:p>
          </table:table-cell>
          <table:table-cell office:value-type="float" office:value="560" table:style-name="ce3">
            <text:p>560</text:p>
          </table:table-cell>
          <table:table-cell office:value-type="float" office:value="4898" table:style-name="ce3">
            <text:p>4898</text:p>
          </table:table-cell>
          <table:table-cell office:value-type="float" office:value="998548" table:style-name="ce3">
            <text:p>998548</text:p>
          </table:table-cell>
          <table:table-cell office:value-type="float" office:value="490.5" table:style-name="ce3">
            <text:p>490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30-44</text:p>
          </table:table-cell>
          <table:table-cell office:value-type="float" office:value="518" table:style-name="ce3">
            <text:p>518</text:p>
          </table:table-cell>
          <table:table-cell office:value-type="float" office:value="4547" table:style-name="ce3">
            <text:p>4547</text:p>
          </table:table-cell>
          <table:table-cell office:value-type="float" office:value="1005016" table:style-name="ce3">
            <text:p>1005016</text:p>
          </table:table-cell>
          <table:table-cell office:value-type="float" office:value="452.4" table:style-name="ce3">
            <text:p>452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45-59</text:p>
          </table:table-cell>
          <table:table-cell office:value-type="float" office:value="469" table:style-name="ce3">
            <text:p>469</text:p>
          </table:table-cell>
          <table:table-cell office:value-type="float" office:value="4248" table:style-name="ce3">
            <text:p>4248</text:p>
          </table:table-cell>
          <table:table-cell office:value-type="float" office:value="1101743" table:style-name="ce3">
            <text:p>1101743</text:p>
          </table:table-cell>
          <table:table-cell office:value-type="float" office:value="385.6" table:style-name="ce3">
            <text:p>385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60+</text:p>
          </table:table-cell>
          <table:table-cell office:value-type="float" office:value="411" table:style-name="ce3">
            <text:p>411</text:p>
          </table:table-cell>
          <table:table-cell office:value-type="float" office:value="3424" table:style-name="ce3">
            <text:p>3424</text:p>
          </table:table-cell>
          <table:table-cell office:value-type="float" office:value="1347078" table:style-name="ce3">
            <text:p>1347078</text:p>
          </table:table-cell>
          <table:table-cell office:value-type="float" office:value="254.2" table:style-name="ce3">
            <text:p>254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0-15</text:p>
          </table:table-cell>
          <table:table-cell office:value-type="float" office:value="127" table:style-name="ce3">
            <text:p>127</text:p>
          </table:table-cell>
          <table:table-cell office:value-type="float" office:value="1229" table:style-name="ce3">
            <text:p>1229</text:p>
          </table:table-cell>
          <table:table-cell office:value-type="float" office:value="1050582" table:style-name="ce3">
            <text:p>1050582</text:p>
          </table:table-cell>
          <table:table-cell office:value-type="float" office:value="117" table:style-name="ce3">
            <text:p>11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16-29</text:p>
          </table:table-cell>
          <table:table-cell office:value-type="float" office:value="520" table:style-name="ce3">
            <text:p>520</text:p>
          </table:table-cell>
          <table:table-cell office:value-type="float" office:value="4701" table:style-name="ce3">
            <text:p>4701</text:p>
          </table:table-cell>
          <table:table-cell office:value-type="float" office:value="998548" table:style-name="ce3">
            <text:p>998548</text:p>
          </table:table-cell>
          <table:table-cell office:value-type="float" office:value="470.8" table:style-name="ce3">
            <text:p>470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30-44</text:p>
          </table:table-cell>
          <table:table-cell office:value-type="float" office:value="495" table:style-name="ce3">
            <text:p>495</text:p>
          </table:table-cell>
          <table:table-cell office:value-type="float" office:value="4338" table:style-name="ce3">
            <text:p>4338</text:p>
          </table:table-cell>
          <table:table-cell office:value-type="float" office:value="1005016" table:style-name="ce3">
            <text:p>1005016</text:p>
          </table:table-cell>
          <table:table-cell office:value-type="float" office:value="431.6" table:style-name="ce3">
            <text:p>431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45-59</text:p>
          </table:table-cell>
          <table:table-cell office:value-type="float" office:value="408" table:style-name="ce3">
            <text:p>408</text:p>
          </table:table-cell>
          <table:table-cell office:value-type="float" office:value="4017" table:style-name="ce3">
            <text:p>4017</text:p>
          </table:table-cell>
          <table:table-cell office:value-type="float" office:value="1101743" table:style-name="ce3">
            <text:p>1101743</text:p>
          </table:table-cell>
          <table:table-cell office:value-type="float" office:value="364.6" table:style-name="ce3">
            <text:p>364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60+</text:p>
          </table:table-cell>
          <table:table-cell office:value-type="float" office:value="297" table:style-name="ce3">
            <text:p>297</text:p>
          </table:table-cell>
          <table:table-cell office:value-type="float" office:value="3266" table:style-name="ce3">
            <text:p>3266</text:p>
          </table:table-cell>
          <table:table-cell office:value-type="float" office:value="1347078" table:style-name="ce3">
            <text:p>1347078</text:p>
          </table:table-cell>
          <table:table-cell office:value-type="float" office:value="242.5" table:style-name="ce3">
            <text:p>242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0-15</text:p>
          </table:table-cell>
          <table:table-cell office:value-type="float" office:value="127" table:style-name="ce3">
            <text:p>127</text:p>
          </table:table-cell>
          <table:table-cell office:value-type="float" office:value="1172" table:style-name="ce3">
            <text:p>1172</text:p>
          </table:table-cell>
          <table:table-cell office:value-type="float" office:value="1050582" table:style-name="ce3">
            <text:p>1050582</text:p>
          </table:table-cell>
          <table:table-cell office:value-type="float" office:value="111.6" table:style-name="ce3">
            <text:p>111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16-29</text:p>
          </table:table-cell>
          <table:table-cell office:value-type="float" office:value="416" table:style-name="ce3">
            <text:p>416</text:p>
          </table:table-cell>
          <table:table-cell office:value-type="float" office:value="4476" table:style-name="ce3">
            <text:p>4476</text:p>
          </table:table-cell>
          <table:table-cell office:value-type="float" office:value="998548" table:style-name="ce3">
            <text:p>998548</text:p>
          </table:table-cell>
          <table:table-cell office:value-type="float" office:value="448.3" table:style-name="ce3">
            <text:p>448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30-44</text:p>
          </table:table-cell>
          <table:table-cell office:value-type="float" office:value="428" table:style-name="ce3">
            <text:p>428</text:p>
          </table:table-cell>
          <table:table-cell office:value-type="float" office:value="4119" table:style-name="ce3">
            <text:p>4119</text:p>
          </table:table-cell>
          <table:table-cell office:value-type="float" office:value="1005016" table:style-name="ce3">
            <text:p>1005016</text:p>
          </table:table-cell>
          <table:table-cell office:value-type="float" office:value="409.8" table:style-name="ce3">
            <text:p>409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45-59</text:p>
          </table:table-cell>
          <table:table-cell office:value-type="float" office:value="448" table:style-name="ce3">
            <text:p>448</text:p>
          </table:table-cell>
          <table:table-cell office:value-type="float" office:value="3942" table:style-name="ce3">
            <text:p>3942</text:p>
          </table:table-cell>
          <table:table-cell office:value-type="float" office:value="1101743" table:style-name="ce3">
            <text:p>1101743</text:p>
          </table:table-cell>
          <table:table-cell office:value-type="float" office:value="357.8" table:style-name="ce3">
            <text:p>357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60+</text:p>
          </table:table-cell>
          <table:table-cell office:value-type="float" office:value="327" table:style-name="ce3">
            <text:p>327</text:p>
          </table:table-cell>
          <table:table-cell office:value-type="float" office:value="3163" table:style-name="ce3">
            <text:p>3163</text:p>
          </table:table-cell>
          <table:table-cell office:value-type="float" office:value="1347078" table:style-name="ce3">
            <text:p>1347078</text:p>
          </table:table-cell>
          <table:table-cell office:value-type="float" office:value="234.8" table:style-name="ce3">
            <text:p>234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0-15</text:p>
          </table:table-cell>
          <table:table-cell office:value-type="float" office:value="217" table:style-name="ce3">
            <text:p>217</text:p>
          </table:table-cell>
          <table:table-cell office:value-type="float" office:value="1145" table:style-name="ce3">
            <text:p>1145</text:p>
          </table:table-cell>
          <table:table-cell office:value-type="float" office:value="1050582" table:style-name="ce3">
            <text:p>1050582</text:p>
          </table:table-cell>
          <table:table-cell office:value-type="float" office:value="109" table:style-name="ce3">
            <text:p>10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16-29</text:p>
          </table:table-cell>
          <table:table-cell office:value-type="float" office:value="675" table:style-name="ce3">
            <text:p>675</text:p>
          </table:table-cell>
          <table:table-cell office:value-type="float" office:value="4258" table:style-name="ce3">
            <text:p>4258</text:p>
          </table:table-cell>
          <table:table-cell office:value-type="float" office:value="998548" table:style-name="ce3">
            <text:p>998548</text:p>
          </table:table-cell>
          <table:table-cell office:value-type="float" office:value="426.4" table:style-name="ce3">
            <text:p>426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30-44</text:p>
          </table:table-cell>
          <table:table-cell office:value-type="float" office:value="667" table:style-name="ce3">
            <text:p>667</text:p>
          </table:table-cell>
          <table:table-cell office:value-type="float" office:value="3929" table:style-name="ce3">
            <text:p>3929</text:p>
          </table:table-cell>
          <table:table-cell office:value-type="float" office:value="1005016" table:style-name="ce3">
            <text:p>1005016</text:p>
          </table:table-cell>
          <table:table-cell office:value-type="float" office:value="390.9" table:style-name="ce3">
            <text:p>390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45-59</text:p>
          </table:table-cell>
          <table:table-cell office:value-type="float" office:value="707" table:style-name="ce3">
            <text:p>707</text:p>
          </table:table-cell>
          <table:table-cell office:value-type="float" office:value="3822" table:style-name="ce3">
            <text:p>3822</text:p>
          </table:table-cell>
          <table:table-cell office:value-type="float" office:value="1101743" table:style-name="ce3">
            <text:p>1101743</text:p>
          </table:table-cell>
          <table:table-cell office:value-type="float" office:value="346.9" table:style-name="ce3">
            <text:p>346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60+</text:p>
          </table:table-cell>
          <table:table-cell office:value-type="float" office:value="573" table:style-name="ce3">
            <text:p>573</text:p>
          </table:table-cell>
          <table:table-cell office:value-type="float" office:value="3112" table:style-name="ce3">
            <text:p>3112</text:p>
          </table:table-cell>
          <table:table-cell office:value-type="float" office:value="1347078" table:style-name="ce3">
            <text:p>1347078</text:p>
          </table:table-cell>
          <table:table-cell office:value-type="float" office:value="231" table:style-name="ce3">
            <text:p>23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0-15</text:p>
          </table:table-cell>
          <table:table-cell office:value-type="float" office:value="170" table:style-name="ce3">
            <text:p>170</text:p>
          </table:table-cell>
          <table:table-cell office:value-type="float" office:value="1119" table:style-name="ce3">
            <text:p>1119</text:p>
          </table:table-cell>
          <table:table-cell office:value-type="float" office:value="1050582" table:style-name="ce3">
            <text:p>1050582</text:p>
          </table:table-cell>
          <table:table-cell office:value-type="float" office:value="106.5" table:style-name="ce3">
            <text:p>106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16-29</text:p>
          </table:table-cell>
          <table:table-cell office:value-type="float" office:value="608" table:style-name="ce3">
            <text:p>608</text:p>
          </table:table-cell>
          <table:table-cell office:value-type="float" office:value="4088" table:style-name="ce3">
            <text:p>4088</text:p>
          </table:table-cell>
          <table:table-cell office:value-type="float" office:value="998548" table:style-name="ce3">
            <text:p>998548</text:p>
          </table:table-cell>
          <table:table-cell office:value-type="float" office:value="409.4" table:style-name="ce3">
            <text:p>409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30-44</text:p>
          </table:table-cell>
          <table:table-cell office:value-type="float" office:value="616" table:style-name="ce3">
            <text:p>616</text:p>
          </table:table-cell>
          <table:table-cell office:value-type="float" office:value="3892" table:style-name="ce3">
            <text:p>3892</text:p>
          </table:table-cell>
          <table:table-cell office:value-type="float" office:value="1005016" table:style-name="ce3">
            <text:p>1005016</text:p>
          </table:table-cell>
          <table:table-cell office:value-type="float" office:value="387.3" table:style-name="ce3">
            <text:p>387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45-59</text:p>
          </table:table-cell>
          <table:table-cell office:value-type="float" office:value="622" table:style-name="ce3">
            <text:p>622</text:p>
          </table:table-cell>
          <table:table-cell office:value-type="float" office:value="3802" table:style-name="ce3">
            <text:p>3802</text:p>
          </table:table-cell>
          <table:table-cell office:value-type="float" office:value="1101743" table:style-name="ce3">
            <text:p>1101743</text:p>
          </table:table-cell>
          <table:table-cell office:value-type="float" office:value="345.1" table:style-name="ce3">
            <text:p>345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60+</text:p>
          </table:table-cell>
          <table:table-cell office:value-type="float" office:value="489" table:style-name="ce3">
            <text:p>489</text:p>
          </table:table-cell>
          <table:table-cell office:value-type="float" office:value="3112" table:style-name="ce3">
            <text:p>3112</text:p>
          </table:table-cell>
          <table:table-cell office:value-type="float" office:value="1347078" table:style-name="ce3">
            <text:p>1347078</text:p>
          </table:table-cell>
          <table:table-cell office:value-type="float" office:value="231" table:style-name="ce3">
            <text:p>23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0-15</text:p>
          </table:table-cell>
          <table:table-cell office:value-type="float" office:value="190" table:style-name="ce3">
            <text:p>190</text:p>
          </table:table-cell>
          <table:table-cell office:value-type="float" office:value="1123" table:style-name="ce3">
            <text:p>1123</text:p>
          </table:table-cell>
          <table:table-cell office:value-type="float" office:value="1050582" table:style-name="ce3">
            <text:p>1050582</text:p>
          </table:table-cell>
          <table:table-cell office:value-type="float" office:value="106.9" table:style-name="ce3">
            <text:p>106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16-29</text:p>
          </table:table-cell>
          <table:table-cell office:value-type="float" office:value="555" table:style-name="ce3">
            <text:p>555</text:p>
          </table:table-cell>
          <table:table-cell office:value-type="float" office:value="3993" table:style-name="ce3">
            <text:p>3993</text:p>
          </table:table-cell>
          <table:table-cell office:value-type="float" office:value="998548" table:style-name="ce3">
            <text:p>998548</text:p>
          </table:table-cell>
          <table:table-cell office:value-type="float" office:value="399.9" table:style-name="ce3">
            <text:p>399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30-44</text:p>
          </table:table-cell>
          <table:table-cell office:value-type="float" office:value="558" table:style-name="ce3">
            <text:p>558</text:p>
          </table:table-cell>
          <table:table-cell office:value-type="float" office:value="3837" table:style-name="ce3">
            <text:p>3837</text:p>
          </table:table-cell>
          <table:table-cell office:value-type="float" office:value="1005016" table:style-name="ce3">
            <text:p>1005016</text:p>
          </table:table-cell>
          <table:table-cell office:value-type="float" office:value="381.8" table:style-name="ce3">
            <text:p>381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45-59</text:p>
          </table:table-cell>
          <table:table-cell office:value-type="float" office:value="523" table:style-name="ce3">
            <text:p>523</text:p>
          </table:table-cell>
          <table:table-cell office:value-type="float" office:value="3740" table:style-name="ce3">
            <text:p>3740</text:p>
          </table:table-cell>
          <table:table-cell office:value-type="float" office:value="1101743" table:style-name="ce3">
            <text:p>1101743</text:p>
          </table:table-cell>
          <table:table-cell office:value-type="float" office:value="339.5" table:style-name="ce3">
            <text:p>339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60+</text:p>
          </table:table-cell>
          <table:table-cell office:value-type="float" office:value="382" table:style-name="ce3">
            <text:p>382</text:p>
          </table:table-cell>
          <table:table-cell office:value-type="float" office:value="2981" table:style-name="ce3">
            <text:p>2981</text:p>
          </table:table-cell>
          <table:table-cell office:value-type="float" office:value="1347078" table:style-name="ce3">
            <text:p>1347078</text:p>
          </table:table-cell>
          <table:table-cell office:value-type="float" office:value="221.3" table:style-name="ce3">
            <text:p>221.3</text:p>
          </table:table-cell>
          <table:table-cell table:number-columns-repeated="4" table:style-name="ce3"/>
          <table:table-cell table:number-columns-repeated="16374"/>
        </table:table-row>
        <table:table-row table:number-rows-repeated="1048452" table:style-name="ro1">
          <table:table-cell table:number-columns-repeated="16384"/>
        </table:table-row>
      </table:table>
      <table:table table:name="Population_Pyramid_Data" table:style-name="ta1">
        <table:table-column table:style-name="co16" table:default-cell-style-name="ce1"/>
        <table:table-column table:style-name="co22" table:default-cell-style-name="ce1"/>
        <table:table-column table:style-name="co23" table:default-cell-style-name="ce1"/>
        <table:table-column table:style-name="co1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Population Pyramid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Yorkshire and Humb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Period</text:p>
          </table:table-cell>
          <table:table-cell office:value-type="string" table:style-name="ce4">
            <text:p>Sex</text:p>
          </table:table-cell>
          <table:table-cell office:value-type="string" table:style-name="ce4">
            <text:p>Age Group</text:p>
          </table:table-cell>
          <table:table-cell office:value-type="string" table:style-name="ce4">
            <text:p>Number of cas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0-9</text:p>
          </table:table-cell>
          <table:table-cell office:value-type="float" office:value="519" table:style-name="ce3">
            <text:p>5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-19</text:p>
          </table:table-cell>
          <table:table-cell office:value-type="float" office:value="1289" table:style-name="ce3">
            <text:p>12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20-29</text:p>
          </table:table-cell>
          <table:table-cell office:value-type="float" office:value="3169" table:style-name="ce3">
            <text:p>31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30-39</text:p>
          </table:table-cell>
          <table:table-cell office:value-type="float" office:value="2674" table:style-name="ce3">
            <text:p>26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40-49</text:p>
          </table:table-cell>
          <table:table-cell office:value-type="float" office:value="2257" table:style-name="ce3">
            <text:p>22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50-59</text:p>
          </table:table-cell>
          <table:table-cell office:value-type="float" office:value="2510" table:style-name="ce3">
            <text:p>25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60-69</text:p>
          </table:table-cell>
          <table:table-cell office:value-type="float" office:value="1209" table:style-name="ce3">
            <text:p>12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70-79</text:p>
          </table:table-cell>
          <table:table-cell office:value-type="float" office:value="669" table:style-name="ce3">
            <text:p>6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80-89</text:p>
          </table:table-cell>
          <table:table-cell office:value-type="float" office:value="638" table:style-name="ce3">
            <text:p>6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90-99</text:p>
          </table:table-cell>
          <table:table-cell office:value-type="float" office:value="299" table:style-name="ce3">
            <text:p>2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0-109</text:p>
          </table:table-cell>
          <table:table-cell office:value-type="float" office:value="19" table:style-name="ce3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0-9</text:p>
          </table:table-cell>
          <table:table-cell office:value-type="float" office:value="551" table:style-name="ce3">
            <text:p>5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-19</text:p>
          </table:table-cell>
          <table:table-cell office:value-type="float" office:value="1112" table:style-name="ce3">
            <text:p>11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20-29</text:p>
          </table:table-cell>
          <table:table-cell office:value-type="float" office:value="2629" table:style-name="ce3">
            <text:p>26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30-39</text:p>
          </table:table-cell>
          <table:table-cell office:value-type="float" office:value="2297" table:style-name="ce3">
            <text:p>22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40-49</text:p>
          </table:table-cell>
          <table:table-cell office:value-type="float" office:value="1943" table:style-name="ce3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50-59</text:p>
          </table:table-cell>
          <table:table-cell office:value-type="float" office:value="2215" table:style-name="ce3">
            <text:p>22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60-69</text:p>
          </table:table-cell>
          <table:table-cell office:value-type="float" office:value="1250" table:style-name="ce3">
            <text:p>12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70-79</text:p>
          </table:table-cell>
          <table:table-cell office:value-type="float" office:value="671" table:style-name="ce3">
            <text:p>6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80-89</text:p>
          </table:table-cell>
          <table:table-cell office:value-type="float" office:value="449" table:style-name="ce3">
            <text:p>4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90-99</text:p>
          </table:table-cell>
          <table:table-cell office:value-type="float" office:value="117" table:style-name="ce3">
            <text:p>1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0-109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0-9</text:p>
          </table:table-cell>
          <table:table-cell office:value-type="float" office:value="591" table:style-name="ce3">
            <text:p>5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-19</text:p>
          </table:table-cell>
          <table:table-cell office:value-type="float" office:value="1338" table:style-name="ce3">
            <text:p>13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20-29</text:p>
          </table:table-cell>
          <table:table-cell office:value-type="float" office:value="2876" table:style-name="ce3">
            <text:p>28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30-39</text:p>
          </table:table-cell>
          <table:table-cell office:value-type="float" office:value="2906" table:style-name="ce3">
            <text:p>29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40-49</text:p>
          </table:table-cell>
          <table:table-cell office:value-type="float" office:value="2486" table:style-name="ce3">
            <text:p>24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50-59</text:p>
          </table:table-cell>
          <table:table-cell office:value-type="float" office:value="2360" table:style-name="ce3">
            <text:p>236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60-69</text:p>
          </table:table-cell>
          <table:table-cell office:value-type="float" office:value="1200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70-79</text:p>
          </table:table-cell>
          <table:table-cell office:value-type="float" office:value="687" table:style-name="ce3">
            <text:p>6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80-89</text:p>
          </table:table-cell>
          <table:table-cell office:value-type="float" office:value="545" table:style-name="ce3">
            <text:p>5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90-99</text:p>
          </table:table-cell>
          <table:table-cell office:value-type="float" office:value="235" table:style-name="ce3">
            <text:p>2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0-109</text:p>
          </table:table-cell>
          <table:table-cell office:value-type="float" office:value="15" table:style-name="ce3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0-9</text:p>
          </table:table-cell>
          <table:table-cell office:value-type="float" office:value="614" table:style-name="ce3">
            <text:p>6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-19</text:p>
          </table:table-cell>
          <table:table-cell office:value-type="float" office:value="1112" table:style-name="ce3">
            <text:p>11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20-29</text:p>
          </table:table-cell>
          <table:table-cell office:value-type="float" office:value="2309" table:style-name="ce3">
            <text:p>23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30-39</text:p>
          </table:table-cell>
          <table:table-cell office:value-type="float" office:value="2327" table:style-name="ce3">
            <text:p>23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40-49</text:p>
          </table:table-cell>
          <table:table-cell office:value-type="float" office:value="1998" table:style-name="ce3">
            <text:p>19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50-59</text:p>
          </table:table-cell>
          <table:table-cell office:value-type="float" office:value="2003" table:style-name="ce3">
            <text:p>20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60-69</text:p>
          </table:table-cell>
          <table:table-cell office:value-type="float" office:value="1193" table:style-name="ce3">
            <text:p>11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70-79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80-89</text:p>
          </table:table-cell>
          <table:table-cell office:value-type="float" office:value="357" table:style-name="ce3">
            <text:p>3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90-99</text:p>
          </table:table-cell>
          <table:table-cell office:value-type="float" office:value="107" table:style-name="ce3">
            <text:p>1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0-109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number-rows-repeated="12" table:style-name="ro1">
          <table:table-cell table:style-name="ce1"/>
          <table:table-cell table:number-columns-repeated="3" table:style-name="ce3"/>
          <table:table-cell table:number-columns-repeated="16380"/>
        </table:table-row>
        <table:table-row table:number-rows-repeated="172" table:style-name="ro1">
          <table:table-cell/>
          <table:table-cell table:number-columns-repeated="3" table:style-name="ce3"/>
          <table:table-cell table:number-columns-repeated="16380"/>
        </table:table-row>
        <table:table-row table:number-rows-repeated="1048340" table:style-name="ro1">
          <table:table-cell table:number-columns-repeated="16384"/>
        </table:table-row>
      </table:table>
      <table:table table:name="Metadata" table:style-name="ta1">
        <table:table-column table:style-name="co5" table:number-columns-repeated="16384" table:default-cell-style-name="ce1"/>
        <table:table-row table:style-name="ro1">
          <table:table-cell office:value-type="string" table:style-name="ce1">
            <text:p>METADATA</text:p>
          </table:table-cell>
          <table:table-cell office:value-type="string" table:style-name="ce1">
            <text:p/>
          </table:table-cell>
          <table:table-cell table:number-columns-repeated="16382"/>
        </table:table-row>
        <table:table-row table:style-name="ro1">
          <table:table-cell office:value-type="string" table:style-name="ce1">
            <text:p>Data sources:</text:p>
          </table:table-cell>
          <table:table-cell office:value-type="string" table:style-name="ce1">
            <text:p>Cases as of 2021-01-18 from SGSS laboratory data from Pillar 1 and Pillar 2 testing. Population data from Office for National Statistics 2019 mid-year estimate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s:</text:p>
          </table:table-cell>
          <table:table-cell office:value-type="string" table:style-name="ce1">
            <text:p>Most recent 14 day period = 2021-01-04 to 2021-01-17. Previous 14 day period = 2020-12-21 to 2021-01-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a description:</text:p>
          </table:table-cell>
          <table:table-cell office:value-type="string" table:style-name="ce1">
            <text:p>Persons testing positive for SARS-CoV-2 by LSOA of residence, deduplicated to first positive test per pers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/>
          </table:table-cell>
          <table:table-cell office:value-type="string" table:style-name="ce1">
            <text:p>Test and positivity data deduplicated on a 7-day rolling period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veats:</text:p>
          </table:table-cell>
          <table:table-cell office:value-type="string" table:style-name="ce1">
            <text:p>Data is updated each week and may not exactly match previous published data. Reporting delays are expected in 4 most recent days.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workbook</meta:initial-creator>
    <dc:creator>Barraclough, Jordan</dc:creator>
    <meta:creation-date>2021-01-18T18:13:35Z</meta:creation-date>
    <dc:date>2021-01-22T12:17:04Z</dc:date>
    <meta:user-defined meta:name="ContentTypeId">0x010100DE7733EB17861C48A206DFD7CC24FA67</meta:user-defined>
  </office:meta>
</office:document-meta>
</file>